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09700B97FBF35C18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97.77pt" svg:height="617.47pt" svg:x="14.46pt" svg:y="3868.44pt">
            <draw:object draw:notify-on-update-of-ranges="Sheet1.F1:Sheet1.F1 Sheet1.F2:Sheet1.F302 Sheet1.G1:Sheet1.G1 Sheet1.G2:Sheet1.G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om temp</text:p>
          </table:table-cell>
          <table:table-cell table:number-columns-repeated="4"/>
          <table:table-cell office:value-type="string" calcext:value-type="string">
            <text:p>comp time</text:p>
          </table:table-cell>
          <table:table-cell office:value-type="string" calcext:value-type="string">
            <text:p>room temp</text:p>
          </table:table-cell>
          <table:table-cell office:value-type="string" calcext:value-type="string">
            <text:p>50 deg C</text:p>
          </table:table-cell>
        </table:table-row>
        <table:table-row table:style-name="ro1">
          <table:table-cell table:style-name="ce1" office:value-type="time" office:time-value="PT11H59M49S" calcext:value-type="time">
            <text:p>11:59:49 AM</text:p>
          </table:table-cell>
          <table:table-cell table:style-name="ce1" office:value-type="time" office:time-value="PT11H59M45S" calcext:value-type="time">
            <text:p>11:59:45 AM</text:p>
          </table:table-cell>
          <table:table-cell/>
          <table:table-cell table:formula="of:=3600*HOUR([.A2])+60*MINUTE([.A2])+SECOND([.A2])" office:value-type="float" office:value="43189" calcext:value-type="float">
            <text:p>43189</text:p>
          </table:table-cell>
          <table:table-cell table:formula="of:=3600*HOUR([.B2])+60*MINUTE([.B2])+SECOND([.B2])" office:value-type="float" office:value="43185" calcext:value-type="float">
            <text:p>43185</text:p>
          </table:table-cell>
          <table:table-cell office:value-type="float" office:value="0" calcext:value-type="float">
            <text:p>0</text:p>
          </table:table-cell>
          <table:table-cell table:formula="of:=[.D2]-[.$D$2]" office:value-type="float" office:value="0" calcext:value-type="float">
            <text:p>0</text:p>
          </table:table-cell>
          <table:table-cell table:formula="of:=[.E2]-[.$E$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11H59M50S" calcext:value-type="time">
            <text:p>11:59:50 AM</text:p>
          </table:table-cell>
          <table:table-cell table:style-name="ce1" office:value-type="time" office:time-value="PT11H59M46S" calcext:value-type="time">
            <text:p>11:59:46 AM</text:p>
          </table:table-cell>
          <table:table-cell/>
          <table:table-cell table:formula="of:=3600*HOUR([.A3])+60*MINUTE([.A3])+SECOND([.A3])" office:value-type="float" office:value="43190" calcext:value-type="float">
            <text:p>43190</text:p>
          </table:table-cell>
          <table:table-cell table:formula="of:=3600*HOUR([.B3])+60*MINUTE([.B3])+SECOND([.B3])" office:value-type="float" office:value="43186" calcext:value-type="float">
            <text:p>43186</text:p>
          </table:table-cell>
          <table:table-cell office:value-type="float" office:value="1" calcext:value-type="float">
            <text:p>1</text:p>
          </table:table-cell>
          <table:table-cell table:formula="of:=[.D3]-[.$D$2]" office:value-type="float" office:value="1" calcext:value-type="float">
            <text:p>1</text:p>
          </table:table-cell>
          <table:table-cell table:formula="of:=[.E3]-[.$E$2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1H59M51S" calcext:value-type="time">
            <text:p>11:59:51 AM</text:p>
          </table:table-cell>
          <table:table-cell table:style-name="ce1" office:value-type="time" office:time-value="PT11H59M47S" calcext:value-type="time">
            <text:p>11:59:47 AM</text:p>
          </table:table-cell>
          <table:table-cell/>
          <table:table-cell table:formula="of:=3600*HOUR([.A4])+60*MINUTE([.A4])+SECOND([.A4])" office:value-type="float" office:value="43191" calcext:value-type="float">
            <text:p>43191</text:p>
          </table:table-cell>
          <table:table-cell table:formula="of:=3600*HOUR([.B4])+60*MINUTE([.B4])+SECOND([.B4])" office:value-type="float" office:value="43187" calcext:value-type="float">
            <text:p>43187</text:p>
          </table:table-cell>
          <table:table-cell office:value-type="float" office:value="2" calcext:value-type="float">
            <text:p>2</text:p>
          </table:table-cell>
          <table:table-cell table:formula="of:=[.D4]-[.$D$2]" office:value-type="float" office:value="2" calcext:value-type="float">
            <text:p>2</text:p>
          </table:table-cell>
          <table:table-cell table:formula="of:=[.E4]-[.$E$2]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time" office:time-value="PT11H59M52S" calcext:value-type="time">
            <text:p>11:59:52 AM</text:p>
          </table:table-cell>
          <table:table-cell table:style-name="ce1" office:value-type="time" office:time-value="PT11H59M48S" calcext:value-type="time">
            <text:p>11:59:48 AM</text:p>
          </table:table-cell>
          <table:table-cell/>
          <table:table-cell table:formula="of:=3600*HOUR([.A5])+60*MINUTE([.A5])+SECOND([.A5])" office:value-type="float" office:value="43192" calcext:value-type="float">
            <text:p>43192</text:p>
          </table:table-cell>
          <table:table-cell table:formula="of:=3600*HOUR([.B5])+60*MINUTE([.B5])+SECOND([.B5])" office:value-type="float" office:value="43188" calcext:value-type="float">
            <text:p>43188</text:p>
          </table:table-cell>
          <table:table-cell office:value-type="float" office:value="3" calcext:value-type="float">
            <text:p>3</text:p>
          </table:table-cell>
          <table:table-cell table:formula="of:=[.D5]-[.$D$2]" office:value-type="float" office:value="3" calcext:value-type="float">
            <text:p>3</text:p>
          </table:table-cell>
          <table:table-cell table:formula="of:=[.E5]-[.$E$2]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time" office:time-value="PT11H59M53S" calcext:value-type="time">
            <text:p>11:59:53 AM</text:p>
          </table:table-cell>
          <table:table-cell table:style-name="ce1" office:value-type="time" office:time-value="PT11H59M49S" calcext:value-type="time">
            <text:p>11:59:49 AM</text:p>
          </table:table-cell>
          <table:table-cell/>
          <table:table-cell table:formula="of:=3600*HOUR([.A6])+60*MINUTE([.A6])+SECOND([.A6])" office:value-type="float" office:value="43193" calcext:value-type="float">
            <text:p>43193</text:p>
          </table:table-cell>
          <table:table-cell table:formula="of:=3600*HOUR([.B6])+60*MINUTE([.B6])+SECOND([.B6])" office:value-type="float" office:value="43189" calcext:value-type="float">
            <text:p>43189</text:p>
          </table:table-cell>
          <table:table-cell office:value-type="float" office:value="4" calcext:value-type="float">
            <text:p>4</text:p>
          </table:table-cell>
          <table:table-cell table:formula="of:=[.D6]-[.$D$2]" office:value-type="float" office:value="4" calcext:value-type="float">
            <text:p>4</text:p>
          </table:table-cell>
          <table:table-cell table:formula="of:=[.E6]-[.$E$2]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time" office:time-value="PT11H59M54S" calcext:value-type="time">
            <text:p>11:59:54 AM</text:p>
          </table:table-cell>
          <table:table-cell table:style-name="ce1" office:value-type="time" office:time-value="PT11H59M50S" calcext:value-type="time">
            <text:p>11:59:50 AM</text:p>
          </table:table-cell>
          <table:table-cell/>
          <table:table-cell table:formula="of:=3600*HOUR([.A7])+60*MINUTE([.A7])+SECOND([.A7])" office:value-type="float" office:value="43194" calcext:value-type="float">
            <text:p>43194</text:p>
          </table:table-cell>
          <table:table-cell table:formula="of:=3600*HOUR([.B7])+60*MINUTE([.B7])+SECOND([.B7])" office:value-type="float" office:value="43190" calcext:value-type="float">
            <text:p>43190</text:p>
          </table:table-cell>
          <table:table-cell office:value-type="float" office:value="5" calcext:value-type="float">
            <text:p>5</text:p>
          </table:table-cell>
          <table:table-cell table:formula="of:=[.D7]-[.$D$2]" office:value-type="float" office:value="5" calcext:value-type="float">
            <text:p>5</text:p>
          </table:table-cell>
          <table:table-cell table:formula="of:=[.E7]-[.$E$2]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time" office:time-value="PT11H59M55S" calcext:value-type="time">
            <text:p>11:59:55 AM</text:p>
          </table:table-cell>
          <table:table-cell table:style-name="ce1" office:value-type="time" office:time-value="PT11H59M51S" calcext:value-type="time">
            <text:p>11:59:51 AM</text:p>
          </table:table-cell>
          <table:table-cell/>
          <table:table-cell table:formula="of:=3600*HOUR([.A8])+60*MINUTE([.A8])+SECOND([.A8])" office:value-type="float" office:value="43195" calcext:value-type="float">
            <text:p>43195</text:p>
          </table:table-cell>
          <table:table-cell table:formula="of:=3600*HOUR([.B8])+60*MINUTE([.B8])+SECOND([.B8])" office:value-type="float" office:value="43191" calcext:value-type="float">
            <text:p>43191</text:p>
          </table:table-cell>
          <table:table-cell office:value-type="float" office:value="6" calcext:value-type="float">
            <text:p>6</text:p>
          </table:table-cell>
          <table:table-cell table:formula="of:=[.D8]-[.$D$2]" office:value-type="float" office:value="6" calcext:value-type="float">
            <text:p>6</text:p>
          </table:table-cell>
          <table:table-cell table:formula="of:=[.E8]-[.$E$2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time" office:time-value="PT11H59M56S" calcext:value-type="time">
            <text:p>11:59:56 AM</text:p>
          </table:table-cell>
          <table:table-cell table:style-name="ce1" office:value-type="time" office:time-value="PT11H59M51S" calcext:value-type="time">
            <text:p>11:59:51 AM</text:p>
          </table:table-cell>
          <table:table-cell/>
          <table:table-cell table:formula="of:=3600*HOUR([.A9])+60*MINUTE([.A9])+SECOND([.A9])" office:value-type="float" office:value="43196" calcext:value-type="float">
            <text:p>43196</text:p>
          </table:table-cell>
          <table:table-cell table:formula="of:=3600*HOUR([.B9])+60*MINUTE([.B9])+SECOND([.B9])" office:value-type="float" office:value="43191" calcext:value-type="float">
            <text:p>43191</text:p>
          </table:table-cell>
          <table:table-cell office:value-type="float" office:value="7" calcext:value-type="float">
            <text:p>7</text:p>
          </table:table-cell>
          <table:table-cell table:formula="of:=[.D9]-[.$D$2]" office:value-type="float" office:value="7" calcext:value-type="float">
            <text:p>7</text:p>
          </table:table-cell>
          <table:table-cell table:formula="of:=[.E9]-[.$E$2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time" office:time-value="PT11H59M56S" calcext:value-type="time">
            <text:p>11:59:56 AM</text:p>
          </table:table-cell>
          <table:table-cell table:style-name="ce1" office:value-type="time" office:time-value="PT11H59M52S" calcext:value-type="time">
            <text:p>11:59:52 AM</text:p>
          </table:table-cell>
          <table:table-cell/>
          <table:table-cell table:formula="of:=3600*HOUR([.A10])+60*MINUTE([.A10])+SECOND([.A10])" office:value-type="float" office:value="43196" calcext:value-type="float">
            <text:p>43196</text:p>
          </table:table-cell>
          <table:table-cell table:formula="of:=3600*HOUR([.B10])+60*MINUTE([.B10])+SECOND([.B10])" office:value-type="float" office:value="43192" calcext:value-type="float">
            <text:p>43192</text:p>
          </table:table-cell>
          <table:table-cell office:value-type="float" office:value="8" calcext:value-type="float">
            <text:p>8</text:p>
          </table:table-cell>
          <table:table-cell table:formula="of:=[.D10]-[.$D$2]" office:value-type="float" office:value="7" calcext:value-type="float">
            <text:p>7</text:p>
          </table:table-cell>
          <table:table-cell table:formula="of:=[.E10]-[.$E$2]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time" office:time-value="PT11H59M57S" calcext:value-type="time">
            <text:p>11:59:57 AM</text:p>
          </table:table-cell>
          <table:table-cell table:style-name="ce1" office:value-type="time" office:time-value="PT11H59M53S" calcext:value-type="time">
            <text:p>11:59:53 AM</text:p>
          </table:table-cell>
          <table:table-cell/>
          <table:table-cell table:formula="of:=3600*HOUR([.A11])+60*MINUTE([.A11])+SECOND([.A11])" office:value-type="float" office:value="43197" calcext:value-type="float">
            <text:p>43197</text:p>
          </table:table-cell>
          <table:table-cell table:formula="of:=3600*HOUR([.B11])+60*MINUTE([.B11])+SECOND([.B11])" office:value-type="float" office:value="43193" calcext:value-type="float">
            <text:p>43193</text:p>
          </table:table-cell>
          <table:table-cell office:value-type="float" office:value="9" calcext:value-type="float">
            <text:p>9</text:p>
          </table:table-cell>
          <table:table-cell table:formula="of:=[.D11]-[.$D$2]" office:value-type="float" office:value="8" calcext:value-type="float">
            <text:p>8</text:p>
          </table:table-cell>
          <table:table-cell table:formula="of:=[.E11]-[.$E$2]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time" office:time-value="PT11H59M58S" calcext:value-type="time">
            <text:p>11:59:58 AM</text:p>
          </table:table-cell>
          <table:table-cell table:style-name="ce1" office:value-type="time" office:time-value="PT11H59M54S" calcext:value-type="time">
            <text:p>11:59:54 AM</text:p>
          </table:table-cell>
          <table:table-cell/>
          <table:table-cell table:formula="of:=3600*HOUR([.A12])+60*MINUTE([.A12])+SECOND([.A12])" office:value-type="float" office:value="43198" calcext:value-type="float">
            <text:p>43198</text:p>
          </table:table-cell>
          <table:table-cell table:formula="of:=3600*HOUR([.B12])+60*MINUTE([.B12])+SECOND([.B12])" office:value-type="float" office:value="43194" calcext:value-type="float">
            <text:p>43194</text:p>
          </table:table-cell>
          <table:table-cell office:value-type="float" office:value="10" calcext:value-type="float">
            <text:p>10</text:p>
          </table:table-cell>
          <table:table-cell table:formula="of:=[.D12]-[.$D$2]" office:value-type="float" office:value="9" calcext:value-type="float">
            <text:p>9</text:p>
          </table:table-cell>
          <table:table-cell table:formula="of:=[.E12]-[.$E$2]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time" office:time-value="PT11H59M59S" calcext:value-type="time">
            <text:p>11:59:59 AM</text:p>
          </table:table-cell>
          <table:table-cell table:style-name="ce1" office:value-type="time" office:time-value="PT11H59M55S" calcext:value-type="time">
            <text:p>11:59:55 AM</text:p>
          </table:table-cell>
          <table:table-cell/>
          <table:table-cell table:formula="of:=3600*HOUR([.A13])+60*MINUTE([.A13])+SECOND([.A13])" office:value-type="float" office:value="43199" calcext:value-type="float">
            <text:p>43199</text:p>
          </table:table-cell>
          <table:table-cell table:formula="of:=3600*HOUR([.B13])+60*MINUTE([.B13])+SECOND([.B13])" office:value-type="float" office:value="43195" calcext:value-type="float">
            <text:p>43195</text:p>
          </table:table-cell>
          <table:table-cell office:value-type="float" office:value="11" calcext:value-type="float">
            <text:p>11</text:p>
          </table:table-cell>
          <table:table-cell table:formula="of:=[.D13]-[.$D$2]" office:value-type="float" office:value="10" calcext:value-type="float">
            <text:p>10</text:p>
          </table:table-cell>
          <table:table-cell table:formula="of:=[.E13]-[.$E$2]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table:style-name="ce1" office:value-type="time" office:time-value="PT11H59M56S" calcext:value-type="time">
            <text:p>11:59:56 AM</text:p>
          </table:table-cell>
          <table:table-cell/>
          <table:table-cell table:formula="of:=3600*HOUR([.A14])+60*MINUTE([.A14])+SECOND([.A14])" office:value-type="float" office:value="43200" calcext:value-type="float">
            <text:p>43200</text:p>
          </table:table-cell>
          <table:table-cell table:formula="of:=3600*HOUR([.B14])+60*MINUTE([.B14])+SECOND([.B14])" office:value-type="float" office:value="43196" calcext:value-type="float">
            <text:p>43196</text:p>
          </table:table-cell>
          <table:table-cell office:value-type="float" office:value="12" calcext:value-type="float">
            <text:p>12</text:p>
          </table:table-cell>
          <table:table-cell table:formula="of:=[.D14]-[.$D$2]" office:value-type="float" office:value="11" calcext:value-type="float">
            <text:p>11</text:p>
          </table:table-cell>
          <table:table-cell table:formula="of:=[.E14]-[.$E$2]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time" office:time-value="PT12H00M01S" calcext:value-type="time">
            <text:p>12:00:01 PM</text:p>
          </table:table-cell>
          <table:table-cell table:style-name="ce1" office:value-type="time" office:time-value="PT11H59M57S" calcext:value-type="time">
            <text:p>11:59:57 AM</text:p>
          </table:table-cell>
          <table:table-cell/>
          <table:table-cell table:formula="of:=3600*HOUR([.A15])+60*MINUTE([.A15])+SECOND([.A15])" office:value-type="float" office:value="43201" calcext:value-type="float">
            <text:p>43201</text:p>
          </table:table-cell>
          <table:table-cell table:formula="of:=3600*HOUR([.B15])+60*MINUTE([.B15])+SECOND([.B15])" office:value-type="float" office:value="43197" calcext:value-type="float">
            <text:p>43197</text:p>
          </table:table-cell>
          <table:table-cell office:value-type="float" office:value="13" calcext:value-type="float">
            <text:p>13</text:p>
          </table:table-cell>
          <table:table-cell table:formula="of:=[.D15]-[.$D$2]" office:value-type="float" office:value="12" calcext:value-type="float">
            <text:p>12</text:p>
          </table:table-cell>
          <table:table-cell table:formula="of:=[.E15]-[.$E$2]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time" office:time-value="PT12H00M02S" calcext:value-type="time">
            <text:p>12:00:02 PM</text:p>
          </table:table-cell>
          <table:table-cell table:style-name="ce1" office:value-type="time" office:time-value="PT11H59M58S" calcext:value-type="time">
            <text:p>11:59:58 AM</text:p>
          </table:table-cell>
          <table:table-cell/>
          <table:table-cell table:formula="of:=3600*HOUR([.A16])+60*MINUTE([.A16])+SECOND([.A16])" office:value-type="float" office:value="43202" calcext:value-type="float">
            <text:p>43202</text:p>
          </table:table-cell>
          <table:table-cell table:formula="of:=3600*HOUR([.B16])+60*MINUTE([.B16])+SECOND([.B16])" office:value-type="float" office:value="43198" calcext:value-type="float">
            <text:p>43198</text:p>
          </table:table-cell>
          <table:table-cell office:value-type="float" office:value="14" calcext:value-type="float">
            <text:p>14</text:p>
          </table:table-cell>
          <table:table-cell table:formula="of:=[.D16]-[.$D$2]" office:value-type="float" office:value="13" calcext:value-type="float">
            <text:p>13</text:p>
          </table:table-cell>
          <table:table-cell table:formula="of:=[.E16]-[.$E$2]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time" office:time-value="PT12H00M03S" calcext:value-type="time">
            <text:p>12:00:03 PM</text:p>
          </table:table-cell>
          <table:table-cell table:style-name="ce1" office:value-type="time" office:time-value="PT11H59M59S" calcext:value-type="time">
            <text:p>11:59:59 AM</text:p>
          </table:table-cell>
          <table:table-cell/>
          <table:table-cell table:formula="of:=3600*HOUR([.A17])+60*MINUTE([.A17])+SECOND([.A17])" office:value-type="float" office:value="43203" calcext:value-type="float">
            <text:p>43203</text:p>
          </table:table-cell>
          <table:table-cell table:formula="of:=3600*HOUR([.B17])+60*MINUTE([.B17])+SECOND([.B17])" office:value-type="float" office:value="43199" calcext:value-type="float">
            <text:p>43199</text:p>
          </table:table-cell>
          <table:table-cell office:value-type="float" office:value="15" calcext:value-type="float">
            <text:p>15</text:p>
          </table:table-cell>
          <table:table-cell table:formula="of:=[.D17]-[.$D$2]" office:value-type="float" office:value="14" calcext:value-type="float">
            <text:p>14</text:p>
          </table:table-cell>
          <table:table-cell table:formula="of:=[.E17]-[.$E$2]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time" office:time-value="PT12H00M04S" calcext:value-type="time">
            <text:p>12:00:04 PM</text:p>
          </table:table-cell>
          <table:table-cell table:style-name="ce1" office:value-type="time" office:time-value="PT11H59M59S" calcext:value-type="time">
            <text:p>11:59:59 AM</text:p>
          </table:table-cell>
          <table:table-cell/>
          <table:table-cell table:formula="of:=3600*HOUR([.A18])+60*MINUTE([.A18])+SECOND([.A18])" office:value-type="float" office:value="43204" calcext:value-type="float">
            <text:p>43204</text:p>
          </table:table-cell>
          <table:table-cell table:formula="of:=3600*HOUR([.B18])+60*MINUTE([.B18])+SECOND([.B18])" office:value-type="float" office:value="43199" calcext:value-type="float">
            <text:p>43199</text:p>
          </table:table-cell>
          <table:table-cell office:value-type="float" office:value="16" calcext:value-type="float">
            <text:p>16</text:p>
          </table:table-cell>
          <table:table-cell table:formula="of:=[.D18]-[.$D$2]" office:value-type="float" office:value="15" calcext:value-type="float">
            <text:p>15</text:p>
          </table:table-cell>
          <table:table-cell table:formula="of:=[.E18]-[.$E$2]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time" office:time-value="PT12H00M04S" calcext:value-type="time">
            <text:p>12:00:04 PM</text:p>
          </table:table-cell>
          <table:table-cell table:style-name="ce1" office:value-type="time" office:time-value="PT12H00M00S" calcext:value-type="time">
            <text:p>12:00:00 PM</text:p>
          </table:table-cell>
          <table:table-cell/>
          <table:table-cell table:formula="of:=3600*HOUR([.A19])+60*MINUTE([.A19])+SECOND([.A19])" office:value-type="float" office:value="43204" calcext:value-type="float">
            <text:p>43204</text:p>
          </table:table-cell>
          <table:table-cell table:formula="of:=3600*HOUR([.B19])+60*MINUTE([.B19])+SECOND([.B19])"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table:formula="of:=[.D19]-[.$D$2]" office:value-type="float" office:value="15" calcext:value-type="float">
            <text:p>15</text:p>
          </table:table-cell>
          <table:table-cell table:formula="of:=[.E19]-[.$E$2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time" office:time-value="PT12H00M05S" calcext:value-type="time">
            <text:p>12:00:05 PM</text:p>
          </table:table-cell>
          <table:table-cell table:style-name="ce1" office:value-type="time" office:time-value="PT12H00M01S" calcext:value-type="time">
            <text:p>12:00:01 PM</text:p>
          </table:table-cell>
          <table:table-cell/>
          <table:table-cell table:formula="of:=3600*HOUR([.A20])+60*MINUTE([.A20])+SECOND([.A20])" office:value-type="float" office:value="43205" calcext:value-type="float">
            <text:p>43205</text:p>
          </table:table-cell>
          <table:table-cell table:formula="of:=3600*HOUR([.B20])+60*MINUTE([.B20])+SECOND([.B20])" office:value-type="float" office:value="43201" calcext:value-type="float">
            <text:p>43201</text:p>
          </table:table-cell>
          <table:table-cell office:value-type="float" office:value="18" calcext:value-type="float">
            <text:p>18</text:p>
          </table:table-cell>
          <table:table-cell table:formula="of:=[.D20]-[.$D$2]" office:value-type="float" office:value="16" calcext:value-type="float">
            <text:p>16</text:p>
          </table:table-cell>
          <table:table-cell table:formula="of:=[.E20]-[.$E$2]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time" office:time-value="PT12H00M06S" calcext:value-type="time">
            <text:p>12:00:06 PM</text:p>
          </table:table-cell>
          <table:table-cell table:style-name="ce1" office:value-type="time" office:time-value="PT12H00M02S" calcext:value-type="time">
            <text:p>12:00:02 PM</text:p>
          </table:table-cell>
          <table:table-cell/>
          <table:table-cell table:formula="of:=3600*HOUR([.A21])+60*MINUTE([.A21])+SECOND([.A21])" office:value-type="float" office:value="43206" calcext:value-type="float">
            <text:p>43206</text:p>
          </table:table-cell>
          <table:table-cell table:formula="of:=3600*HOUR([.B21])+60*MINUTE([.B21])+SECOND([.B21])" office:value-type="float" office:value="43202" calcext:value-type="float">
            <text:p>43202</text:p>
          </table:table-cell>
          <table:table-cell office:value-type="float" office:value="19" calcext:value-type="float">
            <text:p>19</text:p>
          </table:table-cell>
          <table:table-cell table:formula="of:=[.D21]-[.$D$2]" office:value-type="float" office:value="17" calcext:value-type="float">
            <text:p>17</text:p>
          </table:table-cell>
          <table:table-cell table:formula="of:=[.E21]-[.$E$2]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time" office:time-value="PT12H00M07S" calcext:value-type="time">
            <text:p>12:00:07 PM</text:p>
          </table:table-cell>
          <table:table-cell table:style-name="ce1" office:value-type="time" office:time-value="PT12H00M03S" calcext:value-type="time">
            <text:p>12:00:03 PM</text:p>
          </table:table-cell>
          <table:table-cell/>
          <table:table-cell table:formula="of:=3600*HOUR([.A22])+60*MINUTE([.A22])+SECOND([.A22])" office:value-type="float" office:value="43207" calcext:value-type="float">
            <text:p>43207</text:p>
          </table:table-cell>
          <table:table-cell table:formula="of:=3600*HOUR([.B22])+60*MINUTE([.B22])+SECOND([.B22])" office:value-type="float" office:value="43203" calcext:value-type="float">
            <text:p>43203</text:p>
          </table:table-cell>
          <table:table-cell office:value-type="float" office:value="20" calcext:value-type="float">
            <text:p>20</text:p>
          </table:table-cell>
          <table:table-cell table:formula="of:=[.D22]-[.$D$2]" office:value-type="float" office:value="18" calcext:value-type="float">
            <text:p>18</text:p>
          </table:table-cell>
          <table:table-cell table:formula="of:=[.E22]-[.$E$2]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time" office:time-value="PT12H00M08S" calcext:value-type="time">
            <text:p>12:00:08 PM</text:p>
          </table:table-cell>
          <table:table-cell table:style-name="ce1" office:value-type="time" office:time-value="PT12H00M04S" calcext:value-type="time">
            <text:p>12:00:04 PM</text:p>
          </table:table-cell>
          <table:table-cell/>
          <table:table-cell table:formula="of:=3600*HOUR([.A23])+60*MINUTE([.A23])+SECOND([.A23])" office:value-type="float" office:value="43208" calcext:value-type="float">
            <text:p>43208</text:p>
          </table:table-cell>
          <table:table-cell table:formula="of:=3600*HOUR([.B23])+60*MINUTE([.B23])+SECOND([.B23])" office:value-type="float" office:value="43204" calcext:value-type="float">
            <text:p>43204</text:p>
          </table:table-cell>
          <table:table-cell office:value-type="float" office:value="21" calcext:value-type="float">
            <text:p>21</text:p>
          </table:table-cell>
          <table:table-cell table:formula="of:=[.D23]-[.$D$2]" office:value-type="float" office:value="19" calcext:value-type="float">
            <text:p>19</text:p>
          </table:table-cell>
          <table:table-cell table:formula="of:=[.E23]-[.$E$2]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time" office:time-value="PT12H00M09S" calcext:value-type="time">
            <text:p>12:00:09 PM</text:p>
          </table:table-cell>
          <table:table-cell table:style-name="ce1" office:value-type="time" office:time-value="PT12H00M05S" calcext:value-type="time">
            <text:p>12:00:05 PM</text:p>
          </table:table-cell>
          <table:table-cell/>
          <table:table-cell table:formula="of:=3600*HOUR([.A24])+60*MINUTE([.A24])+SECOND([.A24])" office:value-type="float" office:value="43209" calcext:value-type="float">
            <text:p>43209</text:p>
          </table:table-cell>
          <table:table-cell table:formula="of:=3600*HOUR([.B24])+60*MINUTE([.B24])+SECOND([.B24])" office:value-type="float" office:value="43205" calcext:value-type="float">
            <text:p>43205</text:p>
          </table:table-cell>
          <table:table-cell office:value-type="float" office:value="22" calcext:value-type="float">
            <text:p>22</text:p>
          </table:table-cell>
          <table:table-cell table:formula="of:=[.D24]-[.$D$2]" office:value-type="float" office:value="20" calcext:value-type="float">
            <text:p>20</text:p>
          </table:table-cell>
          <table:table-cell table:formula="of:=[.E24]-[.$E$2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time" office:time-value="PT12H00M10S" calcext:value-type="time">
            <text:p>12:00:10 PM</text:p>
          </table:table-cell>
          <table:table-cell table:style-name="ce1" office:value-type="time" office:time-value="PT12H00M06S" calcext:value-type="time">
            <text:p>12:00:06 PM</text:p>
          </table:table-cell>
          <table:table-cell/>
          <table:table-cell table:formula="of:=3600*HOUR([.A25])+60*MINUTE([.A25])+SECOND([.A25])" office:value-type="float" office:value="43210" calcext:value-type="float">
            <text:p>43210</text:p>
          </table:table-cell>
          <table:table-cell table:formula="of:=3600*HOUR([.B25])+60*MINUTE([.B25])+SECOND([.B25])" office:value-type="float" office:value="43206" calcext:value-type="float">
            <text:p>43206</text:p>
          </table:table-cell>
          <table:table-cell office:value-type="float" office:value="23" calcext:value-type="float">
            <text:p>23</text:p>
          </table:table-cell>
          <table:table-cell table:formula="of:=[.D25]-[.$D$2]" office:value-type="float" office:value="21" calcext:value-type="float">
            <text:p>21</text:p>
          </table:table-cell>
          <table:table-cell table:formula="of:=[.E25]-[.$E$2]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time" office:time-value="PT12H00M11S" calcext:value-type="time">
            <text:p>12:00:11 PM</text:p>
          </table:table-cell>
          <table:table-cell table:style-name="ce1" office:value-type="time" office:time-value="PT12H00M06S" calcext:value-type="time">
            <text:p>12:00:06 PM</text:p>
          </table:table-cell>
          <table:table-cell/>
          <table:table-cell table:formula="of:=3600*HOUR([.A26])+60*MINUTE([.A26])+SECOND([.A26])" office:value-type="float" office:value="43211" calcext:value-type="float">
            <text:p>43211</text:p>
          </table:table-cell>
          <table:table-cell table:formula="of:=3600*HOUR([.B26])+60*MINUTE([.B26])+SECOND([.B26])" office:value-type="float" office:value="43206" calcext:value-type="float">
            <text:p>43206</text:p>
          </table:table-cell>
          <table:table-cell office:value-type="float" office:value="24" calcext:value-type="float">
            <text:p>24</text:p>
          </table:table-cell>
          <table:table-cell table:formula="of:=[.D26]-[.$D$2]" office:value-type="float" office:value="22" calcext:value-type="float">
            <text:p>22</text:p>
          </table:table-cell>
          <table:table-cell table:formula="of:=[.E26]-[.$E$2]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time" office:time-value="PT12H00M12S" calcext:value-type="time">
            <text:p>12:00:12 PM</text:p>
          </table:table-cell>
          <table:table-cell table:style-name="ce1" office:value-type="time" office:time-value="PT12H00M07S" calcext:value-type="time">
            <text:p>12:00:07 PM</text:p>
          </table:table-cell>
          <table:table-cell/>
          <table:table-cell table:formula="of:=3600*HOUR([.A27])+60*MINUTE([.A27])+SECOND([.A27])" office:value-type="float" office:value="43212" calcext:value-type="float">
            <text:p>43212</text:p>
          </table:table-cell>
          <table:table-cell table:formula="of:=3600*HOUR([.B27])+60*MINUTE([.B27])+SECOND([.B27])" office:value-type="float" office:value="43207" calcext:value-type="float">
            <text:p>43207</text:p>
          </table:table-cell>
          <table:table-cell office:value-type="float" office:value="25" calcext:value-type="float">
            <text:p>25</text:p>
          </table:table-cell>
          <table:table-cell table:formula="of:=[.D27]-[.$D$2]" office:value-type="float" office:value="23" calcext:value-type="float">
            <text:p>23</text:p>
          </table:table-cell>
          <table:table-cell table:formula="of:=[.E27]-[.$E$2]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time" office:time-value="PT12H00M13S" calcext:value-type="time">
            <text:p>12:00:13 PM</text:p>
          </table:table-cell>
          <table:table-cell table:style-name="ce1" office:value-type="time" office:time-value="PT12H00M08S" calcext:value-type="time">
            <text:p>12:00:08 PM</text:p>
          </table:table-cell>
          <table:table-cell/>
          <table:table-cell table:formula="of:=3600*HOUR([.A28])+60*MINUTE([.A28])+SECOND([.A28])" office:value-type="float" office:value="43213" calcext:value-type="float">
            <text:p>43213</text:p>
          </table:table-cell>
          <table:table-cell table:formula="of:=3600*HOUR([.B28])+60*MINUTE([.B28])+SECOND([.B28])" office:value-type="float" office:value="43208" calcext:value-type="float">
            <text:p>43208</text:p>
          </table:table-cell>
          <table:table-cell office:value-type="float" office:value="26" calcext:value-type="float">
            <text:p>26</text:p>
          </table:table-cell>
          <table:table-cell table:formula="of:=[.D28]-[.$D$2]" office:value-type="float" office:value="24" calcext:value-type="float">
            <text:p>24</text:p>
          </table:table-cell>
          <table:table-cell table:formula="of:=[.E28]-[.$E$2]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time" office:time-value="PT12H00M13S" calcext:value-type="time">
            <text:p>12:00:13 PM</text:p>
          </table:table-cell>
          <table:table-cell table:style-name="ce1" office:value-type="time" office:time-value="PT12H00M09S" calcext:value-type="time">
            <text:p>12:00:09 PM</text:p>
          </table:table-cell>
          <table:table-cell/>
          <table:table-cell table:formula="of:=3600*HOUR([.A29])+60*MINUTE([.A29])+SECOND([.A29])" office:value-type="float" office:value="43213" calcext:value-type="float">
            <text:p>43213</text:p>
          </table:table-cell>
          <table:table-cell table:formula="of:=3600*HOUR([.B29])+60*MINUTE([.B29])+SECOND([.B29])" office:value-type="float" office:value="43209" calcext:value-type="float">
            <text:p>43209</text:p>
          </table:table-cell>
          <table:table-cell office:value-type="float" office:value="27" calcext:value-type="float">
            <text:p>27</text:p>
          </table:table-cell>
          <table:table-cell table:formula="of:=[.D29]-[.$D$2]" office:value-type="float" office:value="24" calcext:value-type="float">
            <text:p>24</text:p>
          </table:table-cell>
          <table:table-cell table:formula="of:=[.E29]-[.$E$2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time" office:time-value="PT12H00M14S" calcext:value-type="time">
            <text:p>12:00:14 PM</text:p>
          </table:table-cell>
          <table:table-cell table:style-name="ce1" office:value-type="time" office:time-value="PT12H00M10S" calcext:value-type="time">
            <text:p>12:00:10 PM</text:p>
          </table:table-cell>
          <table:table-cell/>
          <table:table-cell table:formula="of:=3600*HOUR([.A30])+60*MINUTE([.A30])+SECOND([.A30])" office:value-type="float" office:value="43214" calcext:value-type="float">
            <text:p>43214</text:p>
          </table:table-cell>
          <table:table-cell table:formula="of:=3600*HOUR([.B30])+60*MINUTE([.B30])+SECOND([.B30])" office:value-type="float" office:value="43210" calcext:value-type="float">
            <text:p>43210</text:p>
          </table:table-cell>
          <table:table-cell office:value-type="float" office:value="28" calcext:value-type="float">
            <text:p>28</text:p>
          </table:table-cell>
          <table:table-cell table:formula="of:=[.D30]-[.$D$2]" office:value-type="float" office:value="25" calcext:value-type="float">
            <text:p>25</text:p>
          </table:table-cell>
          <table:table-cell table:formula="of:=[.E30]-[.$E$2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time" office:time-value="PT12H00M15S" calcext:value-type="time">
            <text:p>12:00:15 PM</text:p>
          </table:table-cell>
          <table:table-cell table:style-name="ce1" office:value-type="time" office:time-value="PT12H00M11S" calcext:value-type="time">
            <text:p>12:00:11 PM</text:p>
          </table:table-cell>
          <table:table-cell/>
          <table:table-cell table:formula="of:=3600*HOUR([.A31])+60*MINUTE([.A31])+SECOND([.A31])" office:value-type="float" office:value="43215" calcext:value-type="float">
            <text:p>43215</text:p>
          </table:table-cell>
          <table:table-cell table:formula="of:=3600*HOUR([.B31])+60*MINUTE([.B31])+SECOND([.B31])" office:value-type="float" office:value="43211" calcext:value-type="float">
            <text:p>43211</text:p>
          </table:table-cell>
          <table:table-cell office:value-type="float" office:value="29" calcext:value-type="float">
            <text:p>29</text:p>
          </table:table-cell>
          <table:table-cell table:formula="of:=[.D31]-[.$D$2]" office:value-type="float" office:value="26" calcext:value-type="float">
            <text:p>26</text:p>
          </table:table-cell>
          <table:table-cell table:formula="of:=[.E31]-[.$E$2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time" office:time-value="PT12H00M16S" calcext:value-type="time">
            <text:p>12:00:16 PM</text:p>
          </table:table-cell>
          <table:table-cell table:style-name="ce1" office:value-type="time" office:time-value="PT12H00M12S" calcext:value-type="time">
            <text:p>12:00:12 PM</text:p>
          </table:table-cell>
          <table:table-cell/>
          <table:table-cell table:formula="of:=3600*HOUR([.A32])+60*MINUTE([.A32])+SECOND([.A32])" office:value-type="float" office:value="43216" calcext:value-type="float">
            <text:p>43216</text:p>
          </table:table-cell>
          <table:table-cell table:formula="of:=3600*HOUR([.B32])+60*MINUTE([.B32])+SECOND([.B32])" office:value-type="float" office:value="43212" calcext:value-type="float">
            <text:p>43212</text:p>
          </table:table-cell>
          <table:table-cell office:value-type="float" office:value="30" calcext:value-type="float">
            <text:p>30</text:p>
          </table:table-cell>
          <table:table-cell table:formula="of:=[.D32]-[.$D$2]" office:value-type="float" office:value="27" calcext:value-type="float">
            <text:p>27</text:p>
          </table:table-cell>
          <table:table-cell table:formula="of:=[.E32]-[.$E$2]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time" office:time-value="PT12H00M17S" calcext:value-type="time">
            <text:p>12:00:17 PM</text:p>
          </table:table-cell>
          <table:table-cell table:style-name="ce1" office:value-type="time" office:time-value="PT12H00M13S" calcext:value-type="time">
            <text:p>12:00:13 PM</text:p>
          </table:table-cell>
          <table:table-cell/>
          <table:table-cell table:formula="of:=3600*HOUR([.A33])+60*MINUTE([.A33])+SECOND([.A33])" office:value-type="float" office:value="43217" calcext:value-type="float">
            <text:p>43217</text:p>
          </table:table-cell>
          <table:table-cell table:formula="of:=3600*HOUR([.B33])+60*MINUTE([.B33])+SECOND([.B33])" office:value-type="float" office:value="43213" calcext:value-type="float">
            <text:p>43213</text:p>
          </table:table-cell>
          <table:table-cell office:value-type="float" office:value="31" calcext:value-type="float">
            <text:p>31</text:p>
          </table:table-cell>
          <table:table-cell table:formula="of:=[.D33]-[.$D$2]" office:value-type="float" office:value="28" calcext:value-type="float">
            <text:p>28</text:p>
          </table:table-cell>
          <table:table-cell table:formula="of:=[.E33]-[.$E$2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time" office:time-value="PT12H00M18S" calcext:value-type="time">
            <text:p>12:00:18 PM</text:p>
          </table:table-cell>
          <table:table-cell table:style-name="ce1" office:value-type="time" office:time-value="PT12H00M14S" calcext:value-type="time">
            <text:p>12:00:14 PM</text:p>
          </table:table-cell>
          <table:table-cell/>
          <table:table-cell table:formula="of:=3600*HOUR([.A34])+60*MINUTE([.A34])+SECOND([.A34])" office:value-type="float" office:value="43218" calcext:value-type="float">
            <text:p>43218</text:p>
          </table:table-cell>
          <table:table-cell table:formula="of:=3600*HOUR([.B34])+60*MINUTE([.B34])+SECOND([.B34])" office:value-type="float" office:value="43214" calcext:value-type="float">
            <text:p>43214</text:p>
          </table:table-cell>
          <table:table-cell office:value-type="float" office:value="32" calcext:value-type="float">
            <text:p>32</text:p>
          </table:table-cell>
          <table:table-cell table:formula="of:=[.D34]-[.$D$2]" office:value-type="float" office:value="29" calcext:value-type="float">
            <text:p>29</text:p>
          </table:table-cell>
          <table:table-cell table:formula="of:=[.E34]-[.$E$2]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time" office:time-value="PT12H00M19S" calcext:value-type="time">
            <text:p>12:00:19 PM</text:p>
          </table:table-cell>
          <table:table-cell table:style-name="ce1" office:value-type="time" office:time-value="PT12H00M14S" calcext:value-type="time">
            <text:p>12:00:14 PM</text:p>
          </table:table-cell>
          <table:table-cell/>
          <table:table-cell table:formula="of:=3600*HOUR([.A35])+60*MINUTE([.A35])+SECOND([.A35])" office:value-type="float" office:value="43219" calcext:value-type="float">
            <text:p>43219</text:p>
          </table:table-cell>
          <table:table-cell table:formula="of:=3600*HOUR([.B35])+60*MINUTE([.B35])+SECOND([.B35])" office:value-type="float" office:value="43214" calcext:value-type="float">
            <text:p>43214</text:p>
          </table:table-cell>
          <table:table-cell office:value-type="float" office:value="33" calcext:value-type="float">
            <text:p>33</text:p>
          </table:table-cell>
          <table:table-cell table:formula="of:=[.D35]-[.$D$2]" office:value-type="float" office:value="30" calcext:value-type="float">
            <text:p>30</text:p>
          </table:table-cell>
          <table:table-cell table:formula="of:=[.E35]-[.$E$2]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time" office:time-value="PT12H00M20S" calcext:value-type="time">
            <text:p>12:00:20 PM</text:p>
          </table:table-cell>
          <table:table-cell table:style-name="ce1" office:value-type="time" office:time-value="PT12H00M15S" calcext:value-type="time">
            <text:p>12:00:15 PM</text:p>
          </table:table-cell>
          <table:table-cell/>
          <table:table-cell table:formula="of:=3600*HOUR([.A36])+60*MINUTE([.A36])+SECOND([.A36])" office:value-type="float" office:value="43220" calcext:value-type="float">
            <text:p>43220</text:p>
          </table:table-cell>
          <table:table-cell table:formula="of:=3600*HOUR([.B36])+60*MINUTE([.B36])+SECOND([.B36])" office:value-type="float" office:value="43215" calcext:value-type="float">
            <text:p>43215</text:p>
          </table:table-cell>
          <table:table-cell office:value-type="float" office:value="34" calcext:value-type="float">
            <text:p>34</text:p>
          </table:table-cell>
          <table:table-cell table:formula="of:=[.D36]-[.$D$2]" office:value-type="float" office:value="31" calcext:value-type="float">
            <text:p>31</text:p>
          </table:table-cell>
          <table:table-cell table:formula="of:=[.E36]-[.$E$2]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time" office:time-value="PT12H00M21S" calcext:value-type="time">
            <text:p>12:00:21 PM</text:p>
          </table:table-cell>
          <table:table-cell table:style-name="ce1" office:value-type="time" office:time-value="PT12H00M16S" calcext:value-type="time">
            <text:p>12:00:16 PM</text:p>
          </table:table-cell>
          <table:table-cell/>
          <table:table-cell table:formula="of:=3600*HOUR([.A37])+60*MINUTE([.A37])+SECOND([.A37])" office:value-type="float" office:value="43221" calcext:value-type="float">
            <text:p>43221</text:p>
          </table:table-cell>
          <table:table-cell table:formula="of:=3600*HOUR([.B37])+60*MINUTE([.B37])+SECOND([.B37])" office:value-type="float" office:value="43216" calcext:value-type="float">
            <text:p>43216</text:p>
          </table:table-cell>
          <table:table-cell office:value-type="float" office:value="35" calcext:value-type="float">
            <text:p>35</text:p>
          </table:table-cell>
          <table:table-cell table:formula="of:=[.D37]-[.$D$2]" office:value-type="float" office:value="32" calcext:value-type="float">
            <text:p>32</text:p>
          </table:table-cell>
          <table:table-cell table:formula="of:=[.E37]-[.$E$2]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time" office:time-value="PT12H00M21S" calcext:value-type="time">
            <text:p>12:00:21 PM</text:p>
          </table:table-cell>
          <table:table-cell table:style-name="ce1" office:value-type="time" office:time-value="PT12H00M17S" calcext:value-type="time">
            <text:p>12:00:17 PM</text:p>
          </table:table-cell>
          <table:table-cell/>
          <table:table-cell table:formula="of:=3600*HOUR([.A38])+60*MINUTE([.A38])+SECOND([.A38])" office:value-type="float" office:value="43221" calcext:value-type="float">
            <text:p>43221</text:p>
          </table:table-cell>
          <table:table-cell table:formula="of:=3600*HOUR([.B38])+60*MINUTE([.B38])+SECOND([.B38])" office:value-type="float" office:value="43217" calcext:value-type="float">
            <text:p>43217</text:p>
          </table:table-cell>
          <table:table-cell office:value-type="float" office:value="36" calcext:value-type="float">
            <text:p>36</text:p>
          </table:table-cell>
          <table:table-cell table:formula="of:=[.D38]-[.$D$2]" office:value-type="float" office:value="32" calcext:value-type="float">
            <text:p>32</text:p>
          </table:table-cell>
          <table:table-cell table:formula="of:=[.E38]-[.$E$2]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time" office:time-value="PT12H00M22S" calcext:value-type="time">
            <text:p>12:00:22 PM</text:p>
          </table:table-cell>
          <table:table-cell table:style-name="ce1" office:value-type="time" office:time-value="PT12H00M18S" calcext:value-type="time">
            <text:p>12:00:18 PM</text:p>
          </table:table-cell>
          <table:table-cell/>
          <table:table-cell table:formula="of:=3600*HOUR([.A39])+60*MINUTE([.A39])+SECOND([.A39])" office:value-type="float" office:value="43222" calcext:value-type="float">
            <text:p>43222</text:p>
          </table:table-cell>
          <table:table-cell table:formula="of:=3600*HOUR([.B39])+60*MINUTE([.B39])+SECOND([.B39])" office:value-type="float" office:value="43218" calcext:value-type="float">
            <text:p>43218</text:p>
          </table:table-cell>
          <table:table-cell office:value-type="float" office:value="37" calcext:value-type="float">
            <text:p>37</text:p>
          </table:table-cell>
          <table:table-cell table:formula="of:=[.D39]-[.$D$2]" office:value-type="float" office:value="33" calcext:value-type="float">
            <text:p>33</text:p>
          </table:table-cell>
          <table:table-cell table:formula="of:=[.E39]-[.$E$2]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time" office:time-value="PT12H00M23S" calcext:value-type="time">
            <text:p>12:00:23 PM</text:p>
          </table:table-cell>
          <table:table-cell table:style-name="ce1" office:value-type="time" office:time-value="PT12H00M19S" calcext:value-type="time">
            <text:p>12:00:19 PM</text:p>
          </table:table-cell>
          <table:table-cell/>
          <table:table-cell table:formula="of:=3600*HOUR([.A40])+60*MINUTE([.A40])+SECOND([.A40])" office:value-type="float" office:value="43223" calcext:value-type="float">
            <text:p>43223</text:p>
          </table:table-cell>
          <table:table-cell table:formula="of:=3600*HOUR([.B40])+60*MINUTE([.B40])+SECOND([.B40])" office:value-type="float" office:value="43219" calcext:value-type="float">
            <text:p>43219</text:p>
          </table:table-cell>
          <table:table-cell office:value-type="float" office:value="38" calcext:value-type="float">
            <text:p>38</text:p>
          </table:table-cell>
          <table:table-cell table:formula="of:=[.D40]-[.$D$2]" office:value-type="float" office:value="34" calcext:value-type="float">
            <text:p>34</text:p>
          </table:table-cell>
          <table:table-cell table:formula="of:=[.E40]-[.$E$2]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time" office:time-value="PT12H00M24S" calcext:value-type="time">
            <text:p>12:00:24 PM</text:p>
          </table:table-cell>
          <table:table-cell table:style-name="ce1" office:value-type="time" office:time-value="PT12H00M20S" calcext:value-type="time">
            <text:p>12:00:20 PM</text:p>
          </table:table-cell>
          <table:table-cell/>
          <table:table-cell table:formula="of:=3600*HOUR([.A41])+60*MINUTE([.A41])+SECOND([.A41])" office:value-type="float" office:value="43224" calcext:value-type="float">
            <text:p>43224</text:p>
          </table:table-cell>
          <table:table-cell table:formula="of:=3600*HOUR([.B41])+60*MINUTE([.B41])+SECOND([.B41])" office:value-type="float" office:value="43220" calcext:value-type="float">
            <text:p>43220</text:p>
          </table:table-cell>
          <table:table-cell office:value-type="float" office:value="39" calcext:value-type="float">
            <text:p>39</text:p>
          </table:table-cell>
          <table:table-cell table:formula="of:=[.D41]-[.$D$2]" office:value-type="float" office:value="35" calcext:value-type="float">
            <text:p>35</text:p>
          </table:table-cell>
          <table:table-cell table:formula="of:=[.E41]-[.$E$2]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time" office:time-value="PT12H00M25S" calcext:value-type="time">
            <text:p>12:00:25 PM</text:p>
          </table:table-cell>
          <table:table-cell table:style-name="ce1" office:value-type="time" office:time-value="PT12H00M21S" calcext:value-type="time">
            <text:p>12:00:21 PM</text:p>
          </table:table-cell>
          <table:table-cell/>
          <table:table-cell table:formula="of:=3600*HOUR([.A42])+60*MINUTE([.A42])+SECOND([.A42])" office:value-type="float" office:value="43225" calcext:value-type="float">
            <text:p>43225</text:p>
          </table:table-cell>
          <table:table-cell table:formula="of:=3600*HOUR([.B42])+60*MINUTE([.B42])+SECOND([.B42])" office:value-type="float" office:value="43221" calcext:value-type="float">
            <text:p>43221</text:p>
          </table:table-cell>
          <table:table-cell office:value-type="float" office:value="40" calcext:value-type="float">
            <text:p>40</text:p>
          </table:table-cell>
          <table:table-cell table:formula="of:=[.D42]-[.$D$2]" office:value-type="float" office:value="36" calcext:value-type="float">
            <text:p>36</text:p>
          </table:table-cell>
          <table:table-cell table:formula="of:=[.E42]-[.$E$2]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time" office:time-value="PT12H00M26S" calcext:value-type="time">
            <text:p>12:00:26 PM</text:p>
          </table:table-cell>
          <table:table-cell table:style-name="ce1" office:value-type="time" office:time-value="PT12H00M22S" calcext:value-type="time">
            <text:p>12:00:22 PM</text:p>
          </table:table-cell>
          <table:table-cell/>
          <table:table-cell table:formula="of:=3600*HOUR([.A43])+60*MINUTE([.A43])+SECOND([.A43])" office:value-type="float" office:value="43226" calcext:value-type="float">
            <text:p>43226</text:p>
          </table:table-cell>
          <table:table-cell table:formula="of:=3600*HOUR([.B43])+60*MINUTE([.B43])+SECOND([.B43])" office:value-type="float" office:value="43222" calcext:value-type="float">
            <text:p>43222</text:p>
          </table:table-cell>
          <table:table-cell office:value-type="float" office:value="41" calcext:value-type="float">
            <text:p>41</text:p>
          </table:table-cell>
          <table:table-cell table:formula="of:=[.D43]-[.$D$2]" office:value-type="float" office:value="37" calcext:value-type="float">
            <text:p>37</text:p>
          </table:table-cell>
          <table:table-cell table:formula="of:=[.E43]-[.$E$2]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time" office:time-value="PT12H00M27S" calcext:value-type="time">
            <text:p>12:00:27 PM</text:p>
          </table:table-cell>
          <table:table-cell table:style-name="ce1" office:value-type="time" office:time-value="PT12H00M22S" calcext:value-type="time">
            <text:p>12:00:22 PM</text:p>
          </table:table-cell>
          <table:table-cell/>
          <table:table-cell table:formula="of:=3600*HOUR([.A44])+60*MINUTE([.A44])+SECOND([.A44])" office:value-type="float" office:value="43227" calcext:value-type="float">
            <text:p>43227</text:p>
          </table:table-cell>
          <table:table-cell table:formula="of:=3600*HOUR([.B44])+60*MINUTE([.B44])+SECOND([.B44])" office:value-type="float" office:value="43222" calcext:value-type="float">
            <text:p>43222</text:p>
          </table:table-cell>
          <table:table-cell office:value-type="float" office:value="42" calcext:value-type="float">
            <text:p>42</text:p>
          </table:table-cell>
          <table:table-cell table:formula="of:=[.D44]-[.$D$2]" office:value-type="float" office:value="38" calcext:value-type="float">
            <text:p>38</text:p>
          </table:table-cell>
          <table:table-cell table:formula="of:=[.E44]-[.$E$2]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time" office:time-value="PT12H00M28S" calcext:value-type="time">
            <text:p>12:00:28 PM</text:p>
          </table:table-cell>
          <table:table-cell table:style-name="ce1" office:value-type="time" office:time-value="PT12H00M23S" calcext:value-type="time">
            <text:p>12:00:23 PM</text:p>
          </table:table-cell>
          <table:table-cell/>
          <table:table-cell table:formula="of:=3600*HOUR([.A45])+60*MINUTE([.A45])+SECOND([.A45])" office:value-type="float" office:value="43228" calcext:value-type="float">
            <text:p>43228</text:p>
          </table:table-cell>
          <table:table-cell table:formula="of:=3600*HOUR([.B45])+60*MINUTE([.B45])+SECOND([.B45])" office:value-type="float" office:value="43223" calcext:value-type="float">
            <text:p>43223</text:p>
          </table:table-cell>
          <table:table-cell office:value-type="float" office:value="43" calcext:value-type="float">
            <text:p>43</text:p>
          </table:table-cell>
          <table:table-cell table:formula="of:=[.D45]-[.$D$2]" office:value-type="float" office:value="39" calcext:value-type="float">
            <text:p>39</text:p>
          </table:table-cell>
          <table:table-cell table:formula="of:=[.E45]-[.$E$2]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time" office:time-value="PT12H00M29S" calcext:value-type="time">
            <text:p>12:00:29 PM</text:p>
          </table:table-cell>
          <table:table-cell table:style-name="ce1" office:value-type="time" office:time-value="PT12H00M24S" calcext:value-type="time">
            <text:p>12:00:24 PM</text:p>
          </table:table-cell>
          <table:table-cell/>
          <table:table-cell table:formula="of:=3600*HOUR([.A46])+60*MINUTE([.A46])+SECOND([.A46])" office:value-type="float" office:value="43229" calcext:value-type="float">
            <text:p>43229</text:p>
          </table:table-cell>
          <table:table-cell table:formula="of:=3600*HOUR([.B46])+60*MINUTE([.B46])+SECOND([.B46])" office:value-type="float" office:value="43224" calcext:value-type="float">
            <text:p>43224</text:p>
          </table:table-cell>
          <table:table-cell office:value-type="float" office:value="44" calcext:value-type="float">
            <text:p>44</text:p>
          </table:table-cell>
          <table:table-cell table:formula="of:=[.D46]-[.$D$2]" office:value-type="float" office:value="40" calcext:value-type="float">
            <text:p>40</text:p>
          </table:table-cell>
          <table:table-cell table:formula="of:=[.E46]-[.$E$2]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time" office:time-value="PT12H00M29S" calcext:value-type="time">
            <text:p>12:00:29 PM</text:p>
          </table:table-cell>
          <table:table-cell table:style-name="ce1" office:value-type="time" office:time-value="PT12H00M25S" calcext:value-type="time">
            <text:p>12:00:25 PM</text:p>
          </table:table-cell>
          <table:table-cell/>
          <table:table-cell table:formula="of:=3600*HOUR([.A47])+60*MINUTE([.A47])+SECOND([.A47])" office:value-type="float" office:value="43229" calcext:value-type="float">
            <text:p>43229</text:p>
          </table:table-cell>
          <table:table-cell table:formula="of:=3600*HOUR([.B47])+60*MINUTE([.B47])+SECOND([.B47])" office:value-type="float" office:value="43225" calcext:value-type="float">
            <text:p>43225</text:p>
          </table:table-cell>
          <table:table-cell office:value-type="float" office:value="45" calcext:value-type="float">
            <text:p>45</text:p>
          </table:table-cell>
          <table:table-cell table:formula="of:=[.D47]-[.$D$2]" office:value-type="float" office:value="40" calcext:value-type="float">
            <text:p>40</text:p>
          </table:table-cell>
          <table:table-cell table:formula="of:=[.E47]-[.$E$2]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time" office:time-value="PT12H00M30S" calcext:value-type="time">
            <text:p>12:00:30 PM</text:p>
          </table:table-cell>
          <table:table-cell table:style-name="ce1" office:value-type="time" office:time-value="PT12H00M26S" calcext:value-type="time">
            <text:p>12:00:26 PM</text:p>
          </table:table-cell>
          <table:table-cell/>
          <table:table-cell table:formula="of:=3600*HOUR([.A48])+60*MINUTE([.A48])+SECOND([.A48])" office:value-type="float" office:value="43230" calcext:value-type="float">
            <text:p>43230</text:p>
          </table:table-cell>
          <table:table-cell table:formula="of:=3600*HOUR([.B48])+60*MINUTE([.B48])+SECOND([.B48])" office:value-type="float" office:value="43226" calcext:value-type="float">
            <text:p>43226</text:p>
          </table:table-cell>
          <table:table-cell office:value-type="float" office:value="46" calcext:value-type="float">
            <text:p>46</text:p>
          </table:table-cell>
          <table:table-cell table:formula="of:=[.D48]-[.$D$2]" office:value-type="float" office:value="41" calcext:value-type="float">
            <text:p>41</text:p>
          </table:table-cell>
          <table:table-cell table:formula="of:=[.E48]-[.$E$2]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time" office:time-value="PT12H00M31S" calcext:value-type="time">
            <text:p>12:00:31 PM</text:p>
          </table:table-cell>
          <table:table-cell table:style-name="ce1" office:value-type="time" office:time-value="PT12H00M27S" calcext:value-type="time">
            <text:p>12:00:27 PM</text:p>
          </table:table-cell>
          <table:table-cell/>
          <table:table-cell table:formula="of:=3600*HOUR([.A49])+60*MINUTE([.A49])+SECOND([.A49])" office:value-type="float" office:value="43231" calcext:value-type="float">
            <text:p>43231</text:p>
          </table:table-cell>
          <table:table-cell table:formula="of:=3600*HOUR([.B49])+60*MINUTE([.B49])+SECOND([.B49])" office:value-type="float" office:value="43227" calcext:value-type="float">
            <text:p>43227</text:p>
          </table:table-cell>
          <table:table-cell office:value-type="float" office:value="47" calcext:value-type="float">
            <text:p>47</text:p>
          </table:table-cell>
          <table:table-cell table:formula="of:=[.D49]-[.$D$2]" office:value-type="float" office:value="42" calcext:value-type="float">
            <text:p>42</text:p>
          </table:table-cell>
          <table:table-cell table:formula="of:=[.E49]-[.$E$2]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time" office:time-value="PT12H00M32S" calcext:value-type="time">
            <text:p>12:00:32 PM</text:p>
          </table:table-cell>
          <table:table-cell table:style-name="ce1" office:value-type="time" office:time-value="PT12H00M28S" calcext:value-type="time">
            <text:p>12:00:28 PM</text:p>
          </table:table-cell>
          <table:table-cell/>
          <table:table-cell table:formula="of:=3600*HOUR([.A50])+60*MINUTE([.A50])+SECOND([.A50])" office:value-type="float" office:value="43232" calcext:value-type="float">
            <text:p>43232</text:p>
          </table:table-cell>
          <table:table-cell table:formula="of:=3600*HOUR([.B50])+60*MINUTE([.B50])+SECOND([.B50])" office:value-type="float" office:value="43228" calcext:value-type="float">
            <text:p>43228</text:p>
          </table:table-cell>
          <table:table-cell office:value-type="float" office:value="48" calcext:value-type="float">
            <text:p>48</text:p>
          </table:table-cell>
          <table:table-cell table:formula="of:=[.D50]-[.$D$2]" office:value-type="float" office:value="43" calcext:value-type="float">
            <text:p>43</text:p>
          </table:table-cell>
          <table:table-cell table:formula="of:=[.E50]-[.$E$2]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time" office:time-value="PT12H00M33S" calcext:value-type="time">
            <text:p>12:00:33 PM</text:p>
          </table:table-cell>
          <table:table-cell table:style-name="ce1" office:value-type="time" office:time-value="PT12H00M29S" calcext:value-type="time">
            <text:p>12:00:29 PM</text:p>
          </table:table-cell>
          <table:table-cell/>
          <table:table-cell table:formula="of:=3600*HOUR([.A51])+60*MINUTE([.A51])+SECOND([.A51])" office:value-type="float" office:value="43233" calcext:value-type="float">
            <text:p>43233</text:p>
          </table:table-cell>
          <table:table-cell table:formula="of:=3600*HOUR([.B51])+60*MINUTE([.B51])+SECOND([.B51])" office:value-type="float" office:value="43229" calcext:value-type="float">
            <text:p>43229</text:p>
          </table:table-cell>
          <table:table-cell office:value-type="float" office:value="49" calcext:value-type="float">
            <text:p>49</text:p>
          </table:table-cell>
          <table:table-cell table:formula="of:=[.D51]-[.$D$2]" office:value-type="float" office:value="44" calcext:value-type="float">
            <text:p>44</text:p>
          </table:table-cell>
          <table:table-cell table:formula="of:=[.E51]-[.$E$2]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time" office:time-value="PT12H00M34S" calcext:value-type="time">
            <text:p>12:00:34 PM</text:p>
          </table:table-cell>
          <table:table-cell table:style-name="ce1" office:value-type="time" office:time-value="PT12H00M30S" calcext:value-type="time">
            <text:p>12:00:30 PM</text:p>
          </table:table-cell>
          <table:table-cell/>
          <table:table-cell table:formula="of:=3600*HOUR([.A52])+60*MINUTE([.A52])+SECOND([.A52])" office:value-type="float" office:value="43234" calcext:value-type="float">
            <text:p>43234</text:p>
          </table:table-cell>
          <table:table-cell table:formula="of:=3600*HOUR([.B52])+60*MINUTE([.B52])+SECOND([.B52])" office:value-type="float" office:value="43230" calcext:value-type="float">
            <text:p>43230</text:p>
          </table:table-cell>
          <table:table-cell office:value-type="float" office:value="50" calcext:value-type="float">
            <text:p>50</text:p>
          </table:table-cell>
          <table:table-cell table:formula="of:=[.D52]-[.$D$2]" office:value-type="float" office:value="45" calcext:value-type="float">
            <text:p>45</text:p>
          </table:table-cell>
          <table:table-cell table:formula="of:=[.E52]-[.$E$2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time" office:time-value="PT12H00M35S" calcext:value-type="time">
            <text:p>12:00:35 PM</text:p>
          </table:table-cell>
          <table:table-cell table:style-name="ce1" office:value-type="time" office:time-value="PT12H00M30S" calcext:value-type="time">
            <text:p>12:00:30 PM</text:p>
          </table:table-cell>
          <table:table-cell/>
          <table:table-cell table:formula="of:=3600*HOUR([.A53])+60*MINUTE([.A53])+SECOND([.A53])" office:value-type="float" office:value="43235" calcext:value-type="float">
            <text:p>43235</text:p>
          </table:table-cell>
          <table:table-cell table:formula="of:=3600*HOUR([.B53])+60*MINUTE([.B53])+SECOND([.B53])" office:value-type="float" office:value="43230" calcext:value-type="float">
            <text:p>43230</text:p>
          </table:table-cell>
          <table:table-cell office:value-type="float" office:value="51" calcext:value-type="float">
            <text:p>51</text:p>
          </table:table-cell>
          <table:table-cell table:formula="of:=[.D53]-[.$D$2]" office:value-type="float" office:value="46" calcext:value-type="float">
            <text:p>46</text:p>
          </table:table-cell>
          <table:table-cell table:formula="of:=[.E53]-[.$E$2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time" office:time-value="PT12H00M36S" calcext:value-type="time">
            <text:p>12:00:36 PM</text:p>
          </table:table-cell>
          <table:table-cell table:style-name="ce1" office:value-type="time" office:time-value="PT12H00M31S" calcext:value-type="time">
            <text:p>12:00:31 PM</text:p>
          </table:table-cell>
          <table:table-cell/>
          <table:table-cell table:formula="of:=3600*HOUR([.A54])+60*MINUTE([.A54])+SECOND([.A54])" office:value-type="float" office:value="43236" calcext:value-type="float">
            <text:p>43236</text:p>
          </table:table-cell>
          <table:table-cell table:formula="of:=3600*HOUR([.B54])+60*MINUTE([.B54])+SECOND([.B54])" office:value-type="float" office:value="43231" calcext:value-type="float">
            <text:p>43231</text:p>
          </table:table-cell>
          <table:table-cell office:value-type="float" office:value="52" calcext:value-type="float">
            <text:p>52</text:p>
          </table:table-cell>
          <table:table-cell table:formula="of:=[.D54]-[.$D$2]" office:value-type="float" office:value="47" calcext:value-type="float">
            <text:p>47</text:p>
          </table:table-cell>
          <table:table-cell table:formula="of:=[.E54]-[.$E$2]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time" office:time-value="PT12H00M37S" calcext:value-type="time">
            <text:p>12:00:37 PM</text:p>
          </table:table-cell>
          <table:table-cell table:style-name="ce1" office:value-type="time" office:time-value="PT12H00M32S" calcext:value-type="time">
            <text:p>12:00:32 PM</text:p>
          </table:table-cell>
          <table:table-cell/>
          <table:table-cell table:formula="of:=3600*HOUR([.A55])+60*MINUTE([.A55])+SECOND([.A55])" office:value-type="float" office:value="43237" calcext:value-type="float">
            <text:p>43237</text:p>
          </table:table-cell>
          <table:table-cell table:formula="of:=3600*HOUR([.B55])+60*MINUTE([.B55])+SECOND([.B55])" office:value-type="float" office:value="43232" calcext:value-type="float">
            <text:p>43232</text:p>
          </table:table-cell>
          <table:table-cell office:value-type="float" office:value="53" calcext:value-type="float">
            <text:p>53</text:p>
          </table:table-cell>
          <table:table-cell table:formula="of:=[.D55]-[.$D$2]" office:value-type="float" office:value="48" calcext:value-type="float">
            <text:p>48</text:p>
          </table:table-cell>
          <table:table-cell table:formula="of:=[.E55]-[.$E$2]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time" office:time-value="PT12H00M37S" calcext:value-type="time">
            <text:p>12:00:37 PM</text:p>
          </table:table-cell>
          <table:table-cell table:style-name="ce1" office:value-type="time" office:time-value="PT12H00M33S" calcext:value-type="time">
            <text:p>12:00:33 PM</text:p>
          </table:table-cell>
          <table:table-cell/>
          <table:table-cell table:formula="of:=3600*HOUR([.A56])+60*MINUTE([.A56])+SECOND([.A56])" office:value-type="float" office:value="43237" calcext:value-type="float">
            <text:p>43237</text:p>
          </table:table-cell>
          <table:table-cell table:formula="of:=3600*HOUR([.B56])+60*MINUTE([.B56])+SECOND([.B56])" office:value-type="float" office:value="43233" calcext:value-type="float">
            <text:p>43233</text:p>
          </table:table-cell>
          <table:table-cell office:value-type="float" office:value="54" calcext:value-type="float">
            <text:p>54</text:p>
          </table:table-cell>
          <table:table-cell table:formula="of:=[.D56]-[.$D$2]" office:value-type="float" office:value="48" calcext:value-type="float">
            <text:p>48</text:p>
          </table:table-cell>
          <table:table-cell table:formula="of:=[.E56]-[.$E$2]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time" office:time-value="PT12H00M38S" calcext:value-type="time">
            <text:p>12:00:38 PM</text:p>
          </table:table-cell>
          <table:table-cell table:style-name="ce1" office:value-type="time" office:time-value="PT12H00M34S" calcext:value-type="time">
            <text:p>12:00:34 PM</text:p>
          </table:table-cell>
          <table:table-cell/>
          <table:table-cell table:formula="of:=3600*HOUR([.A57])+60*MINUTE([.A57])+SECOND([.A57])" office:value-type="float" office:value="43238" calcext:value-type="float">
            <text:p>43238</text:p>
          </table:table-cell>
          <table:table-cell table:formula="of:=3600*HOUR([.B57])+60*MINUTE([.B57])+SECOND([.B57])" office:value-type="float" office:value="43234" calcext:value-type="float">
            <text:p>43234</text:p>
          </table:table-cell>
          <table:table-cell office:value-type="float" office:value="55" calcext:value-type="float">
            <text:p>55</text:p>
          </table:table-cell>
          <table:table-cell table:formula="of:=[.D57]-[.$D$2]" office:value-type="float" office:value="49" calcext:value-type="float">
            <text:p>49</text:p>
          </table:table-cell>
          <table:table-cell table:formula="of:=[.E57]-[.$E$2]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time" office:time-value="PT12H00M39S" calcext:value-type="time">
            <text:p>12:00:39 PM</text:p>
          </table:table-cell>
          <table:table-cell table:style-name="ce1" office:value-type="time" office:time-value="PT12H00M35S" calcext:value-type="time">
            <text:p>12:00:35 PM</text:p>
          </table:table-cell>
          <table:table-cell/>
          <table:table-cell table:formula="of:=3600*HOUR([.A58])+60*MINUTE([.A58])+SECOND([.A58])" office:value-type="float" office:value="43239" calcext:value-type="float">
            <text:p>43239</text:p>
          </table:table-cell>
          <table:table-cell table:formula="of:=3600*HOUR([.B58])+60*MINUTE([.B58])+SECOND([.B58])" office:value-type="float" office:value="43235" calcext:value-type="float">
            <text:p>43235</text:p>
          </table:table-cell>
          <table:table-cell office:value-type="float" office:value="56" calcext:value-type="float">
            <text:p>56</text:p>
          </table:table-cell>
          <table:table-cell table:formula="of:=[.D58]-[.$D$2]" office:value-type="float" office:value="50" calcext:value-type="float">
            <text:p>50</text:p>
          </table:table-cell>
          <table:table-cell table:formula="of:=[.E58]-[.$E$2]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time" office:time-value="PT12H00M40S" calcext:value-type="time">
            <text:p>12:00:40 PM</text:p>
          </table:table-cell>
          <table:table-cell table:style-name="ce1" office:value-type="time" office:time-value="PT12H00M36S" calcext:value-type="time">
            <text:p>12:00:36 PM</text:p>
          </table:table-cell>
          <table:table-cell/>
          <table:table-cell table:formula="of:=3600*HOUR([.A59])+60*MINUTE([.A59])+SECOND([.A59])" office:value-type="float" office:value="43240" calcext:value-type="float">
            <text:p>43240</text:p>
          </table:table-cell>
          <table:table-cell table:formula="of:=3600*HOUR([.B59])+60*MINUTE([.B59])+SECOND([.B59])" office:value-type="float" office:value="43236" calcext:value-type="float">
            <text:p>43236</text:p>
          </table:table-cell>
          <table:table-cell office:value-type="float" office:value="57" calcext:value-type="float">
            <text:p>57</text:p>
          </table:table-cell>
          <table:table-cell table:formula="of:=[.D59]-[.$D$2]" office:value-type="float" office:value="51" calcext:value-type="float">
            <text:p>51</text:p>
          </table:table-cell>
          <table:table-cell table:formula="of:=[.E59]-[.$E$2]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time" office:time-value="PT12H00M41S" calcext:value-type="time">
            <text:p>12:00:41 PM</text:p>
          </table:table-cell>
          <table:table-cell table:style-name="ce1" office:value-type="time" office:time-value="PT12H00M37S" calcext:value-type="time">
            <text:p>12:00:37 PM</text:p>
          </table:table-cell>
          <table:table-cell/>
          <table:table-cell table:formula="of:=3600*HOUR([.A60])+60*MINUTE([.A60])+SECOND([.A60])" office:value-type="float" office:value="43241" calcext:value-type="float">
            <text:p>43241</text:p>
          </table:table-cell>
          <table:table-cell table:formula="of:=3600*HOUR([.B60])+60*MINUTE([.B60])+SECOND([.B60])" office:value-type="float" office:value="43237" calcext:value-type="float">
            <text:p>43237</text:p>
          </table:table-cell>
          <table:table-cell office:value-type="float" office:value="58" calcext:value-type="float">
            <text:p>58</text:p>
          </table:table-cell>
          <table:table-cell table:formula="of:=[.D60]-[.$D$2]" office:value-type="float" office:value="52" calcext:value-type="float">
            <text:p>52</text:p>
          </table:table-cell>
          <table:table-cell table:formula="of:=[.E60]-[.$E$2]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time" office:time-value="PT12H00M42S" calcext:value-type="time">
            <text:p>12:00:42 PM</text:p>
          </table:table-cell>
          <table:table-cell table:style-name="ce1" office:value-type="time" office:time-value="PT12H00M37S" calcext:value-type="time">
            <text:p>12:00:37 PM</text:p>
          </table:table-cell>
          <table:table-cell/>
          <table:table-cell table:formula="of:=3600*HOUR([.A61])+60*MINUTE([.A61])+SECOND([.A61])" office:value-type="float" office:value="43242" calcext:value-type="float">
            <text:p>43242</text:p>
          </table:table-cell>
          <table:table-cell table:formula="of:=3600*HOUR([.B61])+60*MINUTE([.B61])+SECOND([.B61])" office:value-type="float" office:value="43237" calcext:value-type="float">
            <text:p>43237</text:p>
          </table:table-cell>
          <table:table-cell office:value-type="float" office:value="59" calcext:value-type="float">
            <text:p>59</text:p>
          </table:table-cell>
          <table:table-cell table:formula="of:=[.D61]-[.$D$2]" office:value-type="float" office:value="53" calcext:value-type="float">
            <text:p>53</text:p>
          </table:table-cell>
          <table:table-cell table:formula="of:=[.E61]-[.$E$2]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time" office:time-value="PT12H00M43S" calcext:value-type="time">
            <text:p>12:00:43 PM</text:p>
          </table:table-cell>
          <table:table-cell table:style-name="ce1" office:value-type="time" office:time-value="PT12H00M38S" calcext:value-type="time">
            <text:p>12:00:38 PM</text:p>
          </table:table-cell>
          <table:table-cell/>
          <table:table-cell table:formula="of:=3600*HOUR([.A62])+60*MINUTE([.A62])+SECOND([.A62])" office:value-type="float" office:value="43243" calcext:value-type="float">
            <text:p>43243</text:p>
          </table:table-cell>
          <table:table-cell table:formula="of:=3600*HOUR([.B62])+60*MINUTE([.B62])+SECOND([.B62])" office:value-type="float" office:value="43238" calcext:value-type="float">
            <text:p>43238</text:p>
          </table:table-cell>
          <table:table-cell office:value-type="float" office:value="60" calcext:value-type="float">
            <text:p>60</text:p>
          </table:table-cell>
          <table:table-cell table:formula="of:=[.D62]-[.$D$2]" office:value-type="float" office:value="54" calcext:value-type="float">
            <text:p>54</text:p>
          </table:table-cell>
          <table:table-cell table:formula="of:=[.E62]-[.$E$2]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time" office:time-value="PT12H00M44S" calcext:value-type="time">
            <text:p>12:00:44 PM</text:p>
          </table:table-cell>
          <table:table-cell table:style-name="ce1" office:value-type="time" office:time-value="PT12H00M39S" calcext:value-type="time">
            <text:p>12:00:39 PM</text:p>
          </table:table-cell>
          <table:table-cell/>
          <table:table-cell table:formula="of:=3600*HOUR([.A63])+60*MINUTE([.A63])+SECOND([.A63])" office:value-type="float" office:value="43244" calcext:value-type="float">
            <text:p>43244</text:p>
          </table:table-cell>
          <table:table-cell table:formula="of:=3600*HOUR([.B63])+60*MINUTE([.B63])+SECOND([.B63])" office:value-type="float" office:value="43239" calcext:value-type="float">
            <text:p>43239</text:p>
          </table:table-cell>
          <table:table-cell office:value-type="float" office:value="61" calcext:value-type="float">
            <text:p>61</text:p>
          </table:table-cell>
          <table:table-cell table:formula="of:=[.D63]-[.$D$2]" office:value-type="float" office:value="55" calcext:value-type="float">
            <text:p>55</text:p>
          </table:table-cell>
          <table:table-cell table:formula="of:=[.E63]-[.$E$2]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time" office:time-value="PT12H00M45S" calcext:value-type="time">
            <text:p>12:00:45 PM</text:p>
          </table:table-cell>
          <table:table-cell table:style-name="ce1" office:value-type="time" office:time-value="PT12H00M40S" calcext:value-type="time">
            <text:p>12:00:40 PM</text:p>
          </table:table-cell>
          <table:table-cell/>
          <table:table-cell table:formula="of:=3600*HOUR([.A64])+60*MINUTE([.A64])+SECOND([.A64])" office:value-type="float" office:value="43245" calcext:value-type="float">
            <text:p>43245</text:p>
          </table:table-cell>
          <table:table-cell table:formula="of:=3600*HOUR([.B64])+60*MINUTE([.B64])+SECOND([.B64])" office:value-type="float" office:value="43240" calcext:value-type="float">
            <text:p>43240</text:p>
          </table:table-cell>
          <table:table-cell office:value-type="float" office:value="62" calcext:value-type="float">
            <text:p>62</text:p>
          </table:table-cell>
          <table:table-cell table:formula="of:=[.D64]-[.$D$2]" office:value-type="float" office:value="56" calcext:value-type="float">
            <text:p>56</text:p>
          </table:table-cell>
          <table:table-cell table:formula="of:=[.E64]-[.$E$2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time" office:time-value="PT12H00M45S" calcext:value-type="time">
            <text:p>12:00:45 PM</text:p>
          </table:table-cell>
          <table:table-cell table:style-name="ce1" office:value-type="time" office:time-value="PT12H00M41S" calcext:value-type="time">
            <text:p>12:00:41 PM</text:p>
          </table:table-cell>
          <table:table-cell/>
          <table:table-cell table:formula="of:=3600*HOUR([.A65])+60*MINUTE([.A65])+SECOND([.A65])" office:value-type="float" office:value="43245" calcext:value-type="float">
            <text:p>43245</text:p>
          </table:table-cell>
          <table:table-cell table:formula="of:=3600*HOUR([.B65])+60*MINUTE([.B65])+SECOND([.B65])" office:value-type="float" office:value="43241" calcext:value-type="float">
            <text:p>43241</text:p>
          </table:table-cell>
          <table:table-cell office:value-type="float" office:value="63" calcext:value-type="float">
            <text:p>63</text:p>
          </table:table-cell>
          <table:table-cell table:formula="of:=[.D65]-[.$D$2]" office:value-type="float" office:value="56" calcext:value-type="float">
            <text:p>56</text:p>
          </table:table-cell>
          <table:table-cell table:formula="of:=[.E65]-[.$E$2]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time" office:time-value="PT12H00M46S" calcext:value-type="time">
            <text:p>12:00:46 PM</text:p>
          </table:table-cell>
          <table:table-cell table:style-name="ce1" office:value-type="time" office:time-value="PT12H00M42S" calcext:value-type="time">
            <text:p>12:00:42 PM</text:p>
          </table:table-cell>
          <table:table-cell/>
          <table:table-cell table:formula="of:=3600*HOUR([.A66])+60*MINUTE([.A66])+SECOND([.A66])" office:value-type="float" office:value="43246" calcext:value-type="float">
            <text:p>43246</text:p>
          </table:table-cell>
          <table:table-cell table:formula="of:=3600*HOUR([.B66])+60*MINUTE([.B66])+SECOND([.B66])" office:value-type="float" office:value="43242" calcext:value-type="float">
            <text:p>43242</text:p>
          </table:table-cell>
          <table:table-cell office:value-type="float" office:value="64" calcext:value-type="float">
            <text:p>64</text:p>
          </table:table-cell>
          <table:table-cell table:formula="of:=[.D66]-[.$D$2]" office:value-type="float" office:value="57" calcext:value-type="float">
            <text:p>57</text:p>
          </table:table-cell>
          <table:table-cell table:formula="of:=[.E66]-[.$E$2]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time" office:time-value="PT12H00M47S" calcext:value-type="time">
            <text:p>12:00:47 PM</text:p>
          </table:table-cell>
          <table:table-cell table:style-name="ce1" office:value-type="time" office:time-value="PT12H00M43S" calcext:value-type="time">
            <text:p>12:00:43 PM</text:p>
          </table:table-cell>
          <table:table-cell/>
          <table:table-cell table:formula="of:=3600*HOUR([.A67])+60*MINUTE([.A67])+SECOND([.A67])" office:value-type="float" office:value="43247" calcext:value-type="float">
            <text:p>43247</text:p>
          </table:table-cell>
          <table:table-cell table:formula="of:=3600*HOUR([.B67])+60*MINUTE([.B67])+SECOND([.B67])" office:value-type="float" office:value="43243" calcext:value-type="float">
            <text:p>43243</text:p>
          </table:table-cell>
          <table:table-cell office:value-type="float" office:value="65" calcext:value-type="float">
            <text:p>65</text:p>
          </table:table-cell>
          <table:table-cell table:formula="of:=[.D67]-[.$D$2]" office:value-type="float" office:value="58" calcext:value-type="float">
            <text:p>58</text:p>
          </table:table-cell>
          <table:table-cell table:formula="of:=[.E67]-[.$E$2]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time" office:time-value="PT12H00M48S" calcext:value-type="time">
            <text:p>12:00:48 PM</text:p>
          </table:table-cell>
          <table:table-cell table:style-name="ce1" office:value-type="time" office:time-value="PT12H00M44S" calcext:value-type="time">
            <text:p>12:00:44 PM</text:p>
          </table:table-cell>
          <table:table-cell/>
          <table:table-cell table:formula="of:=3600*HOUR([.A68])+60*MINUTE([.A68])+SECOND([.A68])" office:value-type="float" office:value="43248" calcext:value-type="float">
            <text:p>43248</text:p>
          </table:table-cell>
          <table:table-cell table:formula="of:=3600*HOUR([.B68])+60*MINUTE([.B68])+SECOND([.B68])" office:value-type="float" office:value="43244" calcext:value-type="float">
            <text:p>43244</text:p>
          </table:table-cell>
          <table:table-cell office:value-type="float" office:value="66" calcext:value-type="float">
            <text:p>66</text:p>
          </table:table-cell>
          <table:table-cell table:formula="of:=[.D68]-[.$D$2]" office:value-type="float" office:value="59" calcext:value-type="float">
            <text:p>59</text:p>
          </table:table-cell>
          <table:table-cell table:formula="of:=[.E68]-[.$E$2]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time" office:time-value="PT12H00M49S" calcext:value-type="time">
            <text:p>12:00:49 PM</text:p>
          </table:table-cell>
          <table:table-cell table:style-name="ce1" office:value-type="time" office:time-value="PT12H00M45S" calcext:value-type="time">
            <text:p>12:00:45 PM</text:p>
          </table:table-cell>
          <table:table-cell/>
          <table:table-cell table:formula="of:=3600*HOUR([.A69])+60*MINUTE([.A69])+SECOND([.A69])" office:value-type="float" office:value="43249" calcext:value-type="float">
            <text:p>43249</text:p>
          </table:table-cell>
          <table:table-cell table:formula="of:=3600*HOUR([.B69])+60*MINUTE([.B69])+SECOND([.B69])" office:value-type="float" office:value="43245" calcext:value-type="float">
            <text:p>43245</text:p>
          </table:table-cell>
          <table:table-cell office:value-type="float" office:value="67" calcext:value-type="float">
            <text:p>67</text:p>
          </table:table-cell>
          <table:table-cell table:formula="of:=[.D69]-[.$D$2]" office:value-type="float" office:value="60" calcext:value-type="float">
            <text:p>60</text:p>
          </table:table-cell>
          <table:table-cell table:formula="of:=[.E69]-[.$E$2]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time" office:time-value="PT12H00M50S" calcext:value-type="time">
            <text:p>12:00:50 PM</text:p>
          </table:table-cell>
          <table:table-cell table:style-name="ce1" office:value-type="time" office:time-value="PT12H00M45S" calcext:value-type="time">
            <text:p>12:00:45 PM</text:p>
          </table:table-cell>
          <table:table-cell/>
          <table:table-cell table:formula="of:=3600*HOUR([.A70])+60*MINUTE([.A70])+SECOND([.A70])" office:value-type="float" office:value="43250" calcext:value-type="float">
            <text:p>43250</text:p>
          </table:table-cell>
          <table:table-cell table:formula="of:=3600*HOUR([.B70])+60*MINUTE([.B70])+SECOND([.B70])" office:value-type="float" office:value="43245" calcext:value-type="float">
            <text:p>43245</text:p>
          </table:table-cell>
          <table:table-cell office:value-type="float" office:value="68" calcext:value-type="float">
            <text:p>68</text:p>
          </table:table-cell>
          <table:table-cell table:formula="of:=[.D70]-[.$D$2]" office:value-type="float" office:value="61" calcext:value-type="float">
            <text:p>61</text:p>
          </table:table-cell>
          <table:table-cell table:formula="of:=[.E70]-[.$E$2]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time" office:time-value="PT12H00M51S" calcext:value-type="time">
            <text:p>12:00:51 PM</text:p>
          </table:table-cell>
          <table:table-cell table:style-name="ce1" office:value-type="time" office:time-value="PT12H00M46S" calcext:value-type="time">
            <text:p>12:00:46 PM</text:p>
          </table:table-cell>
          <table:table-cell/>
          <table:table-cell table:formula="of:=3600*HOUR([.A71])+60*MINUTE([.A71])+SECOND([.A71])" office:value-type="float" office:value="43251" calcext:value-type="float">
            <text:p>43251</text:p>
          </table:table-cell>
          <table:table-cell table:formula="of:=3600*HOUR([.B71])+60*MINUTE([.B71])+SECOND([.B71])" office:value-type="float" office:value="43246" calcext:value-type="float">
            <text:p>43246</text:p>
          </table:table-cell>
          <table:table-cell office:value-type="float" office:value="69" calcext:value-type="float">
            <text:p>69</text:p>
          </table:table-cell>
          <table:table-cell table:formula="of:=[.D71]-[.$D$2]" office:value-type="float" office:value="62" calcext:value-type="float">
            <text:p>62</text:p>
          </table:table-cell>
          <table:table-cell table:formula="of:=[.E71]-[.$E$2]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time" office:time-value="PT12H00M52S" calcext:value-type="time">
            <text:p>12:00:52 PM</text:p>
          </table:table-cell>
          <table:table-cell table:style-name="ce1" office:value-type="time" office:time-value="PT12H00M47S" calcext:value-type="time">
            <text:p>12:00:47 PM</text:p>
          </table:table-cell>
          <table:table-cell/>
          <table:table-cell table:formula="of:=3600*HOUR([.A72])+60*MINUTE([.A72])+SECOND([.A72])" office:value-type="float" office:value="43252" calcext:value-type="float">
            <text:p>43252</text:p>
          </table:table-cell>
          <table:table-cell table:formula="of:=3600*HOUR([.B72])+60*MINUTE([.B72])+SECOND([.B72])" office:value-type="float" office:value="43247" calcext:value-type="float">
            <text:p>43247</text:p>
          </table:table-cell>
          <table:table-cell office:value-type="float" office:value="70" calcext:value-type="float">
            <text:p>70</text:p>
          </table:table-cell>
          <table:table-cell table:formula="of:=[.D72]-[.$D$2]" office:value-type="float" office:value="63" calcext:value-type="float">
            <text:p>63</text:p>
          </table:table-cell>
          <table:table-cell table:formula="of:=[.E72]-[.$E$2]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time" office:time-value="PT12H00M53S" calcext:value-type="time">
            <text:p>12:00:53 PM</text:p>
          </table:table-cell>
          <table:table-cell table:style-name="ce1" office:value-type="time" office:time-value="PT12H00M48S" calcext:value-type="time">
            <text:p>12:00:48 PM</text:p>
          </table:table-cell>
          <table:table-cell/>
          <table:table-cell table:formula="of:=3600*HOUR([.A73])+60*MINUTE([.A73])+SECOND([.A73])" office:value-type="float" office:value="43253" calcext:value-type="float">
            <text:p>43253</text:p>
          </table:table-cell>
          <table:table-cell table:formula="of:=3600*HOUR([.B73])+60*MINUTE([.B73])+SECOND([.B73])" office:value-type="float" office:value="43248" calcext:value-type="float">
            <text:p>43248</text:p>
          </table:table-cell>
          <table:table-cell office:value-type="float" office:value="71" calcext:value-type="float">
            <text:p>71</text:p>
          </table:table-cell>
          <table:table-cell table:formula="of:=[.D73]-[.$D$2]" office:value-type="float" office:value="64" calcext:value-type="float">
            <text:p>64</text:p>
          </table:table-cell>
          <table:table-cell table:formula="of:=[.E73]-[.$E$2]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time" office:time-value="PT12H00M53S" calcext:value-type="time">
            <text:p>12:00:53 PM</text:p>
          </table:table-cell>
          <table:table-cell table:style-name="ce1" office:value-type="time" office:time-value="PT12H00M49S" calcext:value-type="time">
            <text:p>12:00:49 PM</text:p>
          </table:table-cell>
          <table:table-cell/>
          <table:table-cell table:formula="of:=3600*HOUR([.A74])+60*MINUTE([.A74])+SECOND([.A74])" office:value-type="float" office:value="43253" calcext:value-type="float">
            <text:p>43253</text:p>
          </table:table-cell>
          <table:table-cell table:formula="of:=3600*HOUR([.B74])+60*MINUTE([.B74])+SECOND([.B74])" office:value-type="float" office:value="43249" calcext:value-type="float">
            <text:p>43249</text:p>
          </table:table-cell>
          <table:table-cell office:value-type="float" office:value="72" calcext:value-type="float">
            <text:p>72</text:p>
          </table:table-cell>
          <table:table-cell table:formula="of:=[.D74]-[.$D$2]" office:value-type="float" office:value="64" calcext:value-type="float">
            <text:p>64</text:p>
          </table:table-cell>
          <table:table-cell table:formula="of:=[.E74]-[.$E$2]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time" office:time-value="PT12H00M54S" calcext:value-type="time">
            <text:p>12:00:54 PM</text:p>
          </table:table-cell>
          <table:table-cell table:style-name="ce1" office:value-type="time" office:time-value="PT12H00M50S" calcext:value-type="time">
            <text:p>12:00:50 PM</text:p>
          </table:table-cell>
          <table:table-cell/>
          <table:table-cell table:formula="of:=3600*HOUR([.A75])+60*MINUTE([.A75])+SECOND([.A75])" office:value-type="float" office:value="43254" calcext:value-type="float">
            <text:p>43254</text:p>
          </table:table-cell>
          <table:table-cell table:formula="of:=3600*HOUR([.B75])+60*MINUTE([.B75])+SECOND([.B75])" office:value-type="float" office:value="43250" calcext:value-type="float">
            <text:p>43250</text:p>
          </table:table-cell>
          <table:table-cell office:value-type="float" office:value="73" calcext:value-type="float">
            <text:p>73</text:p>
          </table:table-cell>
          <table:table-cell table:formula="of:=[.D75]-[.$D$2]" office:value-type="float" office:value="65" calcext:value-type="float">
            <text:p>65</text:p>
          </table:table-cell>
          <table:table-cell table:formula="of:=[.E75]-[.$E$2]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time" office:time-value="PT12H00M55S" calcext:value-type="time">
            <text:p>12:00:55 PM</text:p>
          </table:table-cell>
          <table:table-cell table:style-name="ce1" office:value-type="time" office:time-value="PT12H00M51S" calcext:value-type="time">
            <text:p>12:00:51 PM</text:p>
          </table:table-cell>
          <table:table-cell/>
          <table:table-cell table:formula="of:=3600*HOUR([.A76])+60*MINUTE([.A76])+SECOND([.A76])" office:value-type="float" office:value="43255" calcext:value-type="float">
            <text:p>43255</text:p>
          </table:table-cell>
          <table:table-cell table:formula="of:=3600*HOUR([.B76])+60*MINUTE([.B76])+SECOND([.B76])" office:value-type="float" office:value="43251" calcext:value-type="float">
            <text:p>43251</text:p>
          </table:table-cell>
          <table:table-cell office:value-type="float" office:value="74" calcext:value-type="float">
            <text:p>74</text:p>
          </table:table-cell>
          <table:table-cell table:formula="of:=[.D76]-[.$D$2]" office:value-type="float" office:value="66" calcext:value-type="float">
            <text:p>66</text:p>
          </table:table-cell>
          <table:table-cell table:formula="of:=[.E76]-[.$E$2]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time" office:time-value="PT12H00M56S" calcext:value-type="time">
            <text:p>12:00:56 PM</text:p>
          </table:table-cell>
          <table:table-cell table:style-name="ce1" office:value-type="time" office:time-value="PT12H00M52S" calcext:value-type="time">
            <text:p>12:00:52 PM</text:p>
          </table:table-cell>
          <table:table-cell/>
          <table:table-cell table:formula="of:=3600*HOUR([.A77])+60*MINUTE([.A77])+SECOND([.A77])" office:value-type="float" office:value="43256" calcext:value-type="float">
            <text:p>43256</text:p>
          </table:table-cell>
          <table:table-cell table:formula="of:=3600*HOUR([.B77])+60*MINUTE([.B77])+SECOND([.B77])" office:value-type="float" office:value="43252" calcext:value-type="float">
            <text:p>43252</text:p>
          </table:table-cell>
          <table:table-cell office:value-type="float" office:value="75" calcext:value-type="float">
            <text:p>75</text:p>
          </table:table-cell>
          <table:table-cell table:formula="of:=[.D77]-[.$D$2]" office:value-type="float" office:value="67" calcext:value-type="float">
            <text:p>67</text:p>
          </table:table-cell>
          <table:table-cell table:formula="of:=[.E77]-[.$E$2]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time" office:time-value="PT12H00M57S" calcext:value-type="time">
            <text:p>12:00:57 PM</text:p>
          </table:table-cell>
          <table:table-cell table:style-name="ce1" office:value-type="time" office:time-value="PT12H00M53S" calcext:value-type="time">
            <text:p>12:00:53 PM</text:p>
          </table:table-cell>
          <table:table-cell/>
          <table:table-cell table:formula="of:=3600*HOUR([.A78])+60*MINUTE([.A78])+SECOND([.A78])" office:value-type="float" office:value="43257" calcext:value-type="float">
            <text:p>43257</text:p>
          </table:table-cell>
          <table:table-cell table:formula="of:=3600*HOUR([.B78])+60*MINUTE([.B78])+SECOND([.B78])" office:value-type="float" office:value="43253" calcext:value-type="float">
            <text:p>43253</text:p>
          </table:table-cell>
          <table:table-cell office:value-type="float" office:value="76" calcext:value-type="float">
            <text:p>76</text:p>
          </table:table-cell>
          <table:table-cell table:formula="of:=[.D78]-[.$D$2]" office:value-type="float" office:value="68" calcext:value-type="float">
            <text:p>68</text:p>
          </table:table-cell>
          <table:table-cell table:formula="of:=[.E78]-[.$E$2]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time" office:time-value="PT12H00M58S" calcext:value-type="time">
            <text:p>12:00:58 PM</text:p>
          </table:table-cell>
          <table:table-cell table:style-name="ce1" office:value-type="time" office:time-value="PT12H00M53S" calcext:value-type="time">
            <text:p>12:00:53 PM</text:p>
          </table:table-cell>
          <table:table-cell/>
          <table:table-cell table:formula="of:=3600*HOUR([.A79])+60*MINUTE([.A79])+SECOND([.A79])" office:value-type="float" office:value="43258" calcext:value-type="float">
            <text:p>43258</text:p>
          </table:table-cell>
          <table:table-cell table:formula="of:=3600*HOUR([.B79])+60*MINUTE([.B79])+SECOND([.B79])" office:value-type="float" office:value="43253" calcext:value-type="float">
            <text:p>43253</text:p>
          </table:table-cell>
          <table:table-cell office:value-type="float" office:value="77" calcext:value-type="float">
            <text:p>77</text:p>
          </table:table-cell>
          <table:table-cell table:formula="of:=[.D79]-[.$D$2]" office:value-type="float" office:value="69" calcext:value-type="float">
            <text:p>69</text:p>
          </table:table-cell>
          <table:table-cell table:formula="of:=[.E79]-[.$E$2]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time" office:time-value="PT12H00M59S" calcext:value-type="time">
            <text:p>12:00:59 PM</text:p>
          </table:table-cell>
          <table:table-cell table:style-name="ce1" office:value-type="time" office:time-value="PT12H00M54S" calcext:value-type="time">
            <text:p>12:00:54 PM</text:p>
          </table:table-cell>
          <table:table-cell/>
          <table:table-cell table:formula="of:=3600*HOUR([.A80])+60*MINUTE([.A80])+SECOND([.A80])" office:value-type="float" office:value="43259" calcext:value-type="float">
            <text:p>43259</text:p>
          </table:table-cell>
          <table:table-cell table:formula="of:=3600*HOUR([.B80])+60*MINUTE([.B80])+SECOND([.B80])" office:value-type="float" office:value="43254" calcext:value-type="float">
            <text:p>43254</text:p>
          </table:table-cell>
          <table:table-cell office:value-type="float" office:value="78" calcext:value-type="float">
            <text:p>78</text:p>
          </table:table-cell>
          <table:table-cell table:formula="of:=[.D80]-[.$D$2]" office:value-type="float" office:value="70" calcext:value-type="float">
            <text:p>70</text:p>
          </table:table-cell>
          <table:table-cell table:formula="of:=[.E80]-[.$E$2]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time" office:time-value="PT12H01M00S" calcext:value-type="time">
            <text:p>12:01:00 PM</text:p>
          </table:table-cell>
          <table:table-cell table:style-name="ce1" office:value-type="time" office:time-value="PT12H00M55S" calcext:value-type="time">
            <text:p>12:00:55 PM</text:p>
          </table:table-cell>
          <table:table-cell/>
          <table:table-cell table:formula="of:=3600*HOUR([.A81])+60*MINUTE([.A81])+SECOND([.A81])" office:value-type="float" office:value="43260" calcext:value-type="float">
            <text:p>43260</text:p>
          </table:table-cell>
          <table:table-cell table:formula="of:=3600*HOUR([.B81])+60*MINUTE([.B81])+SECOND([.B81])" office:value-type="float" office:value="43255" calcext:value-type="float">
            <text:p>43255</text:p>
          </table:table-cell>
          <table:table-cell office:value-type="float" office:value="79" calcext:value-type="float">
            <text:p>79</text:p>
          </table:table-cell>
          <table:table-cell table:formula="of:=[.D81]-[.$D$2]" office:value-type="float" office:value="71" calcext:value-type="float">
            <text:p>71</text:p>
          </table:table-cell>
          <table:table-cell table:formula="of:=[.E81]-[.$E$2]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time" office:time-value="PT12H01M01S" calcext:value-type="time">
            <text:p>12:01:01 PM</text:p>
          </table:table-cell>
          <table:table-cell table:style-name="ce1" office:value-type="time" office:time-value="PT12H00M56S" calcext:value-type="time">
            <text:p>12:00:56 PM</text:p>
          </table:table-cell>
          <table:table-cell/>
          <table:table-cell table:formula="of:=3600*HOUR([.A82])+60*MINUTE([.A82])+SECOND([.A82])" office:value-type="float" office:value="43261" calcext:value-type="float">
            <text:p>43261</text:p>
          </table:table-cell>
          <table:table-cell table:formula="of:=3600*HOUR([.B82])+60*MINUTE([.B82])+SECOND([.B82])" office:value-type="float" office:value="43256" calcext:value-type="float">
            <text:p>43256</text:p>
          </table:table-cell>
          <table:table-cell office:value-type="float" office:value="80" calcext:value-type="float">
            <text:p>80</text:p>
          </table:table-cell>
          <table:table-cell table:formula="of:=[.D82]-[.$D$2]" office:value-type="float" office:value="72" calcext:value-type="float">
            <text:p>72</text:p>
          </table:table-cell>
          <table:table-cell table:formula="of:=[.E82]-[.$E$2]"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time" office:time-value="PT12H01M01S" calcext:value-type="time">
            <text:p>12:01:01 PM</text:p>
          </table:table-cell>
          <table:table-cell table:style-name="ce1" office:value-type="time" office:time-value="PT12H00M57S" calcext:value-type="time">
            <text:p>12:00:57 PM</text:p>
          </table:table-cell>
          <table:table-cell/>
          <table:table-cell table:formula="of:=3600*HOUR([.A83])+60*MINUTE([.A83])+SECOND([.A83])" office:value-type="float" office:value="43261" calcext:value-type="float">
            <text:p>43261</text:p>
          </table:table-cell>
          <table:table-cell table:formula="of:=3600*HOUR([.B83])+60*MINUTE([.B83])+SECOND([.B83])" office:value-type="float" office:value="43257" calcext:value-type="float">
            <text:p>43257</text:p>
          </table:table-cell>
          <table:table-cell office:value-type="float" office:value="81" calcext:value-type="float">
            <text:p>81</text:p>
          </table:table-cell>
          <table:table-cell table:formula="of:=[.D83]-[.$D$2]" office:value-type="float" office:value="72" calcext:value-type="float">
            <text:p>72</text:p>
          </table:table-cell>
          <table:table-cell table:formula="of:=[.E83]-[.$E$2]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time" office:time-value="PT12H01M02S" calcext:value-type="time">
            <text:p>12:01:02 PM</text:p>
          </table:table-cell>
          <table:table-cell table:style-name="ce1" office:value-type="time" office:time-value="PT12H00M58S" calcext:value-type="time">
            <text:p>12:00:58 PM</text:p>
          </table:table-cell>
          <table:table-cell/>
          <table:table-cell table:formula="of:=3600*HOUR([.A84])+60*MINUTE([.A84])+SECOND([.A84])" office:value-type="float" office:value="43262" calcext:value-type="float">
            <text:p>43262</text:p>
          </table:table-cell>
          <table:table-cell table:formula="of:=3600*HOUR([.B84])+60*MINUTE([.B84])+SECOND([.B84])" office:value-type="float" office:value="43258" calcext:value-type="float">
            <text:p>43258</text:p>
          </table:table-cell>
          <table:table-cell office:value-type="float" office:value="82" calcext:value-type="float">
            <text:p>82</text:p>
          </table:table-cell>
          <table:table-cell table:formula="of:=[.D84]-[.$D$2]" office:value-type="float" office:value="73" calcext:value-type="float">
            <text:p>73</text:p>
          </table:table-cell>
          <table:table-cell table:formula="of:=[.E84]-[.$E$2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time" office:time-value="PT12H01M03S" calcext:value-type="time">
            <text:p>12:01:03 PM</text:p>
          </table:table-cell>
          <table:table-cell table:style-name="ce1" office:value-type="time" office:time-value="PT12H00M59S" calcext:value-type="time">
            <text:p>12:00:59 PM</text:p>
          </table:table-cell>
          <table:table-cell/>
          <table:table-cell table:formula="of:=3600*HOUR([.A85])+60*MINUTE([.A85])+SECOND([.A85])" office:value-type="float" office:value="43263" calcext:value-type="float">
            <text:p>43263</text:p>
          </table:table-cell>
          <table:table-cell table:formula="of:=3600*HOUR([.B85])+60*MINUTE([.B85])+SECOND([.B85])" office:value-type="float" office:value="43259" calcext:value-type="float">
            <text:p>43259</text:p>
          </table:table-cell>
          <table:table-cell office:value-type="float" office:value="83" calcext:value-type="float">
            <text:p>83</text:p>
          </table:table-cell>
          <table:table-cell table:formula="of:=[.D85]-[.$D$2]" office:value-type="float" office:value="74" calcext:value-type="float">
            <text:p>74</text:p>
          </table:table-cell>
          <table:table-cell table:formula="of:=[.E85]-[.$E$2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time" office:time-value="PT12H01M04S" calcext:value-type="time">
            <text:p>12:01:04 PM</text:p>
          </table:table-cell>
          <table:table-cell table:style-name="ce1" office:value-type="time" office:time-value="PT12H01M00S" calcext:value-type="time">
            <text:p>12:01:00 PM</text:p>
          </table:table-cell>
          <table:table-cell/>
          <table:table-cell table:formula="of:=3600*HOUR([.A86])+60*MINUTE([.A86])+SECOND([.A86])" office:value-type="float" office:value="43264" calcext:value-type="float">
            <text:p>43264</text:p>
          </table:table-cell>
          <table:table-cell table:formula="of:=3600*HOUR([.B86])+60*MINUTE([.B86])+SECOND([.B86])" office:value-type="float" office:value="43260" calcext:value-type="float">
            <text:p>43260</text:p>
          </table:table-cell>
          <table:table-cell office:value-type="float" office:value="84" calcext:value-type="float">
            <text:p>84</text:p>
          </table:table-cell>
          <table:table-cell table:formula="of:=[.D86]-[.$D$2]" office:value-type="float" office:value="75" calcext:value-type="float">
            <text:p>75</text:p>
          </table:table-cell>
          <table:table-cell table:formula="of:=[.E86]-[.$E$2]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time" office:time-value="PT12H01M05S" calcext:value-type="time">
            <text:p>12:01:05 PM</text:p>
          </table:table-cell>
          <table:table-cell table:style-name="ce1" office:value-type="time" office:time-value="PT12H01M01S" calcext:value-type="time">
            <text:p>12:01:01 PM</text:p>
          </table:table-cell>
          <table:table-cell/>
          <table:table-cell table:formula="of:=3600*HOUR([.A87])+60*MINUTE([.A87])+SECOND([.A87])" office:value-type="float" office:value="43265" calcext:value-type="float">
            <text:p>43265</text:p>
          </table:table-cell>
          <table:table-cell table:formula="of:=3600*HOUR([.B87])+60*MINUTE([.B87])+SECOND([.B87])" office:value-type="float" office:value="43261" calcext:value-type="float">
            <text:p>43261</text:p>
          </table:table-cell>
          <table:table-cell office:value-type="float" office:value="85" calcext:value-type="float">
            <text:p>85</text:p>
          </table:table-cell>
          <table:table-cell table:formula="of:=[.D87]-[.$D$2]" office:value-type="float" office:value="76" calcext:value-type="float">
            <text:p>76</text:p>
          </table:table-cell>
          <table:table-cell table:formula="of:=[.E87]-[.$E$2]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time" office:time-value="PT12H01M06S" calcext:value-type="time">
            <text:p>12:01:06 PM</text:p>
          </table:table-cell>
          <table:table-cell table:style-name="ce1" office:value-type="time" office:time-value="PT12H01M01S" calcext:value-type="time">
            <text:p>12:01:01 PM</text:p>
          </table:table-cell>
          <table:table-cell/>
          <table:table-cell table:formula="of:=3600*HOUR([.A88])+60*MINUTE([.A88])+SECOND([.A88])" office:value-type="float" office:value="43266" calcext:value-type="float">
            <text:p>43266</text:p>
          </table:table-cell>
          <table:table-cell table:formula="of:=3600*HOUR([.B88])+60*MINUTE([.B88])+SECOND([.B88])" office:value-type="float" office:value="43261" calcext:value-type="float">
            <text:p>43261</text:p>
          </table:table-cell>
          <table:table-cell office:value-type="float" office:value="86" calcext:value-type="float">
            <text:p>86</text:p>
          </table:table-cell>
          <table:table-cell table:formula="of:=[.D88]-[.$D$2]" office:value-type="float" office:value="77" calcext:value-type="float">
            <text:p>77</text:p>
          </table:table-cell>
          <table:table-cell table:formula="of:=[.E88]-[.$E$2]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time" office:time-value="PT12H01M07S" calcext:value-type="time">
            <text:p>12:01:07 PM</text:p>
          </table:table-cell>
          <table:table-cell table:style-name="ce1" office:value-type="time" office:time-value="PT12H01M02S" calcext:value-type="time">
            <text:p>12:01:02 PM</text:p>
          </table:table-cell>
          <table:table-cell/>
          <table:table-cell table:formula="of:=3600*HOUR([.A89])+60*MINUTE([.A89])+SECOND([.A89])" office:value-type="float" office:value="43267" calcext:value-type="float">
            <text:p>43267</text:p>
          </table:table-cell>
          <table:table-cell table:formula="of:=3600*HOUR([.B89])+60*MINUTE([.B89])+SECOND([.B89])" office:value-type="float" office:value="43262" calcext:value-type="float">
            <text:p>43262</text:p>
          </table:table-cell>
          <table:table-cell office:value-type="float" office:value="87" calcext:value-type="float">
            <text:p>87</text:p>
          </table:table-cell>
          <table:table-cell table:formula="of:=[.D89]-[.$D$2]" office:value-type="float" office:value="78" calcext:value-type="float">
            <text:p>78</text:p>
          </table:table-cell>
          <table:table-cell table:formula="of:=[.E89]-[.$E$2]"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time" office:time-value="PT12H01M08S" calcext:value-type="time">
            <text:p>12:01:08 PM</text:p>
          </table:table-cell>
          <table:table-cell table:style-name="ce1" office:value-type="time" office:time-value="PT12H01M03S" calcext:value-type="time">
            <text:p>12:01:03 PM</text:p>
          </table:table-cell>
          <table:table-cell/>
          <table:table-cell table:formula="of:=3600*HOUR([.A90])+60*MINUTE([.A90])+SECOND([.A90])" office:value-type="float" office:value="43268" calcext:value-type="float">
            <text:p>43268</text:p>
          </table:table-cell>
          <table:table-cell table:formula="of:=3600*HOUR([.B90])+60*MINUTE([.B90])+SECOND([.B90])" office:value-type="float" office:value="43263" calcext:value-type="float">
            <text:p>43263</text:p>
          </table:table-cell>
          <table:table-cell office:value-type="float" office:value="88" calcext:value-type="float">
            <text:p>88</text:p>
          </table:table-cell>
          <table:table-cell table:formula="of:=[.D90]-[.$D$2]" office:value-type="float" office:value="79" calcext:value-type="float">
            <text:p>79</text:p>
          </table:table-cell>
          <table:table-cell table:formula="of:=[.E90]-[.$E$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time" office:time-value="PT12H01M09S" calcext:value-type="time">
            <text:p>12:01:09 PM</text:p>
          </table:table-cell>
          <table:table-cell table:style-name="ce1" office:value-type="time" office:time-value="PT12H01M04S" calcext:value-type="time">
            <text:p>12:01:04 PM</text:p>
          </table:table-cell>
          <table:table-cell/>
          <table:table-cell table:formula="of:=3600*HOUR([.A91])+60*MINUTE([.A91])+SECOND([.A91])" office:value-type="float" office:value="43269" calcext:value-type="float">
            <text:p>43269</text:p>
          </table:table-cell>
          <table:table-cell table:formula="of:=3600*HOUR([.B91])+60*MINUTE([.B91])+SECOND([.B91])" office:value-type="float" office:value="43264" calcext:value-type="float">
            <text:p>43264</text:p>
          </table:table-cell>
          <table:table-cell office:value-type="float" office:value="89" calcext:value-type="float">
            <text:p>89</text:p>
          </table:table-cell>
          <table:table-cell table:formula="of:=[.D91]-[.$D$2]" office:value-type="float" office:value="80" calcext:value-type="float">
            <text:p>80</text:p>
          </table:table-cell>
          <table:table-cell table:formula="of:=[.E91]-[.$E$2]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time" office:time-value="PT12H01M09S" calcext:value-type="time">
            <text:p>12:01:09 PM</text:p>
          </table:table-cell>
          <table:table-cell table:style-name="ce1" office:value-type="time" office:time-value="PT12H01M05S" calcext:value-type="time">
            <text:p>12:01:05 PM</text:p>
          </table:table-cell>
          <table:table-cell/>
          <table:table-cell table:formula="of:=3600*HOUR([.A92])+60*MINUTE([.A92])+SECOND([.A92])" office:value-type="float" office:value="43269" calcext:value-type="float">
            <text:p>43269</text:p>
          </table:table-cell>
          <table:table-cell table:formula="of:=3600*HOUR([.B92])+60*MINUTE([.B92])+SECOND([.B92])" office:value-type="float" office:value="43265" calcext:value-type="float">
            <text:p>43265</text:p>
          </table:table-cell>
          <table:table-cell office:value-type="float" office:value="90" calcext:value-type="float">
            <text:p>90</text:p>
          </table:table-cell>
          <table:table-cell table:formula="of:=[.D92]-[.$D$2]" office:value-type="float" office:value="80" calcext:value-type="float">
            <text:p>80</text:p>
          </table:table-cell>
          <table:table-cell table:formula="of:=[.E92]-[.$E$2]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time" office:time-value="PT12H01M10S" calcext:value-type="time">
            <text:p>12:01:10 PM</text:p>
          </table:table-cell>
          <table:table-cell table:style-name="ce1" office:value-type="time" office:time-value="PT12H01M06S" calcext:value-type="time">
            <text:p>12:01:06 PM</text:p>
          </table:table-cell>
          <table:table-cell/>
          <table:table-cell table:formula="of:=3600*HOUR([.A93])+60*MINUTE([.A93])+SECOND([.A93])" office:value-type="float" office:value="43270" calcext:value-type="float">
            <text:p>43270</text:p>
          </table:table-cell>
          <table:table-cell table:formula="of:=3600*HOUR([.B93])+60*MINUTE([.B93])+SECOND([.B93])" office:value-type="float" office:value="43266" calcext:value-type="float">
            <text:p>43266</text:p>
          </table:table-cell>
          <table:table-cell office:value-type="float" office:value="91" calcext:value-type="float">
            <text:p>91</text:p>
          </table:table-cell>
          <table:table-cell table:formula="of:=[.D93]-[.$D$2]" office:value-type="float" office:value="81" calcext:value-type="float">
            <text:p>81</text:p>
          </table:table-cell>
          <table:table-cell table:formula="of:=[.E93]-[.$E$2]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time" office:time-value="PT12H01M11S" calcext:value-type="time">
            <text:p>12:01:11 PM</text:p>
          </table:table-cell>
          <table:table-cell table:style-name="ce1" office:value-type="time" office:time-value="PT12H01M07S" calcext:value-type="time">
            <text:p>12:01:07 PM</text:p>
          </table:table-cell>
          <table:table-cell/>
          <table:table-cell table:formula="of:=3600*HOUR([.A94])+60*MINUTE([.A94])+SECOND([.A94])" office:value-type="float" office:value="43271" calcext:value-type="float">
            <text:p>43271</text:p>
          </table:table-cell>
          <table:table-cell table:formula="of:=3600*HOUR([.B94])+60*MINUTE([.B94])+SECOND([.B94])" office:value-type="float" office:value="43267" calcext:value-type="float">
            <text:p>43267</text:p>
          </table:table-cell>
          <table:table-cell office:value-type="float" office:value="92" calcext:value-type="float">
            <text:p>92</text:p>
          </table:table-cell>
          <table:table-cell table:formula="of:=[.D94]-[.$D$2]" office:value-type="float" office:value="82" calcext:value-type="float">
            <text:p>82</text:p>
          </table:table-cell>
          <table:table-cell table:formula="of:=[.E94]-[.$E$2]"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time" office:time-value="PT12H01M12S" calcext:value-type="time">
            <text:p>12:01:12 PM</text:p>
          </table:table-cell>
          <table:table-cell table:style-name="ce1" office:value-type="time" office:time-value="PT12H01M08S" calcext:value-type="time">
            <text:p>12:01:08 PM</text:p>
          </table:table-cell>
          <table:table-cell/>
          <table:table-cell table:formula="of:=3600*HOUR([.A95])+60*MINUTE([.A95])+SECOND([.A95])" office:value-type="float" office:value="43272" calcext:value-type="float">
            <text:p>43272</text:p>
          </table:table-cell>
          <table:table-cell table:formula="of:=3600*HOUR([.B95])+60*MINUTE([.B95])+SECOND([.B95])" office:value-type="float" office:value="43268" calcext:value-type="float">
            <text:p>43268</text:p>
          </table:table-cell>
          <table:table-cell office:value-type="float" office:value="93" calcext:value-type="float">
            <text:p>93</text:p>
          </table:table-cell>
          <table:table-cell table:formula="of:=[.D95]-[.$D$2]" office:value-type="float" office:value="83" calcext:value-type="float">
            <text:p>83</text:p>
          </table:table-cell>
          <table:table-cell table:formula="of:=[.E95]-[.$E$2]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time" office:time-value="PT12H01M13S" calcext:value-type="time">
            <text:p>12:01:13 PM</text:p>
          </table:table-cell>
          <table:table-cell table:style-name="ce1" office:value-type="time" office:time-value="PT12H01M09S" calcext:value-type="time">
            <text:p>12:01:09 PM</text:p>
          </table:table-cell>
          <table:table-cell/>
          <table:table-cell table:formula="of:=3600*HOUR([.A96])+60*MINUTE([.A96])+SECOND([.A96])" office:value-type="float" office:value="43273" calcext:value-type="float">
            <text:p>43273</text:p>
          </table:table-cell>
          <table:table-cell table:formula="of:=3600*HOUR([.B96])+60*MINUTE([.B96])+SECOND([.B96])" office:value-type="float" office:value="43269" calcext:value-type="float">
            <text:p>43269</text:p>
          </table:table-cell>
          <table:table-cell office:value-type="float" office:value="94" calcext:value-type="float">
            <text:p>94</text:p>
          </table:table-cell>
          <table:table-cell table:formula="of:=[.D96]-[.$D$2]" office:value-type="float" office:value="84" calcext:value-type="float">
            <text:p>84</text:p>
          </table:table-cell>
          <table:table-cell table:formula="of:=[.E96]-[.$E$2]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time" office:time-value="PT12H01M14S" calcext:value-type="time">
            <text:p>12:01:14 PM</text:p>
          </table:table-cell>
          <table:table-cell table:style-name="ce1" office:value-type="time" office:time-value="PT12H01M09S" calcext:value-type="time">
            <text:p>12:01:09 PM</text:p>
          </table:table-cell>
          <table:table-cell/>
          <table:table-cell table:formula="of:=3600*HOUR([.A97])+60*MINUTE([.A97])+SECOND([.A97])" office:value-type="float" office:value="43274" calcext:value-type="float">
            <text:p>43274</text:p>
          </table:table-cell>
          <table:table-cell table:formula="of:=3600*HOUR([.B97])+60*MINUTE([.B97])+SECOND([.B97])" office:value-type="float" office:value="43269" calcext:value-type="float">
            <text:p>43269</text:p>
          </table:table-cell>
          <table:table-cell office:value-type="float" office:value="95" calcext:value-type="float">
            <text:p>95</text:p>
          </table:table-cell>
          <table:table-cell table:formula="of:=[.D97]-[.$D$2]" office:value-type="float" office:value="85" calcext:value-type="float">
            <text:p>85</text:p>
          </table:table-cell>
          <table:table-cell table:formula="of:=[.E97]-[.$E$2]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time" office:time-value="PT12H01M15S" calcext:value-type="time">
            <text:p>12:01:15 PM</text:p>
          </table:table-cell>
          <table:table-cell table:style-name="ce1" office:value-type="time" office:time-value="PT12H01M10S" calcext:value-type="time">
            <text:p>12:01:10 PM</text:p>
          </table:table-cell>
          <table:table-cell/>
          <table:table-cell table:formula="of:=3600*HOUR([.A98])+60*MINUTE([.A98])+SECOND([.A98])" office:value-type="float" office:value="43275" calcext:value-type="float">
            <text:p>43275</text:p>
          </table:table-cell>
          <table:table-cell table:formula="of:=3600*HOUR([.B98])+60*MINUTE([.B98])+SECOND([.B98])" office:value-type="float" office:value="43270" calcext:value-type="float">
            <text:p>43270</text:p>
          </table:table-cell>
          <table:table-cell office:value-type="float" office:value="96" calcext:value-type="float">
            <text:p>96</text:p>
          </table:table-cell>
          <table:table-cell table:formula="of:=[.D98]-[.$D$2]" office:value-type="float" office:value="86" calcext:value-type="float">
            <text:p>86</text:p>
          </table:table-cell>
          <table:table-cell table:formula="of:=[.E98]-[.$E$2]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time" office:time-value="PT12H01M16S" calcext:value-type="time">
            <text:p>12:01:16 PM</text:p>
          </table:table-cell>
          <table:table-cell table:style-name="ce1" office:value-type="time" office:time-value="PT12H01M11S" calcext:value-type="time">
            <text:p>12:01:11 PM</text:p>
          </table:table-cell>
          <table:table-cell/>
          <table:table-cell table:formula="of:=3600*HOUR([.A99])+60*MINUTE([.A99])+SECOND([.A99])" office:value-type="float" office:value="43276" calcext:value-type="float">
            <text:p>43276</text:p>
          </table:table-cell>
          <table:table-cell table:formula="of:=3600*HOUR([.B99])+60*MINUTE([.B99])+SECOND([.B99])" office:value-type="float" office:value="43271" calcext:value-type="float">
            <text:p>43271</text:p>
          </table:table-cell>
          <table:table-cell office:value-type="float" office:value="97" calcext:value-type="float">
            <text:p>97</text:p>
          </table:table-cell>
          <table:table-cell table:formula="of:=[.D99]-[.$D$2]" office:value-type="float" office:value="87" calcext:value-type="float">
            <text:p>87</text:p>
          </table:table-cell>
          <table:table-cell table:formula="of:=[.E99]-[.$E$2]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time" office:time-value="PT12H01M17S" calcext:value-type="time">
            <text:p>12:01:17 PM</text:p>
          </table:table-cell>
          <table:table-cell table:style-name="ce1" office:value-type="time" office:time-value="PT12H01M12S" calcext:value-type="time">
            <text:p>12:01:12 PM</text:p>
          </table:table-cell>
          <table:table-cell/>
          <table:table-cell table:formula="of:=3600*HOUR([.A100])+60*MINUTE([.A100])+SECOND([.A100])" office:value-type="float" office:value="43277" calcext:value-type="float">
            <text:p>43277</text:p>
          </table:table-cell>
          <table:table-cell table:formula="of:=3600*HOUR([.B100])+60*MINUTE([.B100])+SECOND([.B100])" office:value-type="float" office:value="43272" calcext:value-type="float">
            <text:p>43272</text:p>
          </table:table-cell>
          <table:table-cell office:value-type="float" office:value="98" calcext:value-type="float">
            <text:p>98</text:p>
          </table:table-cell>
          <table:table-cell table:formula="of:=[.D100]-[.$D$2]" office:value-type="float" office:value="88" calcext:value-type="float">
            <text:p>88</text:p>
          </table:table-cell>
          <table:table-cell table:formula="of:=[.E100]-[.$E$2]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time" office:time-value="PT12H01M17S" calcext:value-type="time">
            <text:p>12:01:17 PM</text:p>
          </table:table-cell>
          <table:table-cell table:style-name="ce1" office:value-type="time" office:time-value="PT12H01M13S" calcext:value-type="time">
            <text:p>12:01:13 PM</text:p>
          </table:table-cell>
          <table:table-cell/>
          <table:table-cell table:formula="of:=3600*HOUR([.A101])+60*MINUTE([.A101])+SECOND([.A101])" office:value-type="float" office:value="43277" calcext:value-type="float">
            <text:p>43277</text:p>
          </table:table-cell>
          <table:table-cell table:formula="of:=3600*HOUR([.B101])+60*MINUTE([.B101])+SECOND([.B101])" office:value-type="float" office:value="43273" calcext:value-type="float">
            <text:p>43273</text:p>
          </table:table-cell>
          <table:table-cell office:value-type="float" office:value="99" calcext:value-type="float">
            <text:p>99</text:p>
          </table:table-cell>
          <table:table-cell table:formula="of:=[.D101]-[.$D$2]" office:value-type="float" office:value="88" calcext:value-type="float">
            <text:p>88</text:p>
          </table:table-cell>
          <table:table-cell table:formula="of:=[.E101]-[.$E$2]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time" office:time-value="PT12H01M18S" calcext:value-type="time">
            <text:p>12:01:18 PM</text:p>
          </table:table-cell>
          <table:table-cell table:style-name="ce1" office:value-type="time" office:time-value="PT12H01M14S" calcext:value-type="time">
            <text:p>12:01:14 PM</text:p>
          </table:table-cell>
          <table:table-cell/>
          <table:table-cell table:formula="of:=3600*HOUR([.A102])+60*MINUTE([.A102])+SECOND([.A102])" office:value-type="float" office:value="43278" calcext:value-type="float">
            <text:p>43278</text:p>
          </table:table-cell>
          <table:table-cell table:formula="of:=3600*HOUR([.B102])+60*MINUTE([.B102])+SECOND([.B102])" office:value-type="float" office:value="43274" calcext:value-type="float">
            <text:p>43274</text:p>
          </table:table-cell>
          <table:table-cell office:value-type="float" office:value="100" calcext:value-type="float">
            <text:p>100</text:p>
          </table:table-cell>
          <table:table-cell table:formula="of:=[.D102]-[.$D$2]" office:value-type="float" office:value="89" calcext:value-type="float">
            <text:p>89</text:p>
          </table:table-cell>
          <table:table-cell table:formula="of:=[.E102]-[.$E$2]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time" office:time-value="PT12H01M19S" calcext:value-type="time">
            <text:p>12:01:19 PM</text:p>
          </table:table-cell>
          <table:table-cell table:style-name="ce1" office:value-type="time" office:time-value="PT12H01M15S" calcext:value-type="time">
            <text:p>12:01:15 PM</text:p>
          </table:table-cell>
          <table:table-cell/>
          <table:table-cell table:formula="of:=3600*HOUR([.A103])+60*MINUTE([.A103])+SECOND([.A103])" office:value-type="float" office:value="43279" calcext:value-type="float">
            <text:p>43279</text:p>
          </table:table-cell>
          <table:table-cell table:formula="of:=3600*HOUR([.B103])+60*MINUTE([.B103])+SECOND([.B103])" office:value-type="float" office:value="43275" calcext:value-type="float">
            <text:p>43275</text:p>
          </table:table-cell>
          <table:table-cell office:value-type="float" office:value="101" calcext:value-type="float">
            <text:p>101</text:p>
          </table:table-cell>
          <table:table-cell table:formula="of:=[.D103]-[.$D$2]" office:value-type="float" office:value="90" calcext:value-type="float">
            <text:p>90</text:p>
          </table:table-cell>
          <table:table-cell table:formula="of:=[.E103]-[.$E$2]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time" office:time-value="PT12H01M20S" calcext:value-type="time">
            <text:p>12:01:20 PM</text:p>
          </table:table-cell>
          <table:table-cell table:style-name="ce1" office:value-type="time" office:time-value="PT12H01M16S" calcext:value-type="time">
            <text:p>12:01:16 PM</text:p>
          </table:table-cell>
          <table:table-cell/>
          <table:table-cell table:formula="of:=3600*HOUR([.A104])+60*MINUTE([.A104])+SECOND([.A104])" office:value-type="float" office:value="43280" calcext:value-type="float">
            <text:p>43280</text:p>
          </table:table-cell>
          <table:table-cell table:formula="of:=3600*HOUR([.B104])+60*MINUTE([.B104])+SECOND([.B104])" office:value-type="float" office:value="43276" calcext:value-type="float">
            <text:p>43276</text:p>
          </table:table-cell>
          <table:table-cell office:value-type="float" office:value="102" calcext:value-type="float">
            <text:p>102</text:p>
          </table:table-cell>
          <table:table-cell table:formula="of:=[.D104]-[.$D$2]" office:value-type="float" office:value="91" calcext:value-type="float">
            <text:p>91</text:p>
          </table:table-cell>
          <table:table-cell table:formula="of:=[.E104]-[.$E$2]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time" office:time-value="PT12H01M21S" calcext:value-type="time">
            <text:p>12:01:21 PM</text:p>
          </table:table-cell>
          <table:table-cell table:style-name="ce1" office:value-type="time" office:time-value="PT12H01M17S" calcext:value-type="time">
            <text:p>12:01:17 PM</text:p>
          </table:table-cell>
          <table:table-cell/>
          <table:table-cell table:formula="of:=3600*HOUR([.A105])+60*MINUTE([.A105])+SECOND([.A105])" office:value-type="float" office:value="43281" calcext:value-type="float">
            <text:p>43281</text:p>
          </table:table-cell>
          <table:table-cell table:formula="of:=3600*HOUR([.B105])+60*MINUTE([.B105])+SECOND([.B105])" office:value-type="float" office:value="43277" calcext:value-type="float">
            <text:p>43277</text:p>
          </table:table-cell>
          <table:table-cell office:value-type="float" office:value="103" calcext:value-type="float">
            <text:p>103</text:p>
          </table:table-cell>
          <table:table-cell table:formula="of:=[.D105]-[.$D$2]" office:value-type="float" office:value="92" calcext:value-type="float">
            <text:p>92</text:p>
          </table:table-cell>
          <table:table-cell table:formula="of:=[.E105]-[.$E$2]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time" office:time-value="PT12H01M22S" calcext:value-type="time">
            <text:p>12:01:22 PM</text:p>
          </table:table-cell>
          <table:table-cell table:style-name="ce1" office:value-type="time" office:time-value="PT12H01M17S" calcext:value-type="time">
            <text:p>12:01:17 PM</text:p>
          </table:table-cell>
          <table:table-cell/>
          <table:table-cell table:formula="of:=3600*HOUR([.A106])+60*MINUTE([.A106])+SECOND([.A106])" office:value-type="float" office:value="43282" calcext:value-type="float">
            <text:p>43282</text:p>
          </table:table-cell>
          <table:table-cell table:formula="of:=3600*HOUR([.B106])+60*MINUTE([.B106])+SECOND([.B106])" office:value-type="float" office:value="43277" calcext:value-type="float">
            <text:p>43277</text:p>
          </table:table-cell>
          <table:table-cell office:value-type="float" office:value="104" calcext:value-type="float">
            <text:p>104</text:p>
          </table:table-cell>
          <table:table-cell table:formula="of:=[.D106]-[.$D$2]" office:value-type="float" office:value="93" calcext:value-type="float">
            <text:p>93</text:p>
          </table:table-cell>
          <table:table-cell table:formula="of:=[.E106]-[.$E$2]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time" office:time-value="PT12H01M23S" calcext:value-type="time">
            <text:p>12:01:23 PM</text:p>
          </table:table-cell>
          <table:table-cell table:style-name="ce1" office:value-type="time" office:time-value="PT12H01M18S" calcext:value-type="time">
            <text:p>12:01:18 PM</text:p>
          </table:table-cell>
          <table:table-cell/>
          <table:table-cell table:formula="of:=3600*HOUR([.A107])+60*MINUTE([.A107])+SECOND([.A107])" office:value-type="float" office:value="43283" calcext:value-type="float">
            <text:p>43283</text:p>
          </table:table-cell>
          <table:table-cell table:formula="of:=3600*HOUR([.B107])+60*MINUTE([.B107])+SECOND([.B107])" office:value-type="float" office:value="43278" calcext:value-type="float">
            <text:p>43278</text:p>
          </table:table-cell>
          <table:table-cell office:value-type="float" office:value="105" calcext:value-type="float">
            <text:p>105</text:p>
          </table:table-cell>
          <table:table-cell table:formula="of:=[.D107]-[.$D$2]" office:value-type="float" office:value="94" calcext:value-type="float">
            <text:p>94</text:p>
          </table:table-cell>
          <table:table-cell table:formula="of:=[.E107]-[.$E$2]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time" office:time-value="PT12H01M24S" calcext:value-type="time">
            <text:p>12:01:24 PM</text:p>
          </table:table-cell>
          <table:table-cell table:style-name="ce1" office:value-type="time" office:time-value="PT12H01M19S" calcext:value-type="time">
            <text:p>12:01:19 PM</text:p>
          </table:table-cell>
          <table:table-cell/>
          <table:table-cell table:formula="of:=3600*HOUR([.A108])+60*MINUTE([.A108])+SECOND([.A108])" office:value-type="float" office:value="43284" calcext:value-type="float">
            <text:p>43284</text:p>
          </table:table-cell>
          <table:table-cell table:formula="of:=3600*HOUR([.B108])+60*MINUTE([.B108])+SECOND([.B108])" office:value-type="float" office:value="43279" calcext:value-type="float">
            <text:p>43279</text:p>
          </table:table-cell>
          <table:table-cell office:value-type="float" office:value="106" calcext:value-type="float">
            <text:p>106</text:p>
          </table:table-cell>
          <table:table-cell table:formula="of:=[.D108]-[.$D$2]" office:value-type="float" office:value="95" calcext:value-type="float">
            <text:p>95</text:p>
          </table:table-cell>
          <table:table-cell table:formula="of:=[.E108]-[.$E$2]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time" office:time-value="PT12H01M25S" calcext:value-type="time">
            <text:p>12:01:25 PM</text:p>
          </table:table-cell>
          <table:table-cell table:style-name="ce1" office:value-type="time" office:time-value="PT12H01M20S" calcext:value-type="time">
            <text:p>12:01:20 PM</text:p>
          </table:table-cell>
          <table:table-cell/>
          <table:table-cell table:formula="of:=3600*HOUR([.A109])+60*MINUTE([.A109])+SECOND([.A109])" office:value-type="float" office:value="43285" calcext:value-type="float">
            <text:p>43285</text:p>
          </table:table-cell>
          <table:table-cell table:formula="of:=3600*HOUR([.B109])+60*MINUTE([.B109])+SECOND([.B109])" office:value-type="float" office:value="43280" calcext:value-type="float">
            <text:p>43280</text:p>
          </table:table-cell>
          <table:table-cell office:value-type="float" office:value="107" calcext:value-type="float">
            <text:p>107</text:p>
          </table:table-cell>
          <table:table-cell table:formula="of:=[.D109]-[.$D$2]" office:value-type="float" office:value="96" calcext:value-type="float">
            <text:p>96</text:p>
          </table:table-cell>
          <table:table-cell table:formula="of:=[.E109]-[.$E$2]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time" office:time-value="PT12H01M25S" calcext:value-type="time">
            <text:p>12:01:25 PM</text:p>
          </table:table-cell>
          <table:table-cell table:style-name="ce1" office:value-type="time" office:time-value="PT12H01M21S" calcext:value-type="time">
            <text:p>12:01:21 PM</text:p>
          </table:table-cell>
          <table:table-cell/>
          <table:table-cell table:formula="of:=3600*HOUR([.A110])+60*MINUTE([.A110])+SECOND([.A110])" office:value-type="float" office:value="43285" calcext:value-type="float">
            <text:p>43285</text:p>
          </table:table-cell>
          <table:table-cell table:formula="of:=3600*HOUR([.B110])+60*MINUTE([.B110])+SECOND([.B110])" office:value-type="float" office:value="43281" calcext:value-type="float">
            <text:p>43281</text:p>
          </table:table-cell>
          <table:table-cell office:value-type="float" office:value="108" calcext:value-type="float">
            <text:p>108</text:p>
          </table:table-cell>
          <table:table-cell table:formula="of:=[.D110]-[.$D$2]" office:value-type="float" office:value="96" calcext:value-type="float">
            <text:p>96</text:p>
          </table:table-cell>
          <table:table-cell table:formula="of:=[.E110]-[.$E$2]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time" office:time-value="PT12H01M26S" calcext:value-type="time">
            <text:p>12:01:26 PM</text:p>
          </table:table-cell>
          <table:table-cell table:style-name="ce1" office:value-type="time" office:time-value="PT12H01M22S" calcext:value-type="time">
            <text:p>12:01:22 PM</text:p>
          </table:table-cell>
          <table:table-cell/>
          <table:table-cell table:formula="of:=3600*HOUR([.A111])+60*MINUTE([.A111])+SECOND([.A111])" office:value-type="float" office:value="43286" calcext:value-type="float">
            <text:p>43286</text:p>
          </table:table-cell>
          <table:table-cell table:formula="of:=3600*HOUR([.B111])+60*MINUTE([.B111])+SECOND([.B111])" office:value-type="float" office:value="43282" calcext:value-type="float">
            <text:p>43282</text:p>
          </table:table-cell>
          <table:table-cell office:value-type="float" office:value="109" calcext:value-type="float">
            <text:p>109</text:p>
          </table:table-cell>
          <table:table-cell table:formula="of:=[.D111]-[.$D$2]" office:value-type="float" office:value="97" calcext:value-type="float">
            <text:p>97</text:p>
          </table:table-cell>
          <table:table-cell table:formula="of:=[.E111]-[.$E$2]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time" office:time-value="PT12H01M27S" calcext:value-type="time">
            <text:p>12:01:27 PM</text:p>
          </table:table-cell>
          <table:table-cell table:style-name="ce1" office:value-type="time" office:time-value="PT12H01M23S" calcext:value-type="time">
            <text:p>12:01:23 PM</text:p>
          </table:table-cell>
          <table:table-cell/>
          <table:table-cell table:formula="of:=3600*HOUR([.A112])+60*MINUTE([.A112])+SECOND([.A112])" office:value-type="float" office:value="43287" calcext:value-type="float">
            <text:p>43287</text:p>
          </table:table-cell>
          <table:table-cell table:formula="of:=3600*HOUR([.B112])+60*MINUTE([.B112])+SECOND([.B112])" office:value-type="float" office:value="43283" calcext:value-type="float">
            <text:p>43283</text:p>
          </table:table-cell>
          <table:table-cell office:value-type="float" office:value="110" calcext:value-type="float">
            <text:p>110</text:p>
          </table:table-cell>
          <table:table-cell table:formula="of:=[.D112]-[.$D$2]" office:value-type="float" office:value="98" calcext:value-type="float">
            <text:p>98</text:p>
          </table:table-cell>
          <table:table-cell table:formula="of:=[.E112]-[.$E$2]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time" office:time-value="PT12H01M28S" calcext:value-type="time">
            <text:p>12:01:28 PM</text:p>
          </table:table-cell>
          <table:table-cell table:style-name="ce1" office:value-type="time" office:time-value="PT12H01M24S" calcext:value-type="time">
            <text:p>12:01:24 PM</text:p>
          </table:table-cell>
          <table:table-cell/>
          <table:table-cell table:formula="of:=3600*HOUR([.A113])+60*MINUTE([.A113])+SECOND([.A113])" office:value-type="float" office:value="43288" calcext:value-type="float">
            <text:p>43288</text:p>
          </table:table-cell>
          <table:table-cell table:formula="of:=3600*HOUR([.B113])+60*MINUTE([.B113])+SECOND([.B113])" office:value-type="float" office:value="43284" calcext:value-type="float">
            <text:p>43284</text:p>
          </table:table-cell>
          <table:table-cell office:value-type="float" office:value="111" calcext:value-type="float">
            <text:p>111</text:p>
          </table:table-cell>
          <table:table-cell table:formula="of:=[.D113]-[.$D$2]" office:value-type="float" office:value="99" calcext:value-type="float">
            <text:p>99</text:p>
          </table:table-cell>
          <table:table-cell table:formula="of:=[.E113]-[.$E$2]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time" office:time-value="PT12H01M29S" calcext:value-type="time">
            <text:p>12:01:29 PM</text:p>
          </table:table-cell>
          <table:table-cell table:style-name="ce1" office:value-type="time" office:time-value="PT12H01M25S" calcext:value-type="time">
            <text:p>12:01:25 PM</text:p>
          </table:table-cell>
          <table:table-cell/>
          <table:table-cell table:formula="of:=3600*HOUR([.A114])+60*MINUTE([.A114])+SECOND([.A114])" office:value-type="float" office:value="43289" calcext:value-type="float">
            <text:p>43289</text:p>
          </table:table-cell>
          <table:table-cell table:formula="of:=3600*HOUR([.B114])+60*MINUTE([.B114])+SECOND([.B114])" office:value-type="float" office:value="43285" calcext:value-type="float">
            <text:p>43285</text:p>
          </table:table-cell>
          <table:table-cell office:value-type="float" office:value="112" calcext:value-type="float">
            <text:p>112</text:p>
          </table:table-cell>
          <table:table-cell table:formula="of:=[.D114]-[.$D$2]" office:value-type="float" office:value="100" calcext:value-type="float">
            <text:p>100</text:p>
          </table:table-cell>
          <table:table-cell table:formula="of:=[.E114]-[.$E$2]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time" office:time-value="PT12H01M30S" calcext:value-type="time">
            <text:p>12:01:30 PM</text:p>
          </table:table-cell>
          <table:table-cell table:style-name="ce1" office:value-type="time" office:time-value="PT12H01M25S" calcext:value-type="time">
            <text:p>12:01:25 PM</text:p>
          </table:table-cell>
          <table:table-cell/>
          <table:table-cell table:formula="of:=3600*HOUR([.A115])+60*MINUTE([.A115])+SECOND([.A115])" office:value-type="float" office:value="43290" calcext:value-type="float">
            <text:p>43290</text:p>
          </table:table-cell>
          <table:table-cell table:formula="of:=3600*HOUR([.B115])+60*MINUTE([.B115])+SECOND([.B115])" office:value-type="float" office:value="43285" calcext:value-type="float">
            <text:p>43285</text:p>
          </table:table-cell>
          <table:table-cell office:value-type="float" office:value="113" calcext:value-type="float">
            <text:p>113</text:p>
          </table:table-cell>
          <table:table-cell table:formula="of:=[.D115]-[.$D$2]" office:value-type="float" office:value="101" calcext:value-type="float">
            <text:p>101</text:p>
          </table:table-cell>
          <table:table-cell table:formula="of:=[.E115]-[.$E$2]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time" office:time-value="PT12H01M31S" calcext:value-type="time">
            <text:p>12:01:31 PM</text:p>
          </table:table-cell>
          <table:table-cell table:style-name="ce1" office:value-type="time" office:time-value="PT12H01M26S" calcext:value-type="time">
            <text:p>12:01:26 PM</text:p>
          </table:table-cell>
          <table:table-cell/>
          <table:table-cell table:formula="of:=3600*HOUR([.A116])+60*MINUTE([.A116])+SECOND([.A116])" office:value-type="float" office:value="43291" calcext:value-type="float">
            <text:p>43291</text:p>
          </table:table-cell>
          <table:table-cell table:formula="of:=3600*HOUR([.B116])+60*MINUTE([.B116])+SECOND([.B116])" office:value-type="float" office:value="43286" calcext:value-type="float">
            <text:p>43286</text:p>
          </table:table-cell>
          <table:table-cell office:value-type="float" office:value="114" calcext:value-type="float">
            <text:p>114</text:p>
          </table:table-cell>
          <table:table-cell table:formula="of:=[.D116]-[.$D$2]" office:value-type="float" office:value="102" calcext:value-type="float">
            <text:p>102</text:p>
          </table:table-cell>
          <table:table-cell table:formula="of:=[.E116]-[.$E$2]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time" office:time-value="PT12H01M32S" calcext:value-type="time">
            <text:p>12:01:32 PM</text:p>
          </table:table-cell>
          <table:table-cell table:style-name="ce1" office:value-type="time" office:time-value="PT12H01M27S" calcext:value-type="time">
            <text:p>12:01:27 PM</text:p>
          </table:table-cell>
          <table:table-cell/>
          <table:table-cell table:formula="of:=3600*HOUR([.A117])+60*MINUTE([.A117])+SECOND([.A117])" office:value-type="float" office:value="43292" calcext:value-type="float">
            <text:p>43292</text:p>
          </table:table-cell>
          <table:table-cell table:formula="of:=3600*HOUR([.B117])+60*MINUTE([.B117])+SECOND([.B117])" office:value-type="float" office:value="43287" calcext:value-type="float">
            <text:p>43287</text:p>
          </table:table-cell>
          <table:table-cell office:value-type="float" office:value="115" calcext:value-type="float">
            <text:p>115</text:p>
          </table:table-cell>
          <table:table-cell table:formula="of:=[.D117]-[.$D$2]" office:value-type="float" office:value="103" calcext:value-type="float">
            <text:p>103</text:p>
          </table:table-cell>
          <table:table-cell table:formula="of:=[.E117]-[.$E$2]"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time" office:time-value="PT12H01M33S" calcext:value-type="time">
            <text:p>12:01:33 PM</text:p>
          </table:table-cell>
          <table:table-cell table:style-name="ce1" office:value-type="time" office:time-value="PT12H01M28S" calcext:value-type="time">
            <text:p>12:01:28 PM</text:p>
          </table:table-cell>
          <table:table-cell/>
          <table:table-cell table:formula="of:=3600*HOUR([.A118])+60*MINUTE([.A118])+SECOND([.A118])" office:value-type="float" office:value="43293" calcext:value-type="float">
            <text:p>43293</text:p>
          </table:table-cell>
          <table:table-cell table:formula="of:=3600*HOUR([.B118])+60*MINUTE([.B118])+SECOND([.B118])" office:value-type="float" office:value="43288" calcext:value-type="float">
            <text:p>43288</text:p>
          </table:table-cell>
          <table:table-cell office:value-type="float" office:value="116" calcext:value-type="float">
            <text:p>116</text:p>
          </table:table-cell>
          <table:table-cell table:formula="of:=[.D118]-[.$D$2]" office:value-type="float" office:value="104" calcext:value-type="float">
            <text:p>104</text:p>
          </table:table-cell>
          <table:table-cell table:formula="of:=[.E118]-[.$E$2]"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time" office:time-value="PT12H01M33S" calcext:value-type="time">
            <text:p>12:01:33 PM</text:p>
          </table:table-cell>
          <table:table-cell table:style-name="ce1" office:value-type="time" office:time-value="PT12H01M29S" calcext:value-type="time">
            <text:p>12:01:29 PM</text:p>
          </table:table-cell>
          <table:table-cell/>
          <table:table-cell table:formula="of:=3600*HOUR([.A119])+60*MINUTE([.A119])+SECOND([.A119])" office:value-type="float" office:value="43293" calcext:value-type="float">
            <text:p>43293</text:p>
          </table:table-cell>
          <table:table-cell table:formula="of:=3600*HOUR([.B119])+60*MINUTE([.B119])+SECOND([.B119])" office:value-type="float" office:value="43289" calcext:value-type="float">
            <text:p>43289</text:p>
          </table:table-cell>
          <table:table-cell office:value-type="float" office:value="117" calcext:value-type="float">
            <text:p>117</text:p>
          </table:table-cell>
          <table:table-cell table:formula="of:=[.D119]-[.$D$2]" office:value-type="float" office:value="104" calcext:value-type="float">
            <text:p>104</text:p>
          </table:table-cell>
          <table:table-cell table:formula="of:=[.E119]-[.$E$2]"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time" office:time-value="PT12H01M34S" calcext:value-type="time">
            <text:p>12:01:34 PM</text:p>
          </table:table-cell>
          <table:table-cell table:style-name="ce1" office:value-type="time" office:time-value="PT12H01M30S" calcext:value-type="time">
            <text:p>12:01:30 PM</text:p>
          </table:table-cell>
          <table:table-cell/>
          <table:table-cell table:formula="of:=3600*HOUR([.A120])+60*MINUTE([.A120])+SECOND([.A120])" office:value-type="float" office:value="43294" calcext:value-type="float">
            <text:p>43294</text:p>
          </table:table-cell>
          <table:table-cell table:formula="of:=3600*HOUR([.B120])+60*MINUTE([.B120])+SECOND([.B120])" office:value-type="float" office:value="43290" calcext:value-type="float">
            <text:p>43290</text:p>
          </table:table-cell>
          <table:table-cell office:value-type="float" office:value="118" calcext:value-type="float">
            <text:p>118</text:p>
          </table:table-cell>
          <table:table-cell table:formula="of:=[.D120]-[.$D$2]" office:value-type="float" office:value="105" calcext:value-type="float">
            <text:p>105</text:p>
          </table:table-cell>
          <table:table-cell table:formula="of:=[.E120]-[.$E$2]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time" office:time-value="PT12H01M35S" calcext:value-type="time">
            <text:p>12:01:35 PM</text:p>
          </table:table-cell>
          <table:table-cell table:style-name="ce1" office:value-type="time" office:time-value="PT12H01M31S" calcext:value-type="time">
            <text:p>12:01:31 PM</text:p>
          </table:table-cell>
          <table:table-cell/>
          <table:table-cell table:formula="of:=3600*HOUR([.A121])+60*MINUTE([.A121])+SECOND([.A121])" office:value-type="float" office:value="43295" calcext:value-type="float">
            <text:p>43295</text:p>
          </table:table-cell>
          <table:table-cell table:formula="of:=3600*HOUR([.B121])+60*MINUTE([.B121])+SECOND([.B121])" office:value-type="float" office:value="43291" calcext:value-type="float">
            <text:p>43291</text:p>
          </table:table-cell>
          <table:table-cell office:value-type="float" office:value="119" calcext:value-type="float">
            <text:p>119</text:p>
          </table:table-cell>
          <table:table-cell table:formula="of:=[.D121]-[.$D$2]" office:value-type="float" office:value="106" calcext:value-type="float">
            <text:p>106</text:p>
          </table:table-cell>
          <table:table-cell table:formula="of:=[.E121]-[.$E$2]"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time" office:time-value="PT12H01M36S" calcext:value-type="time">
            <text:p>12:01:36 PM</text:p>
          </table:table-cell>
          <table:table-cell table:style-name="ce1" office:value-type="time" office:time-value="PT12H01M32S" calcext:value-type="time">
            <text:p>12:01:32 PM</text:p>
          </table:table-cell>
          <table:table-cell/>
          <table:table-cell table:formula="of:=3600*HOUR([.A122])+60*MINUTE([.A122])+SECOND([.A122])" office:value-type="float" office:value="43296" calcext:value-type="float">
            <text:p>43296</text:p>
          </table:table-cell>
          <table:table-cell table:formula="of:=3600*HOUR([.B122])+60*MINUTE([.B122])+SECOND([.B122])" office:value-type="float" office:value="43292" calcext:value-type="float">
            <text:p>43292</text:p>
          </table:table-cell>
          <table:table-cell office:value-type="float" office:value="120" calcext:value-type="float">
            <text:p>120</text:p>
          </table:table-cell>
          <table:table-cell table:formula="of:=[.D122]-[.$D$2]" office:value-type="float" office:value="107" calcext:value-type="float">
            <text:p>107</text:p>
          </table:table-cell>
          <table:table-cell table:formula="of:=[.E122]-[.$E$2]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time" office:time-value="PT12H01M37S" calcext:value-type="time">
            <text:p>12:01:37 PM</text:p>
          </table:table-cell>
          <table:table-cell table:style-name="ce1" office:value-type="time" office:time-value="PT12H01M33S" calcext:value-type="time">
            <text:p>12:01:33 PM</text:p>
          </table:table-cell>
          <table:table-cell/>
          <table:table-cell table:formula="of:=3600*HOUR([.A123])+60*MINUTE([.A123])+SECOND([.A123])" office:value-type="float" office:value="43297" calcext:value-type="float">
            <text:p>43297</text:p>
          </table:table-cell>
          <table:table-cell table:formula="of:=3600*HOUR([.B123])+60*MINUTE([.B123])+SECOND([.B123])" office:value-type="float" office:value="43293" calcext:value-type="float">
            <text:p>43293</text:p>
          </table:table-cell>
          <table:table-cell office:value-type="float" office:value="121" calcext:value-type="float">
            <text:p>121</text:p>
          </table:table-cell>
          <table:table-cell table:formula="of:=[.D123]-[.$D$2]" office:value-type="float" office:value="108" calcext:value-type="float">
            <text:p>108</text:p>
          </table:table-cell>
          <table:table-cell table:formula="of:=[.E123]-[.$E$2]"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time" office:time-value="PT12H01M38S" calcext:value-type="time">
            <text:p>12:01:38 PM</text:p>
          </table:table-cell>
          <table:table-cell table:style-name="ce1" office:value-type="time" office:time-value="PT12H01M33S" calcext:value-type="time">
            <text:p>12:01:33 PM</text:p>
          </table:table-cell>
          <table:table-cell/>
          <table:table-cell table:formula="of:=3600*HOUR([.A124])+60*MINUTE([.A124])+SECOND([.A124])" office:value-type="float" office:value="43298" calcext:value-type="float">
            <text:p>43298</text:p>
          </table:table-cell>
          <table:table-cell table:formula="of:=3600*HOUR([.B124])+60*MINUTE([.B124])+SECOND([.B124])" office:value-type="float" office:value="43293" calcext:value-type="float">
            <text:p>43293</text:p>
          </table:table-cell>
          <table:table-cell office:value-type="float" office:value="122" calcext:value-type="float">
            <text:p>122</text:p>
          </table:table-cell>
          <table:table-cell table:formula="of:=[.D124]-[.$D$2]" office:value-type="float" office:value="109" calcext:value-type="float">
            <text:p>109</text:p>
          </table:table-cell>
          <table:table-cell table:formula="of:=[.E124]-[.$E$2]"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time" office:time-value="PT12H01M39S" calcext:value-type="time">
            <text:p>12:01:39 PM</text:p>
          </table:table-cell>
          <table:table-cell table:style-name="ce1" office:value-type="time" office:time-value="PT12H01M34S" calcext:value-type="time">
            <text:p>12:01:34 PM</text:p>
          </table:table-cell>
          <table:table-cell/>
          <table:table-cell table:formula="of:=3600*HOUR([.A125])+60*MINUTE([.A125])+SECOND([.A125])" office:value-type="float" office:value="43299" calcext:value-type="float">
            <text:p>43299</text:p>
          </table:table-cell>
          <table:table-cell table:formula="of:=3600*HOUR([.B125])+60*MINUTE([.B125])+SECOND([.B125])" office:value-type="float" office:value="43294" calcext:value-type="float">
            <text:p>43294</text:p>
          </table:table-cell>
          <table:table-cell office:value-type="float" office:value="123" calcext:value-type="float">
            <text:p>123</text:p>
          </table:table-cell>
          <table:table-cell table:formula="of:=[.D125]-[.$D$2]" office:value-type="float" office:value="110" calcext:value-type="float">
            <text:p>110</text:p>
          </table:table-cell>
          <table:table-cell table:formula="of:=[.E125]-[.$E$2]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time" office:time-value="PT12H01M40S" calcext:value-type="time">
            <text:p>12:01:40 PM</text:p>
          </table:table-cell>
          <table:table-cell table:style-name="ce1" office:value-type="time" office:time-value="PT12H01M35S" calcext:value-type="time">
            <text:p>12:01:35 PM</text:p>
          </table:table-cell>
          <table:table-cell/>
          <table:table-cell table:formula="of:=3600*HOUR([.A126])+60*MINUTE([.A126])+SECOND([.A126])" office:value-type="float" office:value="43300" calcext:value-type="float">
            <text:p>43300</text:p>
          </table:table-cell>
          <table:table-cell table:formula="of:=3600*HOUR([.B126])+60*MINUTE([.B126])+SECOND([.B126])" office:value-type="float" office:value="43295" calcext:value-type="float">
            <text:p>43295</text:p>
          </table:table-cell>
          <table:table-cell office:value-type="float" office:value="124" calcext:value-type="float">
            <text:p>124</text:p>
          </table:table-cell>
          <table:table-cell table:formula="of:=[.D126]-[.$D$2]" office:value-type="float" office:value="111" calcext:value-type="float">
            <text:p>111</text:p>
          </table:table-cell>
          <table:table-cell table:formula="of:=[.E126]-[.$E$2]"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time" office:time-value="PT12H01M41S" calcext:value-type="time">
            <text:p>12:01:41 PM</text:p>
          </table:table-cell>
          <table:table-cell table:style-name="ce1" office:value-type="time" office:time-value="PT12H01M36S" calcext:value-type="time">
            <text:p>12:01:36 PM</text:p>
          </table:table-cell>
          <table:table-cell/>
          <table:table-cell table:formula="of:=3600*HOUR([.A127])+60*MINUTE([.A127])+SECOND([.A127])" office:value-type="float" office:value="43301" calcext:value-type="float">
            <text:p>43301</text:p>
          </table:table-cell>
          <table:table-cell table:formula="of:=3600*HOUR([.B127])+60*MINUTE([.B127])+SECOND([.B127])" office:value-type="float" office:value="43296" calcext:value-type="float">
            <text:p>43296</text:p>
          </table:table-cell>
          <table:table-cell office:value-type="float" office:value="125" calcext:value-type="float">
            <text:p>125</text:p>
          </table:table-cell>
          <table:table-cell table:formula="of:=[.D127]-[.$D$2]" office:value-type="float" office:value="112" calcext:value-type="float">
            <text:p>112</text:p>
          </table:table-cell>
          <table:table-cell table:formula="of:=[.E127]-[.$E$2]"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time" office:time-value="PT12H01M41S" calcext:value-type="time">
            <text:p>12:01:41 PM</text:p>
          </table:table-cell>
          <table:table-cell table:style-name="ce1" office:value-type="time" office:time-value="PT12H01M37S" calcext:value-type="time">
            <text:p>12:01:37 PM</text:p>
          </table:table-cell>
          <table:table-cell/>
          <table:table-cell table:formula="of:=3600*HOUR([.A128])+60*MINUTE([.A128])+SECOND([.A128])" office:value-type="float" office:value="43301" calcext:value-type="float">
            <text:p>43301</text:p>
          </table:table-cell>
          <table:table-cell table:formula="of:=3600*HOUR([.B128])+60*MINUTE([.B128])+SECOND([.B128])" office:value-type="float" office:value="43297" calcext:value-type="float">
            <text:p>43297</text:p>
          </table:table-cell>
          <table:table-cell office:value-type="float" office:value="126" calcext:value-type="float">
            <text:p>126</text:p>
          </table:table-cell>
          <table:table-cell table:formula="of:=[.D128]-[.$D$2]" office:value-type="float" office:value="112" calcext:value-type="float">
            <text:p>112</text:p>
          </table:table-cell>
          <table:table-cell table:formula="of:=[.E128]-[.$E$2]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time" office:time-value="PT12H01M42S" calcext:value-type="time">
            <text:p>12:01:42 PM</text:p>
          </table:table-cell>
          <table:table-cell table:style-name="ce1" office:value-type="time" office:time-value="PT12H01M38S" calcext:value-type="time">
            <text:p>12:01:38 PM</text:p>
          </table:table-cell>
          <table:table-cell/>
          <table:table-cell table:formula="of:=3600*HOUR([.A129])+60*MINUTE([.A129])+SECOND([.A129])" office:value-type="float" office:value="43302" calcext:value-type="float">
            <text:p>43302</text:p>
          </table:table-cell>
          <table:table-cell table:formula="of:=3600*HOUR([.B129])+60*MINUTE([.B129])+SECOND([.B129])" office:value-type="float" office:value="43298" calcext:value-type="float">
            <text:p>43298</text:p>
          </table:table-cell>
          <table:table-cell office:value-type="float" office:value="127" calcext:value-type="float">
            <text:p>127</text:p>
          </table:table-cell>
          <table:table-cell table:formula="of:=[.D129]-[.$D$2]" office:value-type="float" office:value="113" calcext:value-type="float">
            <text:p>113</text:p>
          </table:table-cell>
          <table:table-cell table:formula="of:=[.E129]-[.$E$2]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time" office:time-value="PT12H01M43S" calcext:value-type="time">
            <text:p>12:01:43 PM</text:p>
          </table:table-cell>
          <table:table-cell table:style-name="ce1" office:value-type="time" office:time-value="PT12H01M39S" calcext:value-type="time">
            <text:p>12:01:39 PM</text:p>
          </table:table-cell>
          <table:table-cell/>
          <table:table-cell table:formula="of:=3600*HOUR([.A130])+60*MINUTE([.A130])+SECOND([.A130])" office:value-type="float" office:value="43303" calcext:value-type="float">
            <text:p>43303</text:p>
          </table:table-cell>
          <table:table-cell table:formula="of:=3600*HOUR([.B130])+60*MINUTE([.B130])+SECOND([.B130])" office:value-type="float" office:value="43299" calcext:value-type="float">
            <text:p>43299</text:p>
          </table:table-cell>
          <table:table-cell office:value-type="float" office:value="128" calcext:value-type="float">
            <text:p>128</text:p>
          </table:table-cell>
          <table:table-cell table:formula="of:=[.D130]-[.$D$2]" office:value-type="float" office:value="114" calcext:value-type="float">
            <text:p>114</text:p>
          </table:table-cell>
          <table:table-cell table:formula="of:=[.E130]-[.$E$2]"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time" office:time-value="PT12H01M44S" calcext:value-type="time">
            <text:p>12:01:44 PM</text:p>
          </table:table-cell>
          <table:table-cell table:style-name="ce1" office:value-type="time" office:time-value="PT12H01M40S" calcext:value-type="time">
            <text:p>12:01:40 PM</text:p>
          </table:table-cell>
          <table:table-cell/>
          <table:table-cell table:formula="of:=3600*HOUR([.A131])+60*MINUTE([.A131])+SECOND([.A131])" office:value-type="float" office:value="43304" calcext:value-type="float">
            <text:p>43304</text:p>
          </table:table-cell>
          <table:table-cell table:formula="of:=3600*HOUR([.B131])+60*MINUTE([.B131])+SECOND([.B131])" office:value-type="float" office:value="43300" calcext:value-type="float">
            <text:p>43300</text:p>
          </table:table-cell>
          <table:table-cell office:value-type="float" office:value="129" calcext:value-type="float">
            <text:p>129</text:p>
          </table:table-cell>
          <table:table-cell table:formula="of:=[.D131]-[.$D$2]" office:value-type="float" office:value="115" calcext:value-type="float">
            <text:p>115</text:p>
          </table:table-cell>
          <table:table-cell table:formula="of:=[.E131]-[.$E$2]"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time" office:time-value="PT12H01M45S" calcext:value-type="time">
            <text:p>12:01:45 PM</text:p>
          </table:table-cell>
          <table:table-cell table:style-name="ce1" office:value-type="time" office:time-value="PT12H01M41S" calcext:value-type="time">
            <text:p>12:01:41 PM</text:p>
          </table:table-cell>
          <table:table-cell/>
          <table:table-cell table:formula="of:=3600*HOUR([.A132])+60*MINUTE([.A132])+SECOND([.A132])" office:value-type="float" office:value="43305" calcext:value-type="float">
            <text:p>43305</text:p>
          </table:table-cell>
          <table:table-cell table:formula="of:=3600*HOUR([.B132])+60*MINUTE([.B132])+SECOND([.B132])" office:value-type="float" office:value="43301" calcext:value-type="float">
            <text:p>43301</text:p>
          </table:table-cell>
          <table:table-cell office:value-type="float" office:value="130" calcext:value-type="float">
            <text:p>130</text:p>
          </table:table-cell>
          <table:table-cell table:formula="of:=[.D132]-[.$D$2]" office:value-type="float" office:value="116" calcext:value-type="float">
            <text:p>116</text:p>
          </table:table-cell>
          <table:table-cell table:formula="of:=[.E132]-[.$E$2]"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time" office:time-value="PT12H01M46S" calcext:value-type="time">
            <text:p>12:01:46 PM</text:p>
          </table:table-cell>
          <table:table-cell table:style-name="ce1" office:value-type="time" office:time-value="PT12H01M41S" calcext:value-type="time">
            <text:p>12:01:41 PM</text:p>
          </table:table-cell>
          <table:table-cell/>
          <table:table-cell table:formula="of:=3600*HOUR([.A133])+60*MINUTE([.A133])+SECOND([.A133])" office:value-type="float" office:value="43306" calcext:value-type="float">
            <text:p>43306</text:p>
          </table:table-cell>
          <table:table-cell table:formula="of:=3600*HOUR([.B133])+60*MINUTE([.B133])+SECOND([.B133])" office:value-type="float" office:value="43301" calcext:value-type="float">
            <text:p>43301</text:p>
          </table:table-cell>
          <table:table-cell office:value-type="float" office:value="131" calcext:value-type="float">
            <text:p>131</text:p>
          </table:table-cell>
          <table:table-cell table:formula="of:=[.D133]-[.$D$2]" office:value-type="float" office:value="117" calcext:value-type="float">
            <text:p>117</text:p>
          </table:table-cell>
          <table:table-cell table:formula="of:=[.E133]-[.$E$2]"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time" office:time-value="PT12H01M47S" calcext:value-type="time">
            <text:p>12:01:47 PM</text:p>
          </table:table-cell>
          <table:table-cell table:style-name="ce1" office:value-type="time" office:time-value="PT12H01M42S" calcext:value-type="time">
            <text:p>12:01:42 PM</text:p>
          </table:table-cell>
          <table:table-cell/>
          <table:table-cell table:formula="of:=3600*HOUR([.A134])+60*MINUTE([.A134])+SECOND([.A134])" office:value-type="float" office:value="43307" calcext:value-type="float">
            <text:p>43307</text:p>
          </table:table-cell>
          <table:table-cell table:formula="of:=3600*HOUR([.B134])+60*MINUTE([.B134])+SECOND([.B134])" office:value-type="float" office:value="43302" calcext:value-type="float">
            <text:p>43302</text:p>
          </table:table-cell>
          <table:table-cell office:value-type="float" office:value="132" calcext:value-type="float">
            <text:p>132</text:p>
          </table:table-cell>
          <table:table-cell table:formula="of:=[.D134]-[.$D$2]" office:value-type="float" office:value="118" calcext:value-type="float">
            <text:p>118</text:p>
          </table:table-cell>
          <table:table-cell table:formula="of:=[.E134]-[.$E$2]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time" office:time-value="PT12H01M48S" calcext:value-type="time">
            <text:p>12:01:48 PM</text:p>
          </table:table-cell>
          <table:table-cell table:style-name="ce1" office:value-type="time" office:time-value="PT12H01M43S" calcext:value-type="time">
            <text:p>12:01:43 PM</text:p>
          </table:table-cell>
          <table:table-cell/>
          <table:table-cell table:formula="of:=3600*HOUR([.A135])+60*MINUTE([.A135])+SECOND([.A135])" office:value-type="float" office:value="43308" calcext:value-type="float">
            <text:p>43308</text:p>
          </table:table-cell>
          <table:table-cell table:formula="of:=3600*HOUR([.B135])+60*MINUTE([.B135])+SECOND([.B135])" office:value-type="float" office:value="43303" calcext:value-type="float">
            <text:p>43303</text:p>
          </table:table-cell>
          <table:table-cell office:value-type="float" office:value="133" calcext:value-type="float">
            <text:p>133</text:p>
          </table:table-cell>
          <table:table-cell table:formula="of:=[.D135]-[.$D$2]" office:value-type="float" office:value="119" calcext:value-type="float">
            <text:p>119</text:p>
          </table:table-cell>
          <table:table-cell table:formula="of:=[.E135]-[.$E$2]"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time" office:time-value="PT12H01M49S" calcext:value-type="time">
            <text:p>12:01:49 PM</text:p>
          </table:table-cell>
          <table:table-cell table:style-name="ce1" office:value-type="time" office:time-value="PT12H01M44S" calcext:value-type="time">
            <text:p>12:01:44 PM</text:p>
          </table:table-cell>
          <table:table-cell/>
          <table:table-cell table:formula="of:=3600*HOUR([.A136])+60*MINUTE([.A136])+SECOND([.A136])" office:value-type="float" office:value="43309" calcext:value-type="float">
            <text:p>43309</text:p>
          </table:table-cell>
          <table:table-cell table:formula="of:=3600*HOUR([.B136])+60*MINUTE([.B136])+SECOND([.B136])" office:value-type="float" office:value="43304" calcext:value-type="float">
            <text:p>43304</text:p>
          </table:table-cell>
          <table:table-cell office:value-type="float" office:value="134" calcext:value-type="float">
            <text:p>134</text:p>
          </table:table-cell>
          <table:table-cell table:formula="of:=[.D136]-[.$D$2]" office:value-type="float" office:value="120" calcext:value-type="float">
            <text:p>120</text:p>
          </table:table-cell>
          <table:table-cell table:formula="of:=[.E136]-[.$E$2]"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time" office:time-value="PT12H01M49S" calcext:value-type="time">
            <text:p>12:01:49 PM</text:p>
          </table:table-cell>
          <table:table-cell table:style-name="ce1" office:value-type="time" office:time-value="PT12H01M45S" calcext:value-type="time">
            <text:p>12:01:45 PM</text:p>
          </table:table-cell>
          <table:table-cell/>
          <table:table-cell table:formula="of:=3600*HOUR([.A137])+60*MINUTE([.A137])+SECOND([.A137])" office:value-type="float" office:value="43309" calcext:value-type="float">
            <text:p>43309</text:p>
          </table:table-cell>
          <table:table-cell table:formula="of:=3600*HOUR([.B137])+60*MINUTE([.B137])+SECOND([.B137])" office:value-type="float" office:value="43305" calcext:value-type="float">
            <text:p>43305</text:p>
          </table:table-cell>
          <table:table-cell office:value-type="float" office:value="135" calcext:value-type="float">
            <text:p>135</text:p>
          </table:table-cell>
          <table:table-cell table:formula="of:=[.D137]-[.$D$2]" office:value-type="float" office:value="120" calcext:value-type="float">
            <text:p>120</text:p>
          </table:table-cell>
          <table:table-cell table:formula="of:=[.E137]-[.$E$2]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time" office:time-value="PT12H01M50S" calcext:value-type="time">
            <text:p>12:01:50 PM</text:p>
          </table:table-cell>
          <table:table-cell table:style-name="ce1" office:value-type="time" office:time-value="PT12H01M46S" calcext:value-type="time">
            <text:p>12:01:46 PM</text:p>
          </table:table-cell>
          <table:table-cell/>
          <table:table-cell table:formula="of:=3600*HOUR([.A138])+60*MINUTE([.A138])+SECOND([.A138])" office:value-type="float" office:value="43310" calcext:value-type="float">
            <text:p>43310</text:p>
          </table:table-cell>
          <table:table-cell table:formula="of:=3600*HOUR([.B138])+60*MINUTE([.B138])+SECOND([.B138])" office:value-type="float" office:value="43306" calcext:value-type="float">
            <text:p>43306</text:p>
          </table:table-cell>
          <table:table-cell office:value-type="float" office:value="136" calcext:value-type="float">
            <text:p>136</text:p>
          </table:table-cell>
          <table:table-cell table:formula="of:=[.D138]-[.$D$2]" office:value-type="float" office:value="121" calcext:value-type="float">
            <text:p>121</text:p>
          </table:table-cell>
          <table:table-cell table:formula="of:=[.E138]-[.$E$2]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time" office:time-value="PT12H01M51S" calcext:value-type="time">
            <text:p>12:01:51 PM</text:p>
          </table:table-cell>
          <table:table-cell table:style-name="ce1" office:value-type="time" office:time-value="PT12H01M47S" calcext:value-type="time">
            <text:p>12:01:47 PM</text:p>
          </table:table-cell>
          <table:table-cell/>
          <table:table-cell table:formula="of:=3600*HOUR([.A139])+60*MINUTE([.A139])+SECOND([.A139])" office:value-type="float" office:value="43311" calcext:value-type="float">
            <text:p>43311</text:p>
          </table:table-cell>
          <table:table-cell table:formula="of:=3600*HOUR([.B139])+60*MINUTE([.B139])+SECOND([.B139])" office:value-type="float" office:value="43307" calcext:value-type="float">
            <text:p>43307</text:p>
          </table:table-cell>
          <table:table-cell office:value-type="float" office:value="137" calcext:value-type="float">
            <text:p>137</text:p>
          </table:table-cell>
          <table:table-cell table:formula="of:=[.D139]-[.$D$2]" office:value-type="float" office:value="122" calcext:value-type="float">
            <text:p>122</text:p>
          </table:table-cell>
          <table:table-cell table:formula="of:=[.E139]-[.$E$2]"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time" office:time-value="PT12H01M52S" calcext:value-type="time">
            <text:p>12:01:52 PM</text:p>
          </table:table-cell>
          <table:table-cell table:style-name="ce1" office:value-type="time" office:time-value="PT12H01M48S" calcext:value-type="time">
            <text:p>12:01:48 PM</text:p>
          </table:table-cell>
          <table:table-cell/>
          <table:table-cell table:formula="of:=3600*HOUR([.A140])+60*MINUTE([.A140])+SECOND([.A140])" office:value-type="float" office:value="43312" calcext:value-type="float">
            <text:p>43312</text:p>
          </table:table-cell>
          <table:table-cell table:formula="of:=3600*HOUR([.B140])+60*MINUTE([.B140])+SECOND([.B140])" office:value-type="float" office:value="43308" calcext:value-type="float">
            <text:p>43308</text:p>
          </table:table-cell>
          <table:table-cell office:value-type="float" office:value="138" calcext:value-type="float">
            <text:p>138</text:p>
          </table:table-cell>
          <table:table-cell table:formula="of:=[.D140]-[.$D$2]" office:value-type="float" office:value="123" calcext:value-type="float">
            <text:p>123</text:p>
          </table:table-cell>
          <table:table-cell table:formula="of:=[.E140]-[.$E$2]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time" office:time-value="PT12H01M53S" calcext:value-type="time">
            <text:p>12:01:53 PM</text:p>
          </table:table-cell>
          <table:table-cell table:style-name="ce1" office:value-type="time" office:time-value="PT12H01M49S" calcext:value-type="time">
            <text:p>12:01:49 PM</text:p>
          </table:table-cell>
          <table:table-cell/>
          <table:table-cell table:formula="of:=3600*HOUR([.A141])+60*MINUTE([.A141])+SECOND([.A141])" office:value-type="float" office:value="43313" calcext:value-type="float">
            <text:p>43313</text:p>
          </table:table-cell>
          <table:table-cell table:formula="of:=3600*HOUR([.B141])+60*MINUTE([.B141])+SECOND([.B141])" office:value-type="float" office:value="43309" calcext:value-type="float">
            <text:p>43309</text:p>
          </table:table-cell>
          <table:table-cell office:value-type="float" office:value="139" calcext:value-type="float">
            <text:p>139</text:p>
          </table:table-cell>
          <table:table-cell table:formula="of:=[.D141]-[.$D$2]" office:value-type="float" office:value="124" calcext:value-type="float">
            <text:p>124</text:p>
          </table:table-cell>
          <table:table-cell table:formula="of:=[.E141]-[.$E$2]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time" office:time-value="PT12H01M54S" calcext:value-type="time">
            <text:p>12:01:54 PM</text:p>
          </table:table-cell>
          <table:table-cell table:style-name="ce1" office:value-type="time" office:time-value="PT12H01M49S" calcext:value-type="time">
            <text:p>12:01:49 PM</text:p>
          </table:table-cell>
          <table:table-cell/>
          <table:table-cell table:formula="of:=3600*HOUR([.A142])+60*MINUTE([.A142])+SECOND([.A142])" office:value-type="float" office:value="43314" calcext:value-type="float">
            <text:p>43314</text:p>
          </table:table-cell>
          <table:table-cell table:formula="of:=3600*HOUR([.B142])+60*MINUTE([.B142])+SECOND([.B142])" office:value-type="float" office:value="43309" calcext:value-type="float">
            <text:p>43309</text:p>
          </table:table-cell>
          <table:table-cell office:value-type="float" office:value="140" calcext:value-type="float">
            <text:p>140</text:p>
          </table:table-cell>
          <table:table-cell table:formula="of:=[.D142]-[.$D$2]" office:value-type="float" office:value="125" calcext:value-type="float">
            <text:p>125</text:p>
          </table:table-cell>
          <table:table-cell table:formula="of:=[.E142]-[.$E$2]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time" office:time-value="PT12H01M55S" calcext:value-type="time">
            <text:p>12:01:55 PM</text:p>
          </table:table-cell>
          <table:table-cell table:style-name="ce1" office:value-type="time" office:time-value="PT12H01M50S" calcext:value-type="time">
            <text:p>12:01:50 PM</text:p>
          </table:table-cell>
          <table:table-cell/>
          <table:table-cell table:formula="of:=3600*HOUR([.A143])+60*MINUTE([.A143])+SECOND([.A143])" office:value-type="float" office:value="43315" calcext:value-type="float">
            <text:p>43315</text:p>
          </table:table-cell>
          <table:table-cell table:formula="of:=3600*HOUR([.B143])+60*MINUTE([.B143])+SECOND([.B143])" office:value-type="float" office:value="43310" calcext:value-type="float">
            <text:p>43310</text:p>
          </table:table-cell>
          <table:table-cell office:value-type="float" office:value="141" calcext:value-type="float">
            <text:p>141</text:p>
          </table:table-cell>
          <table:table-cell table:formula="of:=[.D143]-[.$D$2]" office:value-type="float" office:value="126" calcext:value-type="float">
            <text:p>126</text:p>
          </table:table-cell>
          <table:table-cell table:formula="of:=[.E143]-[.$E$2]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time" office:time-value="PT12H01M56S" calcext:value-type="time">
            <text:p>12:01:56 PM</text:p>
          </table:table-cell>
          <table:table-cell table:style-name="ce1" office:value-type="time" office:time-value="PT12H01M51S" calcext:value-type="time">
            <text:p>12:01:51 PM</text:p>
          </table:table-cell>
          <table:table-cell/>
          <table:table-cell table:formula="of:=3600*HOUR([.A144])+60*MINUTE([.A144])+SECOND([.A144])" office:value-type="float" office:value="43316" calcext:value-type="float">
            <text:p>43316</text:p>
          </table:table-cell>
          <table:table-cell table:formula="of:=3600*HOUR([.B144])+60*MINUTE([.B144])+SECOND([.B144])" office:value-type="float" office:value="43311" calcext:value-type="float">
            <text:p>43311</text:p>
          </table:table-cell>
          <table:table-cell office:value-type="float" office:value="142" calcext:value-type="float">
            <text:p>142</text:p>
          </table:table-cell>
          <table:table-cell table:formula="of:=[.D144]-[.$D$2]" office:value-type="float" office:value="127" calcext:value-type="float">
            <text:p>127</text:p>
          </table:table-cell>
          <table:table-cell table:formula="of:=[.E144]-[.$E$2]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time" office:time-value="PT12H01M57S" calcext:value-type="time">
            <text:p>12:01:57 PM</text:p>
          </table:table-cell>
          <table:table-cell table:style-name="ce1" office:value-type="time" office:time-value="PT12H01M52S" calcext:value-type="time">
            <text:p>12:01:52 PM</text:p>
          </table:table-cell>
          <table:table-cell/>
          <table:table-cell table:formula="of:=3600*HOUR([.A145])+60*MINUTE([.A145])+SECOND([.A145])" office:value-type="float" office:value="43317" calcext:value-type="float">
            <text:p>43317</text:p>
          </table:table-cell>
          <table:table-cell table:formula="of:=3600*HOUR([.B145])+60*MINUTE([.B145])+SECOND([.B145])" office:value-type="float" office:value="43312" calcext:value-type="float">
            <text:p>43312</text:p>
          </table:table-cell>
          <table:table-cell office:value-type="float" office:value="143" calcext:value-type="float">
            <text:p>143</text:p>
          </table:table-cell>
          <table:table-cell table:formula="of:=[.D145]-[.$D$2]" office:value-type="float" office:value="128" calcext:value-type="float">
            <text:p>128</text:p>
          </table:table-cell>
          <table:table-cell table:formula="of:=[.E145]-[.$E$2]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time" office:time-value="PT12H01M57S" calcext:value-type="time">
            <text:p>12:01:57 PM</text:p>
          </table:table-cell>
          <table:table-cell table:style-name="ce1" office:value-type="time" office:time-value="PT12H01M53S" calcext:value-type="time">
            <text:p>12:01:53 PM</text:p>
          </table:table-cell>
          <table:table-cell/>
          <table:table-cell table:formula="of:=3600*HOUR([.A146])+60*MINUTE([.A146])+SECOND([.A146])" office:value-type="float" office:value="43317" calcext:value-type="float">
            <text:p>43317</text:p>
          </table:table-cell>
          <table:table-cell table:formula="of:=3600*HOUR([.B146])+60*MINUTE([.B146])+SECOND([.B146])" office:value-type="float" office:value="43313" calcext:value-type="float">
            <text:p>43313</text:p>
          </table:table-cell>
          <table:table-cell office:value-type="float" office:value="144" calcext:value-type="float">
            <text:p>144</text:p>
          </table:table-cell>
          <table:table-cell table:formula="of:=[.D146]-[.$D$2]" office:value-type="float" office:value="128" calcext:value-type="float">
            <text:p>128</text:p>
          </table:table-cell>
          <table:table-cell table:formula="of:=[.E146]-[.$E$2]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time" office:time-value="PT12H01M58S" calcext:value-type="time">
            <text:p>12:01:58 PM</text:p>
          </table:table-cell>
          <table:table-cell table:style-name="ce1" office:value-type="time" office:time-value="PT12H01M54S" calcext:value-type="time">
            <text:p>12:01:54 PM</text:p>
          </table:table-cell>
          <table:table-cell/>
          <table:table-cell table:formula="of:=3600*HOUR([.A147])+60*MINUTE([.A147])+SECOND([.A147])" office:value-type="float" office:value="43318" calcext:value-type="float">
            <text:p>43318</text:p>
          </table:table-cell>
          <table:table-cell table:formula="of:=3600*HOUR([.B147])+60*MINUTE([.B147])+SECOND([.B147])" office:value-type="float" office:value="43314" calcext:value-type="float">
            <text:p>43314</text:p>
          </table:table-cell>
          <table:table-cell office:value-type="float" office:value="145" calcext:value-type="float">
            <text:p>145</text:p>
          </table:table-cell>
          <table:table-cell table:formula="of:=[.D147]-[.$D$2]" office:value-type="float" office:value="129" calcext:value-type="float">
            <text:p>129</text:p>
          </table:table-cell>
          <table:table-cell table:formula="of:=[.E147]-[.$E$2]"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time" office:time-value="PT12H01M59S" calcext:value-type="time">
            <text:p>12:01:59 PM</text:p>
          </table:table-cell>
          <table:table-cell table:style-name="ce1" office:value-type="time" office:time-value="PT12H01M55S" calcext:value-type="time">
            <text:p>12:01:55 PM</text:p>
          </table:table-cell>
          <table:table-cell/>
          <table:table-cell table:formula="of:=3600*HOUR([.A148])+60*MINUTE([.A148])+SECOND([.A148])" office:value-type="float" office:value="43319" calcext:value-type="float">
            <text:p>43319</text:p>
          </table:table-cell>
          <table:table-cell table:formula="of:=3600*HOUR([.B148])+60*MINUTE([.B148])+SECOND([.B148])" office:value-type="float" office:value="43315" calcext:value-type="float">
            <text:p>43315</text:p>
          </table:table-cell>
          <table:table-cell office:value-type="float" office:value="146" calcext:value-type="float">
            <text:p>146</text:p>
          </table:table-cell>
          <table:table-cell table:formula="of:=[.D148]-[.$D$2]" office:value-type="float" office:value="130" calcext:value-type="float">
            <text:p>130</text:p>
          </table:table-cell>
          <table:table-cell table:formula="of:=[.E148]-[.$E$2]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time" office:time-value="PT12H02M00S" calcext:value-type="time">
            <text:p>12:02:00 PM</text:p>
          </table:table-cell>
          <table:table-cell table:style-name="ce1" office:value-type="time" office:time-value="PT12H01M56S" calcext:value-type="time">
            <text:p>12:01:56 PM</text:p>
          </table:table-cell>
          <table:table-cell/>
          <table:table-cell table:formula="of:=3600*HOUR([.A149])+60*MINUTE([.A149])+SECOND([.A149])" office:value-type="float" office:value="43320" calcext:value-type="float">
            <text:p>43320</text:p>
          </table:table-cell>
          <table:table-cell table:formula="of:=3600*HOUR([.B149])+60*MINUTE([.B149])+SECOND([.B149])" office:value-type="float" office:value="43316" calcext:value-type="float">
            <text:p>43316</text:p>
          </table:table-cell>
          <table:table-cell office:value-type="float" office:value="147" calcext:value-type="float">
            <text:p>147</text:p>
          </table:table-cell>
          <table:table-cell table:formula="of:=[.D149]-[.$D$2]" office:value-type="float" office:value="131" calcext:value-type="float">
            <text:p>131</text:p>
          </table:table-cell>
          <table:table-cell table:formula="of:=[.E149]-[.$E$2]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time" office:time-value="PT12H02M01S" calcext:value-type="time">
            <text:p>12:02:01 PM</text:p>
          </table:table-cell>
          <table:table-cell table:style-name="ce1" office:value-type="time" office:time-value="PT12H01M57S" calcext:value-type="time">
            <text:p>12:01:57 PM</text:p>
          </table:table-cell>
          <table:table-cell/>
          <table:table-cell table:formula="of:=3600*HOUR([.A150])+60*MINUTE([.A150])+SECOND([.A150])" office:value-type="float" office:value="43321" calcext:value-type="float">
            <text:p>43321</text:p>
          </table:table-cell>
          <table:table-cell table:formula="of:=3600*HOUR([.B150])+60*MINUTE([.B150])+SECOND([.B150])" office:value-type="float" office:value="43317" calcext:value-type="float">
            <text:p>43317</text:p>
          </table:table-cell>
          <table:table-cell office:value-type="float" office:value="148" calcext:value-type="float">
            <text:p>148</text:p>
          </table:table-cell>
          <table:table-cell table:formula="of:=[.D150]-[.$D$2]" office:value-type="float" office:value="132" calcext:value-type="float">
            <text:p>132</text:p>
          </table:table-cell>
          <table:table-cell table:formula="of:=[.E150]-[.$E$2]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time" office:time-value="PT12H02M02S" calcext:value-type="time">
            <text:p>12:02:02 PM</text:p>
          </table:table-cell>
          <table:table-cell table:style-name="ce1" office:value-type="time" office:time-value="PT12H01M57S" calcext:value-type="time">
            <text:p>12:01:57 PM</text:p>
          </table:table-cell>
          <table:table-cell/>
          <table:table-cell table:formula="of:=3600*HOUR([.A151])+60*MINUTE([.A151])+SECOND([.A151])" office:value-type="float" office:value="43322" calcext:value-type="float">
            <text:p>43322</text:p>
          </table:table-cell>
          <table:table-cell table:formula="of:=3600*HOUR([.B151])+60*MINUTE([.B151])+SECOND([.B151])" office:value-type="float" office:value="43317" calcext:value-type="float">
            <text:p>43317</text:p>
          </table:table-cell>
          <table:table-cell office:value-type="float" office:value="149" calcext:value-type="float">
            <text:p>149</text:p>
          </table:table-cell>
          <table:table-cell table:formula="of:=[.D151]-[.$D$2]" office:value-type="float" office:value="133" calcext:value-type="float">
            <text:p>133</text:p>
          </table:table-cell>
          <table:table-cell table:formula="of:=[.E151]-[.$E$2]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time" office:time-value="PT12H02M03S" calcext:value-type="time">
            <text:p>12:02:03 PM</text:p>
          </table:table-cell>
          <table:table-cell table:style-name="ce1" office:value-type="time" office:time-value="PT12H01M58S" calcext:value-type="time">
            <text:p>12:01:58 PM</text:p>
          </table:table-cell>
          <table:table-cell/>
          <table:table-cell table:formula="of:=3600*HOUR([.A152])+60*MINUTE([.A152])+SECOND([.A152])" office:value-type="float" office:value="43323" calcext:value-type="float">
            <text:p>43323</text:p>
          </table:table-cell>
          <table:table-cell table:formula="of:=3600*HOUR([.B152])+60*MINUTE([.B152])+SECOND([.B152])" office:value-type="float" office:value="43318" calcext:value-type="float">
            <text:p>43318</text:p>
          </table:table-cell>
          <table:table-cell office:value-type="float" office:value="150" calcext:value-type="float">
            <text:p>150</text:p>
          </table:table-cell>
          <table:table-cell table:formula="of:=[.D152]-[.$D$2]" office:value-type="float" office:value="134" calcext:value-type="float">
            <text:p>134</text:p>
          </table:table-cell>
          <table:table-cell table:formula="of:=[.E152]-[.$E$2]"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time" office:time-value="PT12H02M04S" calcext:value-type="time">
            <text:p>12:02:04 PM</text:p>
          </table:table-cell>
          <table:table-cell table:style-name="ce1" office:value-type="time" office:time-value="PT12H01M59S" calcext:value-type="time">
            <text:p>12:01:59 PM</text:p>
          </table:table-cell>
          <table:table-cell/>
          <table:table-cell table:formula="of:=3600*HOUR([.A153])+60*MINUTE([.A153])+SECOND([.A153])" office:value-type="float" office:value="43324" calcext:value-type="float">
            <text:p>43324</text:p>
          </table:table-cell>
          <table:table-cell table:formula="of:=3600*HOUR([.B153])+60*MINUTE([.B153])+SECOND([.B153])" office:value-type="float" office:value="43319" calcext:value-type="float">
            <text:p>43319</text:p>
          </table:table-cell>
          <table:table-cell office:value-type="float" office:value="151" calcext:value-type="float">
            <text:p>151</text:p>
          </table:table-cell>
          <table:table-cell table:formula="of:=[.D153]-[.$D$2]" office:value-type="float" office:value="135" calcext:value-type="float">
            <text:p>135</text:p>
          </table:table-cell>
          <table:table-cell table:formula="of:=[.E153]-[.$E$2]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time" office:time-value="PT12H02M04S" calcext:value-type="time">
            <text:p>12:02:04 PM</text:p>
          </table:table-cell>
          <table:table-cell table:style-name="ce1" office:value-type="time" office:time-value="PT12H02M00S" calcext:value-type="time">
            <text:p>12:02:00 PM</text:p>
          </table:table-cell>
          <table:table-cell/>
          <table:table-cell table:formula="of:=3600*HOUR([.A154])+60*MINUTE([.A154])+SECOND([.A154])" office:value-type="float" office:value="43324" calcext:value-type="float">
            <text:p>43324</text:p>
          </table:table-cell>
          <table:table-cell table:formula="of:=3600*HOUR([.B154])+60*MINUTE([.B154])+SECOND([.B154])" office:value-type="float" office:value="43320" calcext:value-type="float">
            <text:p>43320</text:p>
          </table:table-cell>
          <table:table-cell office:value-type="float" office:value="152" calcext:value-type="float">
            <text:p>152</text:p>
          </table:table-cell>
          <table:table-cell table:formula="of:=[.D154]-[.$D$2]" office:value-type="float" office:value="135" calcext:value-type="float">
            <text:p>135</text:p>
          </table:table-cell>
          <table:table-cell table:formula="of:=[.E154]-[.$E$2]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time" office:time-value="PT12H02M05S" calcext:value-type="time">
            <text:p>12:02:05 PM</text:p>
          </table:table-cell>
          <table:table-cell table:style-name="ce1" office:value-type="time" office:time-value="PT12H02M01S" calcext:value-type="time">
            <text:p>12:02:01 PM</text:p>
          </table:table-cell>
          <table:table-cell/>
          <table:table-cell table:formula="of:=3600*HOUR([.A155])+60*MINUTE([.A155])+SECOND([.A155])" office:value-type="float" office:value="43325" calcext:value-type="float">
            <text:p>43325</text:p>
          </table:table-cell>
          <table:table-cell table:formula="of:=3600*HOUR([.B155])+60*MINUTE([.B155])+SECOND([.B155])" office:value-type="float" office:value="43321" calcext:value-type="float">
            <text:p>43321</text:p>
          </table:table-cell>
          <table:table-cell office:value-type="float" office:value="153" calcext:value-type="float">
            <text:p>153</text:p>
          </table:table-cell>
          <table:table-cell table:formula="of:=[.D155]-[.$D$2]" office:value-type="float" office:value="136" calcext:value-type="float">
            <text:p>136</text:p>
          </table:table-cell>
          <table:table-cell table:formula="of:=[.E155]-[.$E$2]"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time" office:time-value="PT12H02M06S" calcext:value-type="time">
            <text:p>12:02:06 PM</text:p>
          </table:table-cell>
          <table:table-cell table:style-name="ce1" office:value-type="time" office:time-value="PT12H02M02S" calcext:value-type="time">
            <text:p>12:02:02 PM</text:p>
          </table:table-cell>
          <table:table-cell/>
          <table:table-cell table:formula="of:=3600*HOUR([.A156])+60*MINUTE([.A156])+SECOND([.A156])" office:value-type="float" office:value="43326" calcext:value-type="float">
            <text:p>43326</text:p>
          </table:table-cell>
          <table:table-cell table:formula="of:=3600*HOUR([.B156])+60*MINUTE([.B156])+SECOND([.B156])" office:value-type="float" office:value="43322" calcext:value-type="float">
            <text:p>43322</text:p>
          </table:table-cell>
          <table:table-cell office:value-type="float" office:value="154" calcext:value-type="float">
            <text:p>154</text:p>
          </table:table-cell>
          <table:table-cell table:formula="of:=[.D156]-[.$D$2]" office:value-type="float" office:value="137" calcext:value-type="float">
            <text:p>137</text:p>
          </table:table-cell>
          <table:table-cell table:formula="of:=[.E156]-[.$E$2]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time" office:time-value="PT12H02M07S" calcext:value-type="time">
            <text:p>12:02:07 PM</text:p>
          </table:table-cell>
          <table:table-cell table:style-name="ce1" office:value-type="time" office:time-value="PT12H02M03S" calcext:value-type="time">
            <text:p>12:02:03 PM</text:p>
          </table:table-cell>
          <table:table-cell/>
          <table:table-cell table:formula="of:=3600*HOUR([.A157])+60*MINUTE([.A157])+SECOND([.A157])" office:value-type="float" office:value="43327" calcext:value-type="float">
            <text:p>43327</text:p>
          </table:table-cell>
          <table:table-cell table:formula="of:=3600*HOUR([.B157])+60*MINUTE([.B157])+SECOND([.B157])" office:value-type="float" office:value="43323" calcext:value-type="float">
            <text:p>43323</text:p>
          </table:table-cell>
          <table:table-cell office:value-type="float" office:value="155" calcext:value-type="float">
            <text:p>155</text:p>
          </table:table-cell>
          <table:table-cell table:formula="of:=[.D157]-[.$D$2]" office:value-type="float" office:value="138" calcext:value-type="float">
            <text:p>138</text:p>
          </table:table-cell>
          <table:table-cell table:formula="of:=[.E157]-[.$E$2]"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time" office:time-value="PT12H02M08S" calcext:value-type="time">
            <text:p>12:02:08 PM</text:p>
          </table:table-cell>
          <table:table-cell table:style-name="ce1" office:value-type="time" office:time-value="PT12H02M04S" calcext:value-type="time">
            <text:p>12:02:04 PM</text:p>
          </table:table-cell>
          <table:table-cell/>
          <table:table-cell table:formula="of:=3600*HOUR([.A158])+60*MINUTE([.A158])+SECOND([.A158])" office:value-type="float" office:value="43328" calcext:value-type="float">
            <text:p>43328</text:p>
          </table:table-cell>
          <table:table-cell table:formula="of:=3600*HOUR([.B158])+60*MINUTE([.B158])+SECOND([.B158])" office:value-type="float" office:value="43324" calcext:value-type="float">
            <text:p>43324</text:p>
          </table:table-cell>
          <table:table-cell office:value-type="float" office:value="156" calcext:value-type="float">
            <text:p>156</text:p>
          </table:table-cell>
          <table:table-cell table:formula="of:=[.D158]-[.$D$2]" office:value-type="float" office:value="139" calcext:value-type="float">
            <text:p>139</text:p>
          </table:table-cell>
          <table:table-cell table:formula="of:=[.E158]-[.$E$2]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time" office:time-value="PT12H02M09S" calcext:value-type="time">
            <text:p>12:02:09 PM</text:p>
          </table:table-cell>
          <table:table-cell table:style-name="ce1" office:value-type="time" office:time-value="PT12H02M05S" calcext:value-type="time">
            <text:p>12:02:05 PM</text:p>
          </table:table-cell>
          <table:table-cell/>
          <table:table-cell table:formula="of:=3600*HOUR([.A159])+60*MINUTE([.A159])+SECOND([.A159])" office:value-type="float" office:value="43329" calcext:value-type="float">
            <text:p>43329</text:p>
          </table:table-cell>
          <table:table-cell table:formula="of:=3600*HOUR([.B159])+60*MINUTE([.B159])+SECOND([.B159])" office:value-type="float" office:value="43325" calcext:value-type="float">
            <text:p>43325</text:p>
          </table:table-cell>
          <table:table-cell office:value-type="float" office:value="157" calcext:value-type="float">
            <text:p>157</text:p>
          </table:table-cell>
          <table:table-cell table:formula="of:=[.D159]-[.$D$2]" office:value-type="float" office:value="140" calcext:value-type="float">
            <text:p>140</text:p>
          </table:table-cell>
          <table:table-cell table:formula="of:=[.E159]-[.$E$2]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time" office:time-value="PT12H02M10S" calcext:value-type="time">
            <text:p>12:02:10 PM</text:p>
          </table:table-cell>
          <table:table-cell table:style-name="ce1" office:value-type="time" office:time-value="PT12H02M05S" calcext:value-type="time">
            <text:p>12:02:05 PM</text:p>
          </table:table-cell>
          <table:table-cell/>
          <table:table-cell table:formula="of:=3600*HOUR([.A160])+60*MINUTE([.A160])+SECOND([.A160])" office:value-type="float" office:value="43330" calcext:value-type="float">
            <text:p>43330</text:p>
          </table:table-cell>
          <table:table-cell table:formula="of:=3600*HOUR([.B160])+60*MINUTE([.B160])+SECOND([.B160])" office:value-type="float" office:value="43325" calcext:value-type="float">
            <text:p>43325</text:p>
          </table:table-cell>
          <table:table-cell office:value-type="float" office:value="158" calcext:value-type="float">
            <text:p>158</text:p>
          </table:table-cell>
          <table:table-cell table:formula="of:=[.D160]-[.$D$2]" office:value-type="float" office:value="141" calcext:value-type="float">
            <text:p>141</text:p>
          </table:table-cell>
          <table:table-cell table:formula="of:=[.E160]-[.$E$2]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time" office:time-value="PT12H02M11S" calcext:value-type="time">
            <text:p>12:02:11 PM</text:p>
          </table:table-cell>
          <table:table-cell table:style-name="ce1" office:value-type="time" office:time-value="PT12H02M06S" calcext:value-type="time">
            <text:p>12:02:06 PM</text:p>
          </table:table-cell>
          <table:table-cell/>
          <table:table-cell table:formula="of:=3600*HOUR([.A161])+60*MINUTE([.A161])+SECOND([.A161])" office:value-type="float" office:value="43331" calcext:value-type="float">
            <text:p>43331</text:p>
          </table:table-cell>
          <table:table-cell table:formula="of:=3600*HOUR([.B161])+60*MINUTE([.B161])+SECOND([.B161])" office:value-type="float" office:value="43326" calcext:value-type="float">
            <text:p>43326</text:p>
          </table:table-cell>
          <table:table-cell office:value-type="float" office:value="159" calcext:value-type="float">
            <text:p>159</text:p>
          </table:table-cell>
          <table:table-cell table:formula="of:=[.D161]-[.$D$2]" office:value-type="float" office:value="142" calcext:value-type="float">
            <text:p>142</text:p>
          </table:table-cell>
          <table:table-cell table:formula="of:=[.E161]-[.$E$2]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time" office:time-value="PT12H02M12S" calcext:value-type="time">
            <text:p>12:02:12 PM</text:p>
          </table:table-cell>
          <table:table-cell table:style-name="ce1" office:value-type="time" office:time-value="PT12H02M07S" calcext:value-type="time">
            <text:p>12:02:07 PM</text:p>
          </table:table-cell>
          <table:table-cell/>
          <table:table-cell table:formula="of:=3600*HOUR([.A162])+60*MINUTE([.A162])+SECOND([.A162])" office:value-type="float" office:value="43332" calcext:value-type="float">
            <text:p>43332</text:p>
          </table:table-cell>
          <table:table-cell table:formula="of:=3600*HOUR([.B162])+60*MINUTE([.B162])+SECOND([.B162])" office:value-type="float" office:value="43327" calcext:value-type="float">
            <text:p>43327</text:p>
          </table:table-cell>
          <table:table-cell office:value-type="float" office:value="160" calcext:value-type="float">
            <text:p>160</text:p>
          </table:table-cell>
          <table:table-cell table:formula="of:=[.D162]-[.$D$2]" office:value-type="float" office:value="143" calcext:value-type="float">
            <text:p>143</text:p>
          </table:table-cell>
          <table:table-cell table:formula="of:=[.E162]-[.$E$2]"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time" office:time-value="PT12H02M12S" calcext:value-type="time">
            <text:p>12:02:12 PM</text:p>
          </table:table-cell>
          <table:table-cell table:style-name="ce1" office:value-type="time" office:time-value="PT12H02M08S" calcext:value-type="time">
            <text:p>12:02:08 PM</text:p>
          </table:table-cell>
          <table:table-cell/>
          <table:table-cell table:formula="of:=3600*HOUR([.A163])+60*MINUTE([.A163])+SECOND([.A163])" office:value-type="float" office:value="43332" calcext:value-type="float">
            <text:p>43332</text:p>
          </table:table-cell>
          <table:table-cell table:formula="of:=3600*HOUR([.B163])+60*MINUTE([.B163])+SECOND([.B163])" office:value-type="float" office:value="43328" calcext:value-type="float">
            <text:p>43328</text:p>
          </table:table-cell>
          <table:table-cell office:value-type="float" office:value="161" calcext:value-type="float">
            <text:p>161</text:p>
          </table:table-cell>
          <table:table-cell table:formula="of:=[.D163]-[.$D$2]" office:value-type="float" office:value="143" calcext:value-type="float">
            <text:p>143</text:p>
          </table:table-cell>
          <table:table-cell table:formula="of:=[.E163]-[.$E$2]"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time" office:time-value="PT12H02M13S" calcext:value-type="time">
            <text:p>12:02:13 PM</text:p>
          </table:table-cell>
          <table:table-cell table:style-name="ce1" office:value-type="time" office:time-value="PT12H02M09S" calcext:value-type="time">
            <text:p>12:02:09 PM</text:p>
          </table:table-cell>
          <table:table-cell/>
          <table:table-cell table:formula="of:=3600*HOUR([.A164])+60*MINUTE([.A164])+SECOND([.A164])" office:value-type="float" office:value="43333" calcext:value-type="float">
            <text:p>43333</text:p>
          </table:table-cell>
          <table:table-cell table:formula="of:=3600*HOUR([.B164])+60*MINUTE([.B164])+SECOND([.B164])" office:value-type="float" office:value="43329" calcext:value-type="float">
            <text:p>43329</text:p>
          </table:table-cell>
          <table:table-cell office:value-type="float" office:value="162" calcext:value-type="float">
            <text:p>162</text:p>
          </table:table-cell>
          <table:table-cell table:formula="of:=[.D164]-[.$D$2]" office:value-type="float" office:value="144" calcext:value-type="float">
            <text:p>144</text:p>
          </table:table-cell>
          <table:table-cell table:formula="of:=[.E164]-[.$E$2]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time" office:time-value="PT12H02M14S" calcext:value-type="time">
            <text:p>12:02:14 PM</text:p>
          </table:table-cell>
          <table:table-cell table:style-name="ce1" office:value-type="time" office:time-value="PT12H02M10S" calcext:value-type="time">
            <text:p>12:02:10 PM</text:p>
          </table:table-cell>
          <table:table-cell/>
          <table:table-cell table:formula="of:=3600*HOUR([.A165])+60*MINUTE([.A165])+SECOND([.A165])" office:value-type="float" office:value="43334" calcext:value-type="float">
            <text:p>43334</text:p>
          </table:table-cell>
          <table:table-cell table:formula="of:=3600*HOUR([.B165])+60*MINUTE([.B165])+SECOND([.B165])" office:value-type="float" office:value="43330" calcext:value-type="float">
            <text:p>43330</text:p>
          </table:table-cell>
          <table:table-cell office:value-type="float" office:value="163" calcext:value-type="float">
            <text:p>163</text:p>
          </table:table-cell>
          <table:table-cell table:formula="of:=[.D165]-[.$D$2]" office:value-type="float" office:value="145" calcext:value-type="float">
            <text:p>145</text:p>
          </table:table-cell>
          <table:table-cell table:formula="of:=[.E165]-[.$E$2]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time" office:time-value="PT12H02M15S" calcext:value-type="time">
            <text:p>12:02:15 PM</text:p>
          </table:table-cell>
          <table:table-cell table:style-name="ce1" office:value-type="time" office:time-value="PT12H02M11S" calcext:value-type="time">
            <text:p>12:02:11 PM</text:p>
          </table:table-cell>
          <table:table-cell/>
          <table:table-cell table:formula="of:=3600*HOUR([.A166])+60*MINUTE([.A166])+SECOND([.A166])" office:value-type="float" office:value="43335" calcext:value-type="float">
            <text:p>43335</text:p>
          </table:table-cell>
          <table:table-cell table:formula="of:=3600*HOUR([.B166])+60*MINUTE([.B166])+SECOND([.B166])" office:value-type="float" office:value="43331" calcext:value-type="float">
            <text:p>43331</text:p>
          </table:table-cell>
          <table:table-cell office:value-type="float" office:value="164" calcext:value-type="float">
            <text:p>164</text:p>
          </table:table-cell>
          <table:table-cell table:formula="of:=[.D166]-[.$D$2]" office:value-type="float" office:value="146" calcext:value-type="float">
            <text:p>146</text:p>
          </table:table-cell>
          <table:table-cell table:formula="of:=[.E166]-[.$E$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time" office:time-value="PT12H02M16S" calcext:value-type="time">
            <text:p>12:02:16 PM</text:p>
          </table:table-cell>
          <table:table-cell table:style-name="ce1" office:value-type="time" office:time-value="PT12H02M12S" calcext:value-type="time">
            <text:p>12:02:12 PM</text:p>
          </table:table-cell>
          <table:table-cell/>
          <table:table-cell table:formula="of:=3600*HOUR([.A167])+60*MINUTE([.A167])+SECOND([.A167])" office:value-type="float" office:value="43336" calcext:value-type="float">
            <text:p>43336</text:p>
          </table:table-cell>
          <table:table-cell table:formula="of:=3600*HOUR([.B167])+60*MINUTE([.B167])+SECOND([.B167])" office:value-type="float" office:value="43332" calcext:value-type="float">
            <text:p>43332</text:p>
          </table:table-cell>
          <table:table-cell office:value-type="float" office:value="165" calcext:value-type="float">
            <text:p>165</text:p>
          </table:table-cell>
          <table:table-cell table:formula="of:=[.D167]-[.$D$2]" office:value-type="float" office:value="147" calcext:value-type="float">
            <text:p>147</text:p>
          </table:table-cell>
          <table:table-cell table:formula="of:=[.E167]-[.$E$2]"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time" office:time-value="PT12H02M17S" calcext:value-type="time">
            <text:p>12:02:17 PM</text:p>
          </table:table-cell>
          <table:table-cell table:style-name="ce1" office:value-type="time" office:time-value="PT12H02M13S" calcext:value-type="time">
            <text:p>12:02:13 PM</text:p>
          </table:table-cell>
          <table:table-cell/>
          <table:table-cell table:formula="of:=3600*HOUR([.A168])+60*MINUTE([.A168])+SECOND([.A168])" office:value-type="float" office:value="43337" calcext:value-type="float">
            <text:p>43337</text:p>
          </table:table-cell>
          <table:table-cell table:formula="of:=3600*HOUR([.B168])+60*MINUTE([.B168])+SECOND([.B168])" office:value-type="float" office:value="43333" calcext:value-type="float">
            <text:p>43333</text:p>
          </table:table-cell>
          <table:table-cell office:value-type="float" office:value="166" calcext:value-type="float">
            <text:p>166</text:p>
          </table:table-cell>
          <table:table-cell table:formula="of:=[.D168]-[.$D$2]" office:value-type="float" office:value="148" calcext:value-type="float">
            <text:p>148</text:p>
          </table:table-cell>
          <table:table-cell table:formula="of:=[.E168]-[.$E$2]"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time" office:time-value="PT12H02M18S" calcext:value-type="time">
            <text:p>12:02:18 PM</text:p>
          </table:table-cell>
          <table:table-cell table:style-name="ce1" office:value-type="time" office:time-value="PT12H02M13S" calcext:value-type="time">
            <text:p>12:02:13 PM</text:p>
          </table:table-cell>
          <table:table-cell/>
          <table:table-cell table:formula="of:=3600*HOUR([.A169])+60*MINUTE([.A169])+SECOND([.A169])" office:value-type="float" office:value="43338" calcext:value-type="float">
            <text:p>43338</text:p>
          </table:table-cell>
          <table:table-cell table:formula="of:=3600*HOUR([.B169])+60*MINUTE([.B169])+SECOND([.B169])" office:value-type="float" office:value="43333" calcext:value-type="float">
            <text:p>43333</text:p>
          </table:table-cell>
          <table:table-cell office:value-type="float" office:value="167" calcext:value-type="float">
            <text:p>167</text:p>
          </table:table-cell>
          <table:table-cell table:formula="of:=[.D169]-[.$D$2]" office:value-type="float" office:value="149" calcext:value-type="float">
            <text:p>149</text:p>
          </table:table-cell>
          <table:table-cell table:formula="of:=[.E169]-[.$E$2]"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time" office:time-value="PT12H02M19S" calcext:value-type="time">
            <text:p>12:02:19 PM</text:p>
          </table:table-cell>
          <table:table-cell table:style-name="ce1" office:value-type="time" office:time-value="PT12H02M14S" calcext:value-type="time">
            <text:p>12:02:14 PM</text:p>
          </table:table-cell>
          <table:table-cell/>
          <table:table-cell table:formula="of:=3600*HOUR([.A170])+60*MINUTE([.A170])+SECOND([.A170])" office:value-type="float" office:value="43339" calcext:value-type="float">
            <text:p>43339</text:p>
          </table:table-cell>
          <table:table-cell table:formula="of:=3600*HOUR([.B170])+60*MINUTE([.B170])+SECOND([.B170])" office:value-type="float" office:value="43334" calcext:value-type="float">
            <text:p>43334</text:p>
          </table:table-cell>
          <table:table-cell office:value-type="float" office:value="168" calcext:value-type="float">
            <text:p>168</text:p>
          </table:table-cell>
          <table:table-cell table:formula="of:=[.D170]-[.$D$2]" office:value-type="float" office:value="150" calcext:value-type="float">
            <text:p>150</text:p>
          </table:table-cell>
          <table:table-cell table:formula="of:=[.E170]-[.$E$2]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time" office:time-value="PT12H02M20S" calcext:value-type="time">
            <text:p>12:02:20 PM</text:p>
          </table:table-cell>
          <table:table-cell table:style-name="ce1" office:value-type="time" office:time-value="PT12H02M15S" calcext:value-type="time">
            <text:p>12:02:15 PM</text:p>
          </table:table-cell>
          <table:table-cell/>
          <table:table-cell table:formula="of:=3600*HOUR([.A171])+60*MINUTE([.A171])+SECOND([.A171])" office:value-type="float" office:value="43340" calcext:value-type="float">
            <text:p>43340</text:p>
          </table:table-cell>
          <table:table-cell table:formula="of:=3600*HOUR([.B171])+60*MINUTE([.B171])+SECOND([.B171])" office:value-type="float" office:value="43335" calcext:value-type="float">
            <text:p>43335</text:p>
          </table:table-cell>
          <table:table-cell office:value-type="float" office:value="169" calcext:value-type="float">
            <text:p>169</text:p>
          </table:table-cell>
          <table:table-cell table:formula="of:=[.D171]-[.$D$2]" office:value-type="float" office:value="151" calcext:value-type="float">
            <text:p>151</text:p>
          </table:table-cell>
          <table:table-cell table:formula="of:=[.E171]-[.$E$2]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time" office:time-value="PT12H02M20S" calcext:value-type="time">
            <text:p>12:02:20 PM</text:p>
          </table:table-cell>
          <table:table-cell table:style-name="ce1" office:value-type="time" office:time-value="PT12H02M16S" calcext:value-type="time">
            <text:p>12:02:16 PM</text:p>
          </table:table-cell>
          <table:table-cell/>
          <table:table-cell table:formula="of:=3600*HOUR([.A172])+60*MINUTE([.A172])+SECOND([.A172])" office:value-type="float" office:value="43340" calcext:value-type="float">
            <text:p>43340</text:p>
          </table:table-cell>
          <table:table-cell table:formula="of:=3600*HOUR([.B172])+60*MINUTE([.B172])+SECOND([.B172])" office:value-type="float" office:value="43336" calcext:value-type="float">
            <text:p>43336</text:p>
          </table:table-cell>
          <table:table-cell office:value-type="float" office:value="170" calcext:value-type="float">
            <text:p>170</text:p>
          </table:table-cell>
          <table:table-cell table:formula="of:=[.D172]-[.$D$2]" office:value-type="float" office:value="151" calcext:value-type="float">
            <text:p>151</text:p>
          </table:table-cell>
          <table:table-cell table:formula="of:=[.E172]-[.$E$2]"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time" office:time-value="PT12H02M21S" calcext:value-type="time">
            <text:p>12:02:21 PM</text:p>
          </table:table-cell>
          <table:table-cell table:style-name="ce1" office:value-type="time" office:time-value="PT12H02M17S" calcext:value-type="time">
            <text:p>12:02:17 PM</text:p>
          </table:table-cell>
          <table:table-cell/>
          <table:table-cell table:formula="of:=3600*HOUR([.A173])+60*MINUTE([.A173])+SECOND([.A173])" office:value-type="float" office:value="43341" calcext:value-type="float">
            <text:p>43341</text:p>
          </table:table-cell>
          <table:table-cell table:formula="of:=3600*HOUR([.B173])+60*MINUTE([.B173])+SECOND([.B173])" office:value-type="float" office:value="43337" calcext:value-type="float">
            <text:p>43337</text:p>
          </table:table-cell>
          <table:table-cell office:value-type="float" office:value="171" calcext:value-type="float">
            <text:p>171</text:p>
          </table:table-cell>
          <table:table-cell table:formula="of:=[.D173]-[.$D$2]" office:value-type="float" office:value="152" calcext:value-type="float">
            <text:p>152</text:p>
          </table:table-cell>
          <table:table-cell table:formula="of:=[.E173]-[.$E$2]"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time" office:time-value="PT12H02M22S" calcext:value-type="time">
            <text:p>12:02:22 PM</text:p>
          </table:table-cell>
          <table:table-cell table:style-name="ce1" office:value-type="time" office:time-value="PT12H02M18S" calcext:value-type="time">
            <text:p>12:02:18 PM</text:p>
          </table:table-cell>
          <table:table-cell/>
          <table:table-cell table:formula="of:=3600*HOUR([.A174])+60*MINUTE([.A174])+SECOND([.A174])" office:value-type="float" office:value="43342" calcext:value-type="float">
            <text:p>43342</text:p>
          </table:table-cell>
          <table:table-cell table:formula="of:=3600*HOUR([.B174])+60*MINUTE([.B174])+SECOND([.B174])" office:value-type="float" office:value="43338" calcext:value-type="float">
            <text:p>43338</text:p>
          </table:table-cell>
          <table:table-cell office:value-type="float" office:value="172" calcext:value-type="float">
            <text:p>172</text:p>
          </table:table-cell>
          <table:table-cell table:formula="of:=[.D174]-[.$D$2]" office:value-type="float" office:value="153" calcext:value-type="float">
            <text:p>153</text:p>
          </table:table-cell>
          <table:table-cell table:formula="of:=[.E174]-[.$E$2]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time" office:time-value="PT12H02M23S" calcext:value-type="time">
            <text:p>12:02:23 PM</text:p>
          </table:table-cell>
          <table:table-cell table:style-name="ce1" office:value-type="time" office:time-value="PT12H02M19S" calcext:value-type="time">
            <text:p>12:02:19 PM</text:p>
          </table:table-cell>
          <table:table-cell/>
          <table:table-cell table:formula="of:=3600*HOUR([.A175])+60*MINUTE([.A175])+SECOND([.A175])" office:value-type="float" office:value="43343" calcext:value-type="float">
            <text:p>43343</text:p>
          </table:table-cell>
          <table:table-cell table:formula="of:=3600*HOUR([.B175])+60*MINUTE([.B175])+SECOND([.B175])" office:value-type="float" office:value="43339" calcext:value-type="float">
            <text:p>43339</text:p>
          </table:table-cell>
          <table:table-cell office:value-type="float" office:value="173" calcext:value-type="float">
            <text:p>173</text:p>
          </table:table-cell>
          <table:table-cell table:formula="of:=[.D175]-[.$D$2]" office:value-type="float" office:value="154" calcext:value-type="float">
            <text:p>154</text:p>
          </table:table-cell>
          <table:table-cell table:formula="of:=[.E175]-[.$E$2]"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time" office:time-value="PT12H02M24S" calcext:value-type="time">
            <text:p>12:02:24 PM</text:p>
          </table:table-cell>
          <table:table-cell table:style-name="ce1" office:value-type="time" office:time-value="PT12H02M20S" calcext:value-type="time">
            <text:p>12:02:20 PM</text:p>
          </table:table-cell>
          <table:table-cell/>
          <table:table-cell table:formula="of:=3600*HOUR([.A176])+60*MINUTE([.A176])+SECOND([.A176])" office:value-type="float" office:value="43344" calcext:value-type="float">
            <text:p>43344</text:p>
          </table:table-cell>
          <table:table-cell table:formula="of:=3600*HOUR([.B176])+60*MINUTE([.B176])+SECOND([.B176])" office:value-type="float" office:value="43340" calcext:value-type="float">
            <text:p>43340</text:p>
          </table:table-cell>
          <table:table-cell office:value-type="float" office:value="174" calcext:value-type="float">
            <text:p>174</text:p>
          </table:table-cell>
          <table:table-cell table:formula="of:=[.D176]-[.$D$2]" office:value-type="float" office:value="155" calcext:value-type="float">
            <text:p>155</text:p>
          </table:table-cell>
          <table:table-cell table:formula="of:=[.E176]-[.$E$2]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time" office:time-value="PT12H02M25S" calcext:value-type="time">
            <text:p>12:02:25 PM</text:p>
          </table:table-cell>
          <table:table-cell table:style-name="ce1" office:value-type="time" office:time-value="PT12H02M21S" calcext:value-type="time">
            <text:p>12:02:21 PM</text:p>
          </table:table-cell>
          <table:table-cell/>
          <table:table-cell table:formula="of:=3600*HOUR([.A177])+60*MINUTE([.A177])+SECOND([.A177])" office:value-type="float" office:value="43345" calcext:value-type="float">
            <text:p>43345</text:p>
          </table:table-cell>
          <table:table-cell table:formula="of:=3600*HOUR([.B177])+60*MINUTE([.B177])+SECOND([.B177])" office:value-type="float" office:value="43341" calcext:value-type="float">
            <text:p>43341</text:p>
          </table:table-cell>
          <table:table-cell office:value-type="float" office:value="175" calcext:value-type="float">
            <text:p>175</text:p>
          </table:table-cell>
          <table:table-cell table:formula="of:=[.D177]-[.$D$2]" office:value-type="float" office:value="156" calcext:value-type="float">
            <text:p>156</text:p>
          </table:table-cell>
          <table:table-cell table:formula="of:=[.E177]-[.$E$2]"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time" office:time-value="PT12H02M26S" calcext:value-type="time">
            <text:p>12:02:26 PM</text:p>
          </table:table-cell>
          <table:table-cell table:style-name="ce1" office:value-type="time" office:time-value="PT12H02M21S" calcext:value-type="time">
            <text:p>12:02:21 PM</text:p>
          </table:table-cell>
          <table:table-cell/>
          <table:table-cell table:formula="of:=3600*HOUR([.A178])+60*MINUTE([.A178])+SECOND([.A178])" office:value-type="float" office:value="43346" calcext:value-type="float">
            <text:p>43346</text:p>
          </table:table-cell>
          <table:table-cell table:formula="of:=3600*HOUR([.B178])+60*MINUTE([.B178])+SECOND([.B178])" office:value-type="float" office:value="43341" calcext:value-type="float">
            <text:p>43341</text:p>
          </table:table-cell>
          <table:table-cell office:value-type="float" office:value="176" calcext:value-type="float">
            <text:p>176</text:p>
          </table:table-cell>
          <table:table-cell table:formula="of:=[.D178]-[.$D$2]" office:value-type="float" office:value="157" calcext:value-type="float">
            <text:p>157</text:p>
          </table:table-cell>
          <table:table-cell table:formula="of:=[.E178]-[.$E$2]"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time" office:time-value="PT12H02M27S" calcext:value-type="time">
            <text:p>12:02:27 PM</text:p>
          </table:table-cell>
          <table:table-cell table:style-name="ce1" office:value-type="time" office:time-value="PT12H02M22S" calcext:value-type="time">
            <text:p>12:02:22 PM</text:p>
          </table:table-cell>
          <table:table-cell/>
          <table:table-cell table:formula="of:=3600*HOUR([.A179])+60*MINUTE([.A179])+SECOND([.A179])" office:value-type="float" office:value="43347" calcext:value-type="float">
            <text:p>43347</text:p>
          </table:table-cell>
          <table:table-cell table:formula="of:=3600*HOUR([.B179])+60*MINUTE([.B179])+SECOND([.B179])" office:value-type="float" office:value="43342" calcext:value-type="float">
            <text:p>43342</text:p>
          </table:table-cell>
          <table:table-cell office:value-type="float" office:value="177" calcext:value-type="float">
            <text:p>177</text:p>
          </table:table-cell>
          <table:table-cell table:formula="of:=[.D179]-[.$D$2]" office:value-type="float" office:value="158" calcext:value-type="float">
            <text:p>158</text:p>
          </table:table-cell>
          <table:table-cell table:formula="of:=[.E179]-[.$E$2]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time" office:time-value="PT12H02M28S" calcext:value-type="time">
            <text:p>12:02:28 PM</text:p>
          </table:table-cell>
          <table:table-cell table:style-name="ce1" office:value-type="time" office:time-value="PT12H02M23S" calcext:value-type="time">
            <text:p>12:02:23 PM</text:p>
          </table:table-cell>
          <table:table-cell/>
          <table:table-cell table:formula="of:=3600*HOUR([.A180])+60*MINUTE([.A180])+SECOND([.A180])" office:value-type="float" office:value="43348" calcext:value-type="float">
            <text:p>43348</text:p>
          </table:table-cell>
          <table:table-cell table:formula="of:=3600*HOUR([.B180])+60*MINUTE([.B180])+SECOND([.B180])" office:value-type="float" office:value="43343" calcext:value-type="float">
            <text:p>43343</text:p>
          </table:table-cell>
          <table:table-cell office:value-type="float" office:value="178" calcext:value-type="float">
            <text:p>178</text:p>
          </table:table-cell>
          <table:table-cell table:formula="of:=[.D180]-[.$D$2]" office:value-type="float" office:value="159" calcext:value-type="float">
            <text:p>159</text:p>
          </table:table-cell>
          <table:table-cell table:formula="of:=[.E180]-[.$E$2]"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time" office:time-value="PT12H02M28S" calcext:value-type="time">
            <text:p>12:02:28 PM</text:p>
          </table:table-cell>
          <table:table-cell table:style-name="ce1" office:value-type="time" office:time-value="PT12H02M24S" calcext:value-type="time">
            <text:p>12:02:24 PM</text:p>
          </table:table-cell>
          <table:table-cell/>
          <table:table-cell table:formula="of:=3600*HOUR([.A181])+60*MINUTE([.A181])+SECOND([.A181])" office:value-type="float" office:value="43348" calcext:value-type="float">
            <text:p>43348</text:p>
          </table:table-cell>
          <table:table-cell table:formula="of:=3600*HOUR([.B181])+60*MINUTE([.B181])+SECOND([.B181])" office:value-type="float" office:value="43344" calcext:value-type="float">
            <text:p>43344</text:p>
          </table:table-cell>
          <table:table-cell office:value-type="float" office:value="179" calcext:value-type="float">
            <text:p>179</text:p>
          </table:table-cell>
          <table:table-cell table:formula="of:=[.D181]-[.$D$2]" office:value-type="float" office:value="159" calcext:value-type="float">
            <text:p>159</text:p>
          </table:table-cell>
          <table:table-cell table:formula="of:=[.E181]-[.$E$2]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time" office:time-value="PT12H02M29S" calcext:value-type="time">
            <text:p>12:02:29 PM</text:p>
          </table:table-cell>
          <table:table-cell table:style-name="ce1" office:value-type="time" office:time-value="PT12H02M25S" calcext:value-type="time">
            <text:p>12:02:25 PM</text:p>
          </table:table-cell>
          <table:table-cell/>
          <table:table-cell table:formula="of:=3600*HOUR([.A182])+60*MINUTE([.A182])+SECOND([.A182])" office:value-type="float" office:value="43349" calcext:value-type="float">
            <text:p>43349</text:p>
          </table:table-cell>
          <table:table-cell table:formula="of:=3600*HOUR([.B182])+60*MINUTE([.B182])+SECOND([.B182])" office:value-type="float" office:value="43345" calcext:value-type="float">
            <text:p>43345</text:p>
          </table:table-cell>
          <table:table-cell office:value-type="float" office:value="180" calcext:value-type="float">
            <text:p>180</text:p>
          </table:table-cell>
          <table:table-cell table:formula="of:=[.D182]-[.$D$2]" office:value-type="float" office:value="160" calcext:value-type="float">
            <text:p>160</text:p>
          </table:table-cell>
          <table:table-cell table:formula="of:=[.E182]-[.$E$2]"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time" office:time-value="PT12H02M30S" calcext:value-type="time">
            <text:p>12:02:30 PM</text:p>
          </table:table-cell>
          <table:table-cell table:style-name="ce1" office:value-type="time" office:time-value="PT12H02M26S" calcext:value-type="time">
            <text:p>12:02:26 PM</text:p>
          </table:table-cell>
          <table:table-cell/>
          <table:table-cell table:formula="of:=3600*HOUR([.A183])+60*MINUTE([.A183])+SECOND([.A183])" office:value-type="float" office:value="43350" calcext:value-type="float">
            <text:p>43350</text:p>
          </table:table-cell>
          <table:table-cell table:formula="of:=3600*HOUR([.B183])+60*MINUTE([.B183])+SECOND([.B183])" office:value-type="float" office:value="43346" calcext:value-type="float">
            <text:p>43346</text:p>
          </table:table-cell>
          <table:table-cell office:value-type="float" office:value="181" calcext:value-type="float">
            <text:p>181</text:p>
          </table:table-cell>
          <table:table-cell table:formula="of:=[.D183]-[.$D$2]" office:value-type="float" office:value="161" calcext:value-type="float">
            <text:p>161</text:p>
          </table:table-cell>
          <table:table-cell table:formula="of:=[.E183]-[.$E$2]"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time" office:time-value="PT12H02M31S" calcext:value-type="time">
            <text:p>12:02:31 PM</text:p>
          </table:table-cell>
          <table:table-cell table:style-name="ce1" office:value-type="time" office:time-value="PT12H02M27S" calcext:value-type="time">
            <text:p>12:02:27 PM</text:p>
          </table:table-cell>
          <table:table-cell/>
          <table:table-cell table:formula="of:=3600*HOUR([.A184])+60*MINUTE([.A184])+SECOND([.A184])" office:value-type="float" office:value="43351" calcext:value-type="float">
            <text:p>43351</text:p>
          </table:table-cell>
          <table:table-cell table:formula="of:=3600*HOUR([.B184])+60*MINUTE([.B184])+SECOND([.B184])" office:value-type="float" office:value="43347" calcext:value-type="float">
            <text:p>43347</text:p>
          </table:table-cell>
          <table:table-cell office:value-type="float" office:value="182" calcext:value-type="float">
            <text:p>182</text:p>
          </table:table-cell>
          <table:table-cell table:formula="of:=[.D184]-[.$D$2]" office:value-type="float" office:value="162" calcext:value-type="float">
            <text:p>162</text:p>
          </table:table-cell>
          <table:table-cell table:formula="of:=[.E184]-[.$E$2]"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time" office:time-value="PT12H02M32S" calcext:value-type="time">
            <text:p>12:02:32 PM</text:p>
          </table:table-cell>
          <table:table-cell table:style-name="ce1" office:value-type="time" office:time-value="PT12H02M28S" calcext:value-type="time">
            <text:p>12:02:28 PM</text:p>
          </table:table-cell>
          <table:table-cell/>
          <table:table-cell table:formula="of:=3600*HOUR([.A185])+60*MINUTE([.A185])+SECOND([.A185])" office:value-type="float" office:value="43352" calcext:value-type="float">
            <text:p>43352</text:p>
          </table:table-cell>
          <table:table-cell table:formula="of:=3600*HOUR([.B185])+60*MINUTE([.B185])+SECOND([.B185])" office:value-type="float" office:value="43348" calcext:value-type="float">
            <text:p>43348</text:p>
          </table:table-cell>
          <table:table-cell office:value-type="float" office:value="183" calcext:value-type="float">
            <text:p>183</text:p>
          </table:table-cell>
          <table:table-cell table:formula="of:=[.D185]-[.$D$2]" office:value-type="float" office:value="163" calcext:value-type="float">
            <text:p>163</text:p>
          </table:table-cell>
          <table:table-cell table:formula="of:=[.E185]-[.$E$2]"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time" office:time-value="PT12H02M33S" calcext:value-type="time">
            <text:p>12:02:33 PM</text:p>
          </table:table-cell>
          <table:table-cell table:style-name="ce1" office:value-type="time" office:time-value="PT12H02M29S" calcext:value-type="time">
            <text:p>12:02:29 PM</text:p>
          </table:table-cell>
          <table:table-cell/>
          <table:table-cell table:formula="of:=3600*HOUR([.A186])+60*MINUTE([.A186])+SECOND([.A186])" office:value-type="float" office:value="43353" calcext:value-type="float">
            <text:p>43353</text:p>
          </table:table-cell>
          <table:table-cell table:formula="of:=3600*HOUR([.B186])+60*MINUTE([.B186])+SECOND([.B186])" office:value-type="float" office:value="43349" calcext:value-type="float">
            <text:p>43349</text:p>
          </table:table-cell>
          <table:table-cell office:value-type="float" office:value="184" calcext:value-type="float">
            <text:p>184</text:p>
          </table:table-cell>
          <table:table-cell table:formula="of:=[.D186]-[.$D$2]" office:value-type="float" office:value="164" calcext:value-type="float">
            <text:p>164</text:p>
          </table:table-cell>
          <table:table-cell table:formula="of:=[.E186]-[.$E$2]"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time" office:time-value="PT12H02M34S" calcext:value-type="time">
            <text:p>12:02:34 PM</text:p>
          </table:table-cell>
          <table:table-cell table:style-name="ce1" office:value-type="time" office:time-value="PT12H02M29S" calcext:value-type="time">
            <text:p>12:02:29 PM</text:p>
          </table:table-cell>
          <table:table-cell/>
          <table:table-cell table:formula="of:=3600*HOUR([.A187])+60*MINUTE([.A187])+SECOND([.A187])" office:value-type="float" office:value="43354" calcext:value-type="float">
            <text:p>43354</text:p>
          </table:table-cell>
          <table:table-cell table:formula="of:=3600*HOUR([.B187])+60*MINUTE([.B187])+SECOND([.B187])" office:value-type="float" office:value="43349" calcext:value-type="float">
            <text:p>43349</text:p>
          </table:table-cell>
          <table:table-cell office:value-type="float" office:value="185" calcext:value-type="float">
            <text:p>185</text:p>
          </table:table-cell>
          <table:table-cell table:formula="of:=[.D187]-[.$D$2]" office:value-type="float" office:value="165" calcext:value-type="float">
            <text:p>165</text:p>
          </table:table-cell>
          <table:table-cell table:formula="of:=[.E187]-[.$E$2]"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time" office:time-value="PT12H02M35S" calcext:value-type="time">
            <text:p>12:02:35 PM</text:p>
          </table:table-cell>
          <table:table-cell table:style-name="ce1" office:value-type="time" office:time-value="PT12H02M30S" calcext:value-type="time">
            <text:p>12:02:30 PM</text:p>
          </table:table-cell>
          <table:table-cell/>
          <table:table-cell table:formula="of:=3600*HOUR([.A188])+60*MINUTE([.A188])+SECOND([.A188])" office:value-type="float" office:value="43355" calcext:value-type="float">
            <text:p>43355</text:p>
          </table:table-cell>
          <table:table-cell table:formula="of:=3600*HOUR([.B188])+60*MINUTE([.B188])+SECOND([.B188])" office:value-type="float" office:value="43350" calcext:value-type="float">
            <text:p>43350</text:p>
          </table:table-cell>
          <table:table-cell office:value-type="float" office:value="186" calcext:value-type="float">
            <text:p>186</text:p>
          </table:table-cell>
          <table:table-cell table:formula="of:=[.D188]-[.$D$2]" office:value-type="float" office:value="166" calcext:value-type="float">
            <text:p>166</text:p>
          </table:table-cell>
          <table:table-cell table:formula="of:=[.E188]-[.$E$2]"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time" office:time-value="PT12H02M36S" calcext:value-type="time">
            <text:p>12:02:36 PM</text:p>
          </table:table-cell>
          <table:table-cell table:style-name="ce1" office:value-type="time" office:time-value="PT12H02M31S" calcext:value-type="time">
            <text:p>12:02:31 PM</text:p>
          </table:table-cell>
          <table:table-cell/>
          <table:table-cell table:formula="of:=3600*HOUR([.A189])+60*MINUTE([.A189])+SECOND([.A189])" office:value-type="float" office:value="43356" calcext:value-type="float">
            <text:p>43356</text:p>
          </table:table-cell>
          <table:table-cell table:formula="of:=3600*HOUR([.B189])+60*MINUTE([.B189])+SECOND([.B189])" office:value-type="float" office:value="43351" calcext:value-type="float">
            <text:p>43351</text:p>
          </table:table-cell>
          <table:table-cell office:value-type="float" office:value="187" calcext:value-type="float">
            <text:p>187</text:p>
          </table:table-cell>
          <table:table-cell table:formula="of:=[.D189]-[.$D$2]" office:value-type="float" office:value="167" calcext:value-type="float">
            <text:p>167</text:p>
          </table:table-cell>
          <table:table-cell table:formula="of:=[.E189]-[.$E$2]"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time" office:time-value="PT12H02M36S" calcext:value-type="time">
            <text:p>12:02:36 PM</text:p>
          </table:table-cell>
          <table:table-cell table:style-name="ce1" office:value-type="time" office:time-value="PT12H02M32S" calcext:value-type="time">
            <text:p>12:02:32 PM</text:p>
          </table:table-cell>
          <table:table-cell/>
          <table:table-cell table:formula="of:=3600*HOUR([.A190])+60*MINUTE([.A190])+SECOND([.A190])" office:value-type="float" office:value="43356" calcext:value-type="float">
            <text:p>43356</text:p>
          </table:table-cell>
          <table:table-cell table:formula="of:=3600*HOUR([.B190])+60*MINUTE([.B190])+SECOND([.B190])" office:value-type="float" office:value="43352" calcext:value-type="float">
            <text:p>43352</text:p>
          </table:table-cell>
          <table:table-cell office:value-type="float" office:value="188" calcext:value-type="float">
            <text:p>188</text:p>
          </table:table-cell>
          <table:table-cell table:formula="of:=[.D190]-[.$D$2]" office:value-type="float" office:value="167" calcext:value-type="float">
            <text:p>167</text:p>
          </table:table-cell>
          <table:table-cell table:formula="of:=[.E190]-[.$E$2]"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time" office:time-value="PT12H02M37S" calcext:value-type="time">
            <text:p>12:02:37 PM</text:p>
          </table:table-cell>
          <table:table-cell table:style-name="ce1" office:value-type="time" office:time-value="PT12H02M33S" calcext:value-type="time">
            <text:p>12:02:33 PM</text:p>
          </table:table-cell>
          <table:table-cell/>
          <table:table-cell table:formula="of:=3600*HOUR([.A191])+60*MINUTE([.A191])+SECOND([.A191])" office:value-type="float" office:value="43357" calcext:value-type="float">
            <text:p>43357</text:p>
          </table:table-cell>
          <table:table-cell table:formula="of:=3600*HOUR([.B191])+60*MINUTE([.B191])+SECOND([.B191])" office:value-type="float" office:value="43353" calcext:value-type="float">
            <text:p>43353</text:p>
          </table:table-cell>
          <table:table-cell office:value-type="float" office:value="189" calcext:value-type="float">
            <text:p>189</text:p>
          </table:table-cell>
          <table:table-cell table:formula="of:=[.D191]-[.$D$2]" office:value-type="float" office:value="168" calcext:value-type="float">
            <text:p>168</text:p>
          </table:table-cell>
          <table:table-cell table:formula="of:=[.E191]-[.$E$2]"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time" office:time-value="PT12H02M38S" calcext:value-type="time">
            <text:p>12:02:38 PM</text:p>
          </table:table-cell>
          <table:table-cell table:style-name="ce1" office:value-type="time" office:time-value="PT12H02M34S" calcext:value-type="time">
            <text:p>12:02:34 PM</text:p>
          </table:table-cell>
          <table:table-cell/>
          <table:table-cell table:formula="of:=3600*HOUR([.A192])+60*MINUTE([.A192])+SECOND([.A192])" office:value-type="float" office:value="43358" calcext:value-type="float">
            <text:p>43358</text:p>
          </table:table-cell>
          <table:table-cell table:formula="of:=3600*HOUR([.B192])+60*MINUTE([.B192])+SECOND([.B192])" office:value-type="float" office:value="43354" calcext:value-type="float">
            <text:p>43354</text:p>
          </table:table-cell>
          <table:table-cell office:value-type="float" office:value="190" calcext:value-type="float">
            <text:p>190</text:p>
          </table:table-cell>
          <table:table-cell table:formula="of:=[.D192]-[.$D$2]" office:value-type="float" office:value="169" calcext:value-type="float">
            <text:p>169</text:p>
          </table:table-cell>
          <table:table-cell table:formula="of:=[.E192]-[.$E$2]"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time" office:time-value="PT12H02M39S" calcext:value-type="time">
            <text:p>12:02:39 PM</text:p>
          </table:table-cell>
          <table:table-cell table:style-name="ce1" office:value-type="time" office:time-value="PT12H02M35S" calcext:value-type="time">
            <text:p>12:02:35 PM</text:p>
          </table:table-cell>
          <table:table-cell/>
          <table:table-cell table:formula="of:=3600*HOUR([.A193])+60*MINUTE([.A193])+SECOND([.A193])" office:value-type="float" office:value="43359" calcext:value-type="float">
            <text:p>43359</text:p>
          </table:table-cell>
          <table:table-cell table:formula="of:=3600*HOUR([.B193])+60*MINUTE([.B193])+SECOND([.B193])" office:value-type="float" office:value="43355" calcext:value-type="float">
            <text:p>43355</text:p>
          </table:table-cell>
          <table:table-cell office:value-type="float" office:value="191" calcext:value-type="float">
            <text:p>191</text:p>
          </table:table-cell>
          <table:table-cell table:formula="of:=[.D193]-[.$D$2]" office:value-type="float" office:value="170" calcext:value-type="float">
            <text:p>170</text:p>
          </table:table-cell>
          <table:table-cell table:formula="of:=[.E193]-[.$E$2]"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time" office:time-value="PT12H02M40S" calcext:value-type="time">
            <text:p>12:02:40 PM</text:p>
          </table:table-cell>
          <table:table-cell table:style-name="ce1" office:value-type="time" office:time-value="PT12H02M36S" calcext:value-type="time">
            <text:p>12:02:36 PM</text:p>
          </table:table-cell>
          <table:table-cell/>
          <table:table-cell table:formula="of:=3600*HOUR([.A194])+60*MINUTE([.A194])+SECOND([.A194])" office:value-type="float" office:value="43360" calcext:value-type="float">
            <text:p>43360</text:p>
          </table:table-cell>
          <table:table-cell table:formula="of:=3600*HOUR([.B194])+60*MINUTE([.B194])+SECOND([.B194])" office:value-type="float" office:value="43356" calcext:value-type="float">
            <text:p>43356</text:p>
          </table:table-cell>
          <table:table-cell office:value-type="float" office:value="192" calcext:value-type="float">
            <text:p>192</text:p>
          </table:table-cell>
          <table:table-cell table:formula="of:=[.D194]-[.$D$2]" office:value-type="float" office:value="171" calcext:value-type="float">
            <text:p>171</text:p>
          </table:table-cell>
          <table:table-cell table:formula="of:=[.E194]-[.$E$2]"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time" office:time-value="PT12H02M41S" calcext:value-type="time">
            <text:p>12:02:41 PM</text:p>
          </table:table-cell>
          <table:table-cell table:style-name="ce1" office:value-type="time" office:time-value="PT12H02M37S" calcext:value-type="time">
            <text:p>12:02:37 PM</text:p>
          </table:table-cell>
          <table:table-cell/>
          <table:table-cell table:formula="of:=3600*HOUR([.A195])+60*MINUTE([.A195])+SECOND([.A195])" office:value-type="float" office:value="43361" calcext:value-type="float">
            <text:p>43361</text:p>
          </table:table-cell>
          <table:table-cell table:formula="of:=3600*HOUR([.B195])+60*MINUTE([.B195])+SECOND([.B195])" office:value-type="float" office:value="43357" calcext:value-type="float">
            <text:p>43357</text:p>
          </table:table-cell>
          <table:table-cell office:value-type="float" office:value="193" calcext:value-type="float">
            <text:p>193</text:p>
          </table:table-cell>
          <table:table-cell table:formula="of:=[.D195]-[.$D$2]" office:value-type="float" office:value="172" calcext:value-type="float">
            <text:p>172</text:p>
          </table:table-cell>
          <table:table-cell table:formula="of:=[.E195]-[.$E$2]"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time" office:time-value="PT12H02M42S" calcext:value-type="time">
            <text:p>12:02:42 PM</text:p>
          </table:table-cell>
          <table:table-cell table:style-name="ce1" office:value-type="time" office:time-value="PT12H02M37S" calcext:value-type="time">
            <text:p>12:02:37 PM</text:p>
          </table:table-cell>
          <table:table-cell/>
          <table:table-cell table:formula="of:=3600*HOUR([.A196])+60*MINUTE([.A196])+SECOND([.A196])" office:value-type="float" office:value="43362" calcext:value-type="float">
            <text:p>43362</text:p>
          </table:table-cell>
          <table:table-cell table:formula="of:=3600*HOUR([.B196])+60*MINUTE([.B196])+SECOND([.B196])" office:value-type="float" office:value="43357" calcext:value-type="float">
            <text:p>43357</text:p>
          </table:table-cell>
          <table:table-cell office:value-type="float" office:value="194" calcext:value-type="float">
            <text:p>194</text:p>
          </table:table-cell>
          <table:table-cell table:formula="of:=[.D196]-[.$D$2]" office:value-type="float" office:value="173" calcext:value-type="float">
            <text:p>173</text:p>
          </table:table-cell>
          <table:table-cell table:formula="of:=[.E196]-[.$E$2]"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time" office:time-value="PT12H02M43S" calcext:value-type="time">
            <text:p>12:02:43 PM</text:p>
          </table:table-cell>
          <table:table-cell table:style-name="ce1" office:value-type="time" office:time-value="PT12H02M38S" calcext:value-type="time">
            <text:p>12:02:38 PM</text:p>
          </table:table-cell>
          <table:table-cell/>
          <table:table-cell table:formula="of:=3600*HOUR([.A197])+60*MINUTE([.A197])+SECOND([.A197])" office:value-type="float" office:value="43363" calcext:value-type="float">
            <text:p>43363</text:p>
          </table:table-cell>
          <table:table-cell table:formula="of:=3600*HOUR([.B197])+60*MINUTE([.B197])+SECOND([.B197])" office:value-type="float" office:value="43358" calcext:value-type="float">
            <text:p>43358</text:p>
          </table:table-cell>
          <table:table-cell office:value-type="float" office:value="195" calcext:value-type="float">
            <text:p>195</text:p>
          </table:table-cell>
          <table:table-cell table:formula="of:=[.D197]-[.$D$2]" office:value-type="float" office:value="174" calcext:value-type="float">
            <text:p>174</text:p>
          </table:table-cell>
          <table:table-cell table:formula="of:=[.E197]-[.$E$2]"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time" office:time-value="PT12H02M44S" calcext:value-type="time">
            <text:p>12:02:44 PM</text:p>
          </table:table-cell>
          <table:table-cell table:style-name="ce1" office:value-type="time" office:time-value="PT12H02M39S" calcext:value-type="time">
            <text:p>12:02:39 PM</text:p>
          </table:table-cell>
          <table:table-cell/>
          <table:table-cell table:formula="of:=3600*HOUR([.A198])+60*MINUTE([.A198])+SECOND([.A198])" office:value-type="float" office:value="43364" calcext:value-type="float">
            <text:p>43364</text:p>
          </table:table-cell>
          <table:table-cell table:formula="of:=3600*HOUR([.B198])+60*MINUTE([.B198])+SECOND([.B198])" office:value-type="float" office:value="43359" calcext:value-type="float">
            <text:p>43359</text:p>
          </table:table-cell>
          <table:table-cell office:value-type="float" office:value="196" calcext:value-type="float">
            <text:p>196</text:p>
          </table:table-cell>
          <table:table-cell table:formula="of:=[.D198]-[.$D$2]" office:value-type="float" office:value="175" calcext:value-type="float">
            <text:p>175</text:p>
          </table:table-cell>
          <table:table-cell table:formula="of:=[.E198]-[.$E$2]"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time" office:time-value="PT12H02M44S" calcext:value-type="time">
            <text:p>12:02:44 PM</text:p>
          </table:table-cell>
          <table:table-cell table:style-name="ce1" office:value-type="time" office:time-value="PT12H02M40S" calcext:value-type="time">
            <text:p>12:02:40 PM</text:p>
          </table:table-cell>
          <table:table-cell/>
          <table:table-cell table:formula="of:=3600*HOUR([.A199])+60*MINUTE([.A199])+SECOND([.A199])" office:value-type="float" office:value="43364" calcext:value-type="float">
            <text:p>43364</text:p>
          </table:table-cell>
          <table:table-cell table:formula="of:=3600*HOUR([.B199])+60*MINUTE([.B199])+SECOND([.B199])" office:value-type="float" office:value="43360" calcext:value-type="float">
            <text:p>43360</text:p>
          </table:table-cell>
          <table:table-cell office:value-type="float" office:value="197" calcext:value-type="float">
            <text:p>197</text:p>
          </table:table-cell>
          <table:table-cell table:formula="of:=[.D199]-[.$D$2]" office:value-type="float" office:value="175" calcext:value-type="float">
            <text:p>175</text:p>
          </table:table-cell>
          <table:table-cell table:formula="of:=[.E199]-[.$E$2]"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time" office:time-value="PT12H02M45S" calcext:value-type="time">
            <text:p>12:02:45 PM</text:p>
          </table:table-cell>
          <table:table-cell table:style-name="ce1" office:value-type="time" office:time-value="PT12H02M41S" calcext:value-type="time">
            <text:p>12:02:41 PM</text:p>
          </table:table-cell>
          <table:table-cell/>
          <table:table-cell table:formula="of:=3600*HOUR([.A200])+60*MINUTE([.A200])+SECOND([.A200])" office:value-type="float" office:value="43365" calcext:value-type="float">
            <text:p>43365</text:p>
          </table:table-cell>
          <table:table-cell table:formula="of:=3600*HOUR([.B200])+60*MINUTE([.B200])+SECOND([.B200])" office:value-type="float" office:value="43361" calcext:value-type="float">
            <text:p>43361</text:p>
          </table:table-cell>
          <table:table-cell office:value-type="float" office:value="198" calcext:value-type="float">
            <text:p>198</text:p>
          </table:table-cell>
          <table:table-cell table:formula="of:=[.D200]-[.$D$2]" office:value-type="float" office:value="176" calcext:value-type="float">
            <text:p>176</text:p>
          </table:table-cell>
          <table:table-cell table:formula="of:=[.E200]-[.$E$2]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time" office:time-value="PT12H02M46S" calcext:value-type="time">
            <text:p>12:02:46 PM</text:p>
          </table:table-cell>
          <table:table-cell table:style-name="ce1" office:value-type="time" office:time-value="PT12H02M42S" calcext:value-type="time">
            <text:p>12:02:42 PM</text:p>
          </table:table-cell>
          <table:table-cell/>
          <table:table-cell table:formula="of:=3600*HOUR([.A201])+60*MINUTE([.A201])+SECOND([.A201])" office:value-type="float" office:value="43366" calcext:value-type="float">
            <text:p>43366</text:p>
          </table:table-cell>
          <table:table-cell table:formula="of:=3600*HOUR([.B201])+60*MINUTE([.B201])+SECOND([.B201])" office:value-type="float" office:value="43362" calcext:value-type="float">
            <text:p>43362</text:p>
          </table:table-cell>
          <table:table-cell office:value-type="float" office:value="199" calcext:value-type="float">
            <text:p>199</text:p>
          </table:table-cell>
          <table:table-cell table:formula="of:=[.D201]-[.$D$2]" office:value-type="float" office:value="177" calcext:value-type="float">
            <text:p>177</text:p>
          </table:table-cell>
          <table:table-cell table:formula="of:=[.E201]-[.$E$2]"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time" office:time-value="PT12H02M47S" calcext:value-type="time">
            <text:p>12:02:47 PM</text:p>
          </table:table-cell>
          <table:table-cell table:style-name="ce1" office:value-type="time" office:time-value="PT12H02M43S" calcext:value-type="time">
            <text:p>12:02:43 PM</text:p>
          </table:table-cell>
          <table:table-cell/>
          <table:table-cell table:formula="of:=3600*HOUR([.A202])+60*MINUTE([.A202])+SECOND([.A202])" office:value-type="float" office:value="43367" calcext:value-type="float">
            <text:p>43367</text:p>
          </table:table-cell>
          <table:table-cell table:formula="of:=3600*HOUR([.B202])+60*MINUTE([.B202])+SECOND([.B202])" office:value-type="float" office:value="43363" calcext:value-type="float">
            <text:p>43363</text:p>
          </table:table-cell>
          <table:table-cell office:value-type="float" office:value="200" calcext:value-type="float">
            <text:p>200</text:p>
          </table:table-cell>
          <table:table-cell table:formula="of:=[.D202]-[.$D$2]" office:value-type="float" office:value="178" calcext:value-type="float">
            <text:p>178</text:p>
          </table:table-cell>
          <table:table-cell table:formula="of:=[.E202]-[.$E$2]"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time" office:time-value="PT12H02M48S" calcext:value-type="time">
            <text:p>12:02:48 PM</text:p>
          </table:table-cell>
          <table:table-cell table:style-name="ce1" office:value-type="time" office:time-value="PT12H02M44S" calcext:value-type="time">
            <text:p>12:02:44 PM</text:p>
          </table:table-cell>
          <table:table-cell/>
          <table:table-cell table:formula="of:=3600*HOUR([.A203])+60*MINUTE([.A203])+SECOND([.A203])" office:value-type="float" office:value="43368" calcext:value-type="float">
            <text:p>43368</text:p>
          </table:table-cell>
          <table:table-cell table:formula="of:=3600*HOUR([.B203])+60*MINUTE([.B203])+SECOND([.B203])" office:value-type="float" office:value="43364" calcext:value-type="float">
            <text:p>43364</text:p>
          </table:table-cell>
          <table:table-cell office:value-type="float" office:value="201" calcext:value-type="float">
            <text:p>201</text:p>
          </table:table-cell>
          <table:table-cell table:formula="of:=[.D203]-[.$D$2]" office:value-type="float" office:value="179" calcext:value-type="float">
            <text:p>179</text:p>
          </table:table-cell>
          <table:table-cell table:formula="of:=[.E203]-[.$E$2]"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time" office:time-value="PT12H02M49S" calcext:value-type="time">
            <text:p>12:02:49 PM</text:p>
          </table:table-cell>
          <table:table-cell table:style-name="ce1" office:value-type="time" office:time-value="PT12H02M45S" calcext:value-type="time">
            <text:p>12:02:45 PM</text:p>
          </table:table-cell>
          <table:table-cell/>
          <table:table-cell table:formula="of:=3600*HOUR([.A204])+60*MINUTE([.A204])+SECOND([.A204])" office:value-type="float" office:value="43369" calcext:value-type="float">
            <text:p>43369</text:p>
          </table:table-cell>
          <table:table-cell table:formula="of:=3600*HOUR([.B204])+60*MINUTE([.B204])+SECOND([.B204])" office:value-type="float" office:value="43365" calcext:value-type="float">
            <text:p>43365</text:p>
          </table:table-cell>
          <table:table-cell office:value-type="float" office:value="202" calcext:value-type="float">
            <text:p>202</text:p>
          </table:table-cell>
          <table:table-cell table:formula="of:=[.D204]-[.$D$2]" office:value-type="float" office:value="180" calcext:value-type="float">
            <text:p>180</text:p>
          </table:table-cell>
          <table:table-cell table:formula="of:=[.E204]-[.$E$2]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time" office:time-value="PT12H02M50S" calcext:value-type="time">
            <text:p>12:02:50 PM</text:p>
          </table:table-cell>
          <table:table-cell table:style-name="ce1" office:value-type="time" office:time-value="PT12H02M45S" calcext:value-type="time">
            <text:p>12:02:45 PM</text:p>
          </table:table-cell>
          <table:table-cell/>
          <table:table-cell table:formula="of:=3600*HOUR([.A205])+60*MINUTE([.A205])+SECOND([.A205])" office:value-type="float" office:value="43370" calcext:value-type="float">
            <text:p>43370</text:p>
          </table:table-cell>
          <table:table-cell table:formula="of:=3600*HOUR([.B205])+60*MINUTE([.B205])+SECOND([.B205])" office:value-type="float" office:value="43365" calcext:value-type="float">
            <text:p>43365</text:p>
          </table:table-cell>
          <table:table-cell office:value-type="float" office:value="203" calcext:value-type="float">
            <text:p>203</text:p>
          </table:table-cell>
          <table:table-cell table:formula="of:=[.D205]-[.$D$2]" office:value-type="float" office:value="181" calcext:value-type="float">
            <text:p>181</text:p>
          </table:table-cell>
          <table:table-cell table:formula="of:=[.E205]-[.$E$2]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time" office:time-value="PT12H02M51S" calcext:value-type="time">
            <text:p>12:02:51 PM</text:p>
          </table:table-cell>
          <table:table-cell table:style-name="ce1" office:value-type="time" office:time-value="PT12H02M46S" calcext:value-type="time">
            <text:p>12:02:46 PM</text:p>
          </table:table-cell>
          <table:table-cell/>
          <table:table-cell table:formula="of:=3600*HOUR([.A206])+60*MINUTE([.A206])+SECOND([.A206])" office:value-type="float" office:value="43371" calcext:value-type="float">
            <text:p>43371</text:p>
          </table:table-cell>
          <table:table-cell table:formula="of:=3600*HOUR([.B206])+60*MINUTE([.B206])+SECOND([.B206])" office:value-type="float" office:value="43366" calcext:value-type="float">
            <text:p>43366</text:p>
          </table:table-cell>
          <table:table-cell office:value-type="float" office:value="204" calcext:value-type="float">
            <text:p>204</text:p>
          </table:table-cell>
          <table:table-cell table:formula="of:=[.D206]-[.$D$2]" office:value-type="float" office:value="182" calcext:value-type="float">
            <text:p>182</text:p>
          </table:table-cell>
          <table:table-cell table:formula="of:=[.E206]-[.$E$2]"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time" office:time-value="PT12H02M51S" calcext:value-type="time">
            <text:p>12:02:51 PM</text:p>
          </table:table-cell>
          <table:table-cell table:style-name="ce1" office:value-type="time" office:time-value="PT12H02M47S" calcext:value-type="time">
            <text:p>12:02:47 PM</text:p>
          </table:table-cell>
          <table:table-cell/>
          <table:table-cell table:formula="of:=3600*HOUR([.A207])+60*MINUTE([.A207])+SECOND([.A207])" office:value-type="float" office:value="43371" calcext:value-type="float">
            <text:p>43371</text:p>
          </table:table-cell>
          <table:table-cell table:formula="of:=3600*HOUR([.B207])+60*MINUTE([.B207])+SECOND([.B207])" office:value-type="float" office:value="43367" calcext:value-type="float">
            <text:p>43367</text:p>
          </table:table-cell>
          <table:table-cell office:value-type="float" office:value="205" calcext:value-type="float">
            <text:p>205</text:p>
          </table:table-cell>
          <table:table-cell table:formula="of:=[.D207]-[.$D$2]" office:value-type="float" office:value="182" calcext:value-type="float">
            <text:p>182</text:p>
          </table:table-cell>
          <table:table-cell table:formula="of:=[.E207]-[.$E$2]"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time" office:time-value="PT12H02M52S" calcext:value-type="time">
            <text:p>12:02:52 PM</text:p>
          </table:table-cell>
          <table:table-cell table:style-name="ce1" office:value-type="time" office:time-value="PT12H02M48S" calcext:value-type="time">
            <text:p>12:02:48 PM</text:p>
          </table:table-cell>
          <table:table-cell/>
          <table:table-cell table:formula="of:=3600*HOUR([.A208])+60*MINUTE([.A208])+SECOND([.A208])" office:value-type="float" office:value="43372" calcext:value-type="float">
            <text:p>43372</text:p>
          </table:table-cell>
          <table:table-cell table:formula="of:=3600*HOUR([.B208])+60*MINUTE([.B208])+SECOND([.B208])" office:value-type="float" office:value="43368" calcext:value-type="float">
            <text:p>43368</text:p>
          </table:table-cell>
          <table:table-cell office:value-type="float" office:value="206" calcext:value-type="float">
            <text:p>206</text:p>
          </table:table-cell>
          <table:table-cell table:formula="of:=[.D208]-[.$D$2]" office:value-type="float" office:value="183" calcext:value-type="float">
            <text:p>183</text:p>
          </table:table-cell>
          <table:table-cell table:formula="of:=[.E208]-[.$E$2]"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time" office:time-value="PT12H02M53S" calcext:value-type="time">
            <text:p>12:02:53 PM</text:p>
          </table:table-cell>
          <table:table-cell table:style-name="ce1" office:value-type="time" office:time-value="PT12H02M49S" calcext:value-type="time">
            <text:p>12:02:49 PM</text:p>
          </table:table-cell>
          <table:table-cell/>
          <table:table-cell table:formula="of:=3600*HOUR([.A209])+60*MINUTE([.A209])+SECOND([.A209])" office:value-type="float" office:value="43373" calcext:value-type="float">
            <text:p>43373</text:p>
          </table:table-cell>
          <table:table-cell table:formula="of:=3600*HOUR([.B209])+60*MINUTE([.B209])+SECOND([.B209])" office:value-type="float" office:value="43369" calcext:value-type="float">
            <text:p>43369</text:p>
          </table:table-cell>
          <table:table-cell office:value-type="float" office:value="207" calcext:value-type="float">
            <text:p>207</text:p>
          </table:table-cell>
          <table:table-cell table:formula="of:=[.D209]-[.$D$2]" office:value-type="float" office:value="184" calcext:value-type="float">
            <text:p>184</text:p>
          </table:table-cell>
          <table:table-cell table:formula="of:=[.E209]-[.$E$2]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time" office:time-value="PT12H02M54S" calcext:value-type="time">
            <text:p>12:02:54 PM</text:p>
          </table:table-cell>
          <table:table-cell table:style-name="ce1" office:value-type="time" office:time-value="PT12H02M50S" calcext:value-type="time">
            <text:p>12:02:50 PM</text:p>
          </table:table-cell>
          <table:table-cell/>
          <table:table-cell table:formula="of:=3600*HOUR([.A210])+60*MINUTE([.A210])+SECOND([.A210])" office:value-type="float" office:value="43374" calcext:value-type="float">
            <text:p>43374</text:p>
          </table:table-cell>
          <table:table-cell table:formula="of:=3600*HOUR([.B210])+60*MINUTE([.B210])+SECOND([.B210])" office:value-type="float" office:value="43370" calcext:value-type="float">
            <text:p>43370</text:p>
          </table:table-cell>
          <table:table-cell office:value-type="float" office:value="208" calcext:value-type="float">
            <text:p>208</text:p>
          </table:table-cell>
          <table:table-cell table:formula="of:=[.D210]-[.$D$2]" office:value-type="float" office:value="185" calcext:value-type="float">
            <text:p>185</text:p>
          </table:table-cell>
          <table:table-cell table:formula="of:=[.E210]-[.$E$2]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time" office:time-value="PT12H02M55S" calcext:value-type="time">
            <text:p>12:02:55 PM</text:p>
          </table:table-cell>
          <table:table-cell table:style-name="ce1" office:value-type="time" office:time-value="PT12H02M51S" calcext:value-type="time">
            <text:p>12:02:51 PM</text:p>
          </table:table-cell>
          <table:table-cell/>
          <table:table-cell table:formula="of:=3600*HOUR([.A211])+60*MINUTE([.A211])+SECOND([.A211])" office:value-type="float" office:value="43375" calcext:value-type="float">
            <text:p>43375</text:p>
          </table:table-cell>
          <table:table-cell table:formula="of:=3600*HOUR([.B211])+60*MINUTE([.B211])+SECOND([.B211])" office:value-type="float" office:value="43371" calcext:value-type="float">
            <text:p>43371</text:p>
          </table:table-cell>
          <table:table-cell office:value-type="float" office:value="209" calcext:value-type="float">
            <text:p>209</text:p>
          </table:table-cell>
          <table:table-cell table:formula="of:=[.D211]-[.$D$2]" office:value-type="float" office:value="186" calcext:value-type="float">
            <text:p>186</text:p>
          </table:table-cell>
          <table:table-cell table:formula="of:=[.E211]-[.$E$2]"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time" office:time-value="PT12H02M56S" calcext:value-type="time">
            <text:p>12:02:56 PM</text:p>
          </table:table-cell>
          <table:table-cell table:style-name="ce1" office:value-type="time" office:time-value="PT12H02M52S" calcext:value-type="time">
            <text:p>12:02:52 PM</text:p>
          </table:table-cell>
          <table:table-cell/>
          <table:table-cell table:formula="of:=3600*HOUR([.A212])+60*MINUTE([.A212])+SECOND([.A212])" office:value-type="float" office:value="43376" calcext:value-type="float">
            <text:p>43376</text:p>
          </table:table-cell>
          <table:table-cell table:formula="of:=3600*HOUR([.B212])+60*MINUTE([.B212])+SECOND([.B212])" office:value-type="float" office:value="43372" calcext:value-type="float">
            <text:p>43372</text:p>
          </table:table-cell>
          <table:table-cell office:value-type="float" office:value="210" calcext:value-type="float">
            <text:p>210</text:p>
          </table:table-cell>
          <table:table-cell table:formula="of:=[.D212]-[.$D$2]" office:value-type="float" office:value="187" calcext:value-type="float">
            <text:p>187</text:p>
          </table:table-cell>
          <table:table-cell table:formula="of:=[.E212]-[.$E$2]"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time" office:time-value="PT12H02M57S" calcext:value-type="time">
            <text:p>12:02:57 PM</text:p>
          </table:table-cell>
          <table:table-cell table:style-name="ce1" office:value-type="time" office:time-value="PT12H02M53S" calcext:value-type="time">
            <text:p>12:02:53 PM</text:p>
          </table:table-cell>
          <table:table-cell/>
          <table:table-cell table:formula="of:=3600*HOUR([.A213])+60*MINUTE([.A213])+SECOND([.A213])" office:value-type="float" office:value="43377" calcext:value-type="float">
            <text:p>43377</text:p>
          </table:table-cell>
          <table:table-cell table:formula="of:=3600*HOUR([.B213])+60*MINUTE([.B213])+SECOND([.B213])" office:value-type="float" office:value="43373" calcext:value-type="float">
            <text:p>43373</text:p>
          </table:table-cell>
          <table:table-cell office:value-type="float" office:value="211" calcext:value-type="float">
            <text:p>211</text:p>
          </table:table-cell>
          <table:table-cell table:formula="of:=[.D213]-[.$D$2]" office:value-type="float" office:value="188" calcext:value-type="float">
            <text:p>188</text:p>
          </table:table-cell>
          <table:table-cell table:formula="of:=[.E213]-[.$E$2]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time" office:time-value="PT12H02M58S" calcext:value-type="time">
            <text:p>12:02:58 PM</text:p>
          </table:table-cell>
          <table:table-cell table:style-name="ce1" office:value-type="time" office:time-value="PT12H02M53S" calcext:value-type="time">
            <text:p>12:02:53 PM</text:p>
          </table:table-cell>
          <table:table-cell/>
          <table:table-cell table:formula="of:=3600*HOUR([.A214])+60*MINUTE([.A214])+SECOND([.A214])" office:value-type="float" office:value="43378" calcext:value-type="float">
            <text:p>43378</text:p>
          </table:table-cell>
          <table:table-cell table:formula="of:=3600*HOUR([.B214])+60*MINUTE([.B214])+SECOND([.B214])" office:value-type="float" office:value="43373" calcext:value-type="float">
            <text:p>43373</text:p>
          </table:table-cell>
          <table:table-cell office:value-type="float" office:value="212" calcext:value-type="float">
            <text:p>212</text:p>
          </table:table-cell>
          <table:table-cell table:formula="of:=[.D214]-[.$D$2]" office:value-type="float" office:value="189" calcext:value-type="float">
            <text:p>189</text:p>
          </table:table-cell>
          <table:table-cell table:formula="of:=[.E214]-[.$E$2]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time" office:time-value="PT12H02M59S" calcext:value-type="time">
            <text:p>12:02:59 PM</text:p>
          </table:table-cell>
          <table:table-cell table:style-name="ce1" office:value-type="time" office:time-value="PT12H02M54S" calcext:value-type="time">
            <text:p>12:02:54 PM</text:p>
          </table:table-cell>
          <table:table-cell/>
          <table:table-cell table:formula="of:=3600*HOUR([.A215])+60*MINUTE([.A215])+SECOND([.A215])" office:value-type="float" office:value="43379" calcext:value-type="float">
            <text:p>43379</text:p>
          </table:table-cell>
          <table:table-cell table:formula="of:=3600*HOUR([.B215])+60*MINUTE([.B215])+SECOND([.B215])" office:value-type="float" office:value="43374" calcext:value-type="float">
            <text:p>43374</text:p>
          </table:table-cell>
          <table:table-cell office:value-type="float" office:value="213" calcext:value-type="float">
            <text:p>213</text:p>
          </table:table-cell>
          <table:table-cell table:formula="of:=[.D215]-[.$D$2]" office:value-type="float" office:value="190" calcext:value-type="float">
            <text:p>190</text:p>
          </table:table-cell>
          <table:table-cell table:formula="of:=[.E215]-[.$E$2]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time" office:time-value="PT12H02M59S" calcext:value-type="time">
            <text:p>12:02:59 PM</text:p>
          </table:table-cell>
          <table:table-cell table:style-name="ce1" office:value-type="time" office:time-value="PT12H02M55S" calcext:value-type="time">
            <text:p>12:02:55 PM</text:p>
          </table:table-cell>
          <table:table-cell/>
          <table:table-cell table:formula="of:=3600*HOUR([.A216])+60*MINUTE([.A216])+SECOND([.A216])" office:value-type="float" office:value="43379" calcext:value-type="float">
            <text:p>43379</text:p>
          </table:table-cell>
          <table:table-cell table:formula="of:=3600*HOUR([.B216])+60*MINUTE([.B216])+SECOND([.B216])" office:value-type="float" office:value="43375" calcext:value-type="float">
            <text:p>43375</text:p>
          </table:table-cell>
          <table:table-cell office:value-type="float" office:value="214" calcext:value-type="float">
            <text:p>214</text:p>
          </table:table-cell>
          <table:table-cell table:formula="of:=[.D216]-[.$D$2]" office:value-type="float" office:value="190" calcext:value-type="float">
            <text:p>190</text:p>
          </table:table-cell>
          <table:table-cell table:formula="of:=[.E216]-[.$E$2]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time" office:time-value="PT12H03M00S" calcext:value-type="time">
            <text:p>12:03:00 PM</text:p>
          </table:table-cell>
          <table:table-cell table:style-name="ce1" office:value-type="time" office:time-value="PT12H02M56S" calcext:value-type="time">
            <text:p>12:02:56 PM</text:p>
          </table:table-cell>
          <table:table-cell/>
          <table:table-cell table:formula="of:=3600*HOUR([.A217])+60*MINUTE([.A217])+SECOND([.A217])" office:value-type="float" office:value="43380" calcext:value-type="float">
            <text:p>43380</text:p>
          </table:table-cell>
          <table:table-cell table:formula="of:=3600*HOUR([.B217])+60*MINUTE([.B217])+SECOND([.B217])" office:value-type="float" office:value="43376" calcext:value-type="float">
            <text:p>43376</text:p>
          </table:table-cell>
          <table:table-cell office:value-type="float" office:value="215" calcext:value-type="float">
            <text:p>215</text:p>
          </table:table-cell>
          <table:table-cell table:formula="of:=[.D217]-[.$D$2]" office:value-type="float" office:value="191" calcext:value-type="float">
            <text:p>191</text:p>
          </table:table-cell>
          <table:table-cell table:formula="of:=[.E217]-[.$E$2]"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time" office:time-value="PT12H03M01S" calcext:value-type="time">
            <text:p>12:03:01 PM</text:p>
          </table:table-cell>
          <table:table-cell table:style-name="ce1" office:value-type="time" office:time-value="PT12H02M57S" calcext:value-type="time">
            <text:p>12:02:57 PM</text:p>
          </table:table-cell>
          <table:table-cell/>
          <table:table-cell table:formula="of:=3600*HOUR([.A218])+60*MINUTE([.A218])+SECOND([.A218])" office:value-type="float" office:value="43381" calcext:value-type="float">
            <text:p>43381</text:p>
          </table:table-cell>
          <table:table-cell table:formula="of:=3600*HOUR([.B218])+60*MINUTE([.B218])+SECOND([.B218])" office:value-type="float" office:value="43377" calcext:value-type="float">
            <text:p>43377</text:p>
          </table:table-cell>
          <table:table-cell office:value-type="float" office:value="216" calcext:value-type="float">
            <text:p>216</text:p>
          </table:table-cell>
          <table:table-cell table:formula="of:=[.D218]-[.$D$2]" office:value-type="float" office:value="192" calcext:value-type="float">
            <text:p>192</text:p>
          </table:table-cell>
          <table:table-cell table:formula="of:=[.E218]-[.$E$2]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time" office:time-value="PT12H03M02S" calcext:value-type="time">
            <text:p>12:03:02 PM</text:p>
          </table:table-cell>
          <table:table-cell table:style-name="ce1" office:value-type="time" office:time-value="PT12H02M58S" calcext:value-type="time">
            <text:p>12:02:58 PM</text:p>
          </table:table-cell>
          <table:table-cell/>
          <table:table-cell table:formula="of:=3600*HOUR([.A219])+60*MINUTE([.A219])+SECOND([.A219])" office:value-type="float" office:value="43382" calcext:value-type="float">
            <text:p>43382</text:p>
          </table:table-cell>
          <table:table-cell table:formula="of:=3600*HOUR([.B219])+60*MINUTE([.B219])+SECOND([.B219])" office:value-type="float" office:value="43378" calcext:value-type="float">
            <text:p>43378</text:p>
          </table:table-cell>
          <table:table-cell office:value-type="float" office:value="217" calcext:value-type="float">
            <text:p>217</text:p>
          </table:table-cell>
          <table:table-cell table:formula="of:=[.D219]-[.$D$2]" office:value-type="float" office:value="193" calcext:value-type="float">
            <text:p>193</text:p>
          </table:table-cell>
          <table:table-cell table:formula="of:=[.E219]-[.$E$2]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time" office:time-value="PT12H03M03S" calcext:value-type="time">
            <text:p>12:03:03 PM</text:p>
          </table:table-cell>
          <table:table-cell table:style-name="ce1" office:value-type="time" office:time-value="PT12H02M59S" calcext:value-type="time">
            <text:p>12:02:59 PM</text:p>
          </table:table-cell>
          <table:table-cell/>
          <table:table-cell table:formula="of:=3600*HOUR([.A220])+60*MINUTE([.A220])+SECOND([.A220])" office:value-type="float" office:value="43383" calcext:value-type="float">
            <text:p>43383</text:p>
          </table:table-cell>
          <table:table-cell table:formula="of:=3600*HOUR([.B220])+60*MINUTE([.B220])+SECOND([.B220])" office:value-type="float" office:value="43379" calcext:value-type="float">
            <text:p>43379</text:p>
          </table:table-cell>
          <table:table-cell office:value-type="float" office:value="218" calcext:value-type="float">
            <text:p>218</text:p>
          </table:table-cell>
          <table:table-cell table:formula="of:=[.D220]-[.$D$2]" office:value-type="float" office:value="194" calcext:value-type="float">
            <text:p>194</text:p>
          </table:table-cell>
          <table:table-cell table:formula="of:=[.E220]-[.$E$2]"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time" office:time-value="PT12H03M04S" calcext:value-type="time">
            <text:p>12:03:04 PM</text:p>
          </table:table-cell>
          <table:table-cell table:style-name="ce1" office:value-type="time" office:time-value="PT12H03M00S" calcext:value-type="time">
            <text:p>12:03:00 PM</text:p>
          </table:table-cell>
          <table:table-cell/>
          <table:table-cell table:formula="of:=3600*HOUR([.A221])+60*MINUTE([.A221])+SECOND([.A221])" office:value-type="float" office:value="43384" calcext:value-type="float">
            <text:p>43384</text:p>
          </table:table-cell>
          <table:table-cell table:formula="of:=3600*HOUR([.B221])+60*MINUTE([.B221])+SECOND([.B221])" office:value-type="float" office:value="43380" calcext:value-type="float">
            <text:p>43380</text:p>
          </table:table-cell>
          <table:table-cell office:value-type="float" office:value="219" calcext:value-type="float">
            <text:p>219</text:p>
          </table:table-cell>
          <table:table-cell table:formula="of:=[.D221]-[.$D$2]" office:value-type="float" office:value="195" calcext:value-type="float">
            <text:p>195</text:p>
          </table:table-cell>
          <table:table-cell table:formula="of:=[.E221]-[.$E$2]"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time" office:time-value="PT12H03M05S" calcext:value-type="time">
            <text:p>12:03:05 PM</text:p>
          </table:table-cell>
          <table:table-cell table:style-name="ce1" office:value-type="time" office:time-value="PT12H03M01S" calcext:value-type="time">
            <text:p>12:03:01 PM</text:p>
          </table:table-cell>
          <table:table-cell/>
          <table:table-cell table:formula="of:=3600*HOUR([.A222])+60*MINUTE([.A222])+SECOND([.A222])" office:value-type="float" office:value="43385" calcext:value-type="float">
            <text:p>43385</text:p>
          </table:table-cell>
          <table:table-cell table:formula="of:=3600*HOUR([.B222])+60*MINUTE([.B222])+SECOND([.B222])" office:value-type="float" office:value="43381" calcext:value-type="float">
            <text:p>43381</text:p>
          </table:table-cell>
          <table:table-cell office:value-type="float" office:value="220" calcext:value-type="float">
            <text:p>220</text:p>
          </table:table-cell>
          <table:table-cell table:formula="of:=[.D222]-[.$D$2]" office:value-type="float" office:value="196" calcext:value-type="float">
            <text:p>196</text:p>
          </table:table-cell>
          <table:table-cell table:formula="of:=[.E222]-[.$E$2]"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time" office:time-value="PT12H03M06S" calcext:value-type="time">
            <text:p>12:03:06 PM</text:p>
          </table:table-cell>
          <table:table-cell table:style-name="ce1" office:value-type="time" office:time-value="PT12H03M02S" calcext:value-type="time">
            <text:p>12:03:02 PM</text:p>
          </table:table-cell>
          <table:table-cell/>
          <table:table-cell table:formula="of:=3600*HOUR([.A223])+60*MINUTE([.A223])+SECOND([.A223])" office:value-type="float" office:value="43386" calcext:value-type="float">
            <text:p>43386</text:p>
          </table:table-cell>
          <table:table-cell table:formula="of:=3600*HOUR([.B223])+60*MINUTE([.B223])+SECOND([.B223])" office:value-type="float" office:value="43382" calcext:value-type="float">
            <text:p>43382</text:p>
          </table:table-cell>
          <table:table-cell office:value-type="float" office:value="221" calcext:value-type="float">
            <text:p>221</text:p>
          </table:table-cell>
          <table:table-cell table:formula="of:=[.D223]-[.$D$2]" office:value-type="float" office:value="197" calcext:value-type="float">
            <text:p>197</text:p>
          </table:table-cell>
          <table:table-cell table:formula="of:=[.E223]-[.$E$2]"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time" office:time-value="PT12H03M07S" calcext:value-type="time">
            <text:p>12:03:07 PM</text:p>
          </table:table-cell>
          <table:table-cell table:style-name="ce1" office:value-type="time" office:time-value="PT12H03M02S" calcext:value-type="time">
            <text:p>12:03:02 PM</text:p>
          </table:table-cell>
          <table:table-cell/>
          <table:table-cell table:formula="of:=3600*HOUR([.A224])+60*MINUTE([.A224])+SECOND([.A224])" office:value-type="float" office:value="43387" calcext:value-type="float">
            <text:p>43387</text:p>
          </table:table-cell>
          <table:table-cell table:formula="of:=3600*HOUR([.B224])+60*MINUTE([.B224])+SECOND([.B224])" office:value-type="float" office:value="43382" calcext:value-type="float">
            <text:p>43382</text:p>
          </table:table-cell>
          <table:table-cell office:value-type="float" office:value="222" calcext:value-type="float">
            <text:p>222</text:p>
          </table:table-cell>
          <table:table-cell table:formula="of:=[.D224]-[.$D$2]" office:value-type="float" office:value="198" calcext:value-type="float">
            <text:p>198</text:p>
          </table:table-cell>
          <table:table-cell table:formula="of:=[.E224]-[.$E$2]"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time" office:time-value="PT12H03M07S" calcext:value-type="time">
            <text:p>12:03:07 PM</text:p>
          </table:table-cell>
          <table:table-cell table:style-name="ce1" office:value-type="time" office:time-value="PT12H03M03S" calcext:value-type="time">
            <text:p>12:03:03 PM</text:p>
          </table:table-cell>
          <table:table-cell/>
          <table:table-cell table:formula="of:=3600*HOUR([.A225])+60*MINUTE([.A225])+SECOND([.A225])" office:value-type="float" office:value="43387" calcext:value-type="float">
            <text:p>43387</text:p>
          </table:table-cell>
          <table:table-cell table:formula="of:=3600*HOUR([.B225])+60*MINUTE([.B225])+SECOND([.B225])" office:value-type="float" office:value="43383" calcext:value-type="float">
            <text:p>43383</text:p>
          </table:table-cell>
          <table:table-cell office:value-type="float" office:value="223" calcext:value-type="float">
            <text:p>223</text:p>
          </table:table-cell>
          <table:table-cell table:formula="of:=[.D225]-[.$D$2]" office:value-type="float" office:value="198" calcext:value-type="float">
            <text:p>198</text:p>
          </table:table-cell>
          <table:table-cell table:formula="of:=[.E225]-[.$E$2]"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time" office:time-value="PT12H03M08S" calcext:value-type="time">
            <text:p>12:03:08 PM</text:p>
          </table:table-cell>
          <table:table-cell table:style-name="ce1" office:value-type="time" office:time-value="PT12H03M04S" calcext:value-type="time">
            <text:p>12:03:04 PM</text:p>
          </table:table-cell>
          <table:table-cell/>
          <table:table-cell table:formula="of:=3600*HOUR([.A226])+60*MINUTE([.A226])+SECOND([.A226])" office:value-type="float" office:value="43388" calcext:value-type="float">
            <text:p>43388</text:p>
          </table:table-cell>
          <table:table-cell table:formula="of:=3600*HOUR([.B226])+60*MINUTE([.B226])+SECOND([.B226])" office:value-type="float" office:value="43384" calcext:value-type="float">
            <text:p>43384</text:p>
          </table:table-cell>
          <table:table-cell office:value-type="float" office:value="224" calcext:value-type="float">
            <text:p>224</text:p>
          </table:table-cell>
          <table:table-cell table:formula="of:=[.D226]-[.$D$2]" office:value-type="float" office:value="199" calcext:value-type="float">
            <text:p>199</text:p>
          </table:table-cell>
          <table:table-cell table:formula="of:=[.E226]-[.$E$2]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time" office:time-value="PT12H03M09S" calcext:value-type="time">
            <text:p>12:03:09 PM</text:p>
          </table:table-cell>
          <table:table-cell table:style-name="ce1" office:value-type="time" office:time-value="PT12H03M05S" calcext:value-type="time">
            <text:p>12:03:05 PM</text:p>
          </table:table-cell>
          <table:table-cell/>
          <table:table-cell table:formula="of:=3600*HOUR([.A227])+60*MINUTE([.A227])+SECOND([.A227])" office:value-type="float" office:value="43389" calcext:value-type="float">
            <text:p>43389</text:p>
          </table:table-cell>
          <table:table-cell table:formula="of:=3600*HOUR([.B227])+60*MINUTE([.B227])+SECOND([.B227])" office:value-type="float" office:value="43385" calcext:value-type="float">
            <text:p>43385</text:p>
          </table:table-cell>
          <table:table-cell office:value-type="float" office:value="225" calcext:value-type="float">
            <text:p>225</text:p>
          </table:table-cell>
          <table:table-cell table:formula="of:=[.D227]-[.$D$2]" office:value-type="float" office:value="200" calcext:value-type="float">
            <text:p>200</text:p>
          </table:table-cell>
          <table:table-cell table:formula="of:=[.E227]-[.$E$2]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time" office:time-value="PT12H03M10S" calcext:value-type="time">
            <text:p>12:03:10 PM</text:p>
          </table:table-cell>
          <table:table-cell table:style-name="ce1" office:value-type="time" office:time-value="PT12H03M06S" calcext:value-type="time">
            <text:p>12:03:06 PM</text:p>
          </table:table-cell>
          <table:table-cell/>
          <table:table-cell table:formula="of:=3600*HOUR([.A228])+60*MINUTE([.A228])+SECOND([.A228])" office:value-type="float" office:value="43390" calcext:value-type="float">
            <text:p>43390</text:p>
          </table:table-cell>
          <table:table-cell table:formula="of:=3600*HOUR([.B228])+60*MINUTE([.B228])+SECOND([.B228])" office:value-type="float" office:value="43386" calcext:value-type="float">
            <text:p>43386</text:p>
          </table:table-cell>
          <table:table-cell office:value-type="float" office:value="226" calcext:value-type="float">
            <text:p>226</text:p>
          </table:table-cell>
          <table:table-cell table:formula="of:=[.D228]-[.$D$2]" office:value-type="float" office:value="201" calcext:value-type="float">
            <text:p>201</text:p>
          </table:table-cell>
          <table:table-cell table:formula="of:=[.E228]-[.$E$2]"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time" office:time-value="PT12H03M11S" calcext:value-type="time">
            <text:p>12:03:11 PM</text:p>
          </table:table-cell>
          <table:table-cell table:style-name="ce1" office:value-type="time" office:time-value="PT12H03M07S" calcext:value-type="time">
            <text:p>12:03:07 PM</text:p>
          </table:table-cell>
          <table:table-cell/>
          <table:table-cell table:formula="of:=3600*HOUR([.A229])+60*MINUTE([.A229])+SECOND([.A229])" office:value-type="float" office:value="43391" calcext:value-type="float">
            <text:p>43391</text:p>
          </table:table-cell>
          <table:table-cell table:formula="of:=3600*HOUR([.B229])+60*MINUTE([.B229])+SECOND([.B229])" office:value-type="float" office:value="43387" calcext:value-type="float">
            <text:p>43387</text:p>
          </table:table-cell>
          <table:table-cell office:value-type="float" office:value="227" calcext:value-type="float">
            <text:p>227</text:p>
          </table:table-cell>
          <table:table-cell table:formula="of:=[.D229]-[.$D$2]" office:value-type="float" office:value="202" calcext:value-type="float">
            <text:p>202</text:p>
          </table:table-cell>
          <table:table-cell table:formula="of:=[.E229]-[.$E$2]"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time" office:time-value="PT12H03M12S" calcext:value-type="time">
            <text:p>12:03:12 PM</text:p>
          </table:table-cell>
          <table:table-cell table:style-name="ce1" office:value-type="time" office:time-value="PT12H03M08S" calcext:value-type="time">
            <text:p>12:03:08 PM</text:p>
          </table:table-cell>
          <table:table-cell/>
          <table:table-cell table:formula="of:=3600*HOUR([.A230])+60*MINUTE([.A230])+SECOND([.A230])" office:value-type="float" office:value="43392" calcext:value-type="float">
            <text:p>43392</text:p>
          </table:table-cell>
          <table:table-cell table:formula="of:=3600*HOUR([.B230])+60*MINUTE([.B230])+SECOND([.B230])" office:value-type="float" office:value="43388" calcext:value-type="float">
            <text:p>43388</text:p>
          </table:table-cell>
          <table:table-cell office:value-type="float" office:value="228" calcext:value-type="float">
            <text:p>228</text:p>
          </table:table-cell>
          <table:table-cell table:formula="of:=[.D230]-[.$D$2]" office:value-type="float" office:value="203" calcext:value-type="float">
            <text:p>203</text:p>
          </table:table-cell>
          <table:table-cell table:formula="of:=[.E230]-[.$E$2]"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time" office:time-value="PT12H03M13S" calcext:value-type="time">
            <text:p>12:03:13 PM</text:p>
          </table:table-cell>
          <table:table-cell table:style-name="ce1" office:value-type="time" office:time-value="PT12H03M09S" calcext:value-type="time">
            <text:p>12:03:09 PM</text:p>
          </table:table-cell>
          <table:table-cell/>
          <table:table-cell table:formula="of:=3600*HOUR([.A231])+60*MINUTE([.A231])+SECOND([.A231])" office:value-type="float" office:value="43393" calcext:value-type="float">
            <text:p>43393</text:p>
          </table:table-cell>
          <table:table-cell table:formula="of:=3600*HOUR([.B231])+60*MINUTE([.B231])+SECOND([.B231])" office:value-type="float" office:value="43389" calcext:value-type="float">
            <text:p>43389</text:p>
          </table:table-cell>
          <table:table-cell office:value-type="float" office:value="229" calcext:value-type="float">
            <text:p>229</text:p>
          </table:table-cell>
          <table:table-cell table:formula="of:=[.D231]-[.$D$2]" office:value-type="float" office:value="204" calcext:value-type="float">
            <text:p>204</text:p>
          </table:table-cell>
          <table:table-cell table:formula="of:=[.E231]-[.$E$2]"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time" office:time-value="PT12H03M14S" calcext:value-type="time">
            <text:p>12:03:14 PM</text:p>
          </table:table-cell>
          <table:table-cell table:style-name="ce1" office:value-type="time" office:time-value="PT12H03M10S" calcext:value-type="time">
            <text:p>12:03:10 PM</text:p>
          </table:table-cell>
          <table:table-cell/>
          <table:table-cell table:formula="of:=3600*HOUR([.A232])+60*MINUTE([.A232])+SECOND([.A232])" office:value-type="float" office:value="43394" calcext:value-type="float">
            <text:p>43394</text:p>
          </table:table-cell>
          <table:table-cell table:formula="of:=3600*HOUR([.B232])+60*MINUTE([.B232])+SECOND([.B232])" office:value-type="float" office:value="43390" calcext:value-type="float">
            <text:p>43390</text:p>
          </table:table-cell>
          <table:table-cell office:value-type="float" office:value="230" calcext:value-type="float">
            <text:p>230</text:p>
          </table:table-cell>
          <table:table-cell table:formula="of:=[.D232]-[.$D$2]" office:value-type="float" office:value="205" calcext:value-type="float">
            <text:p>205</text:p>
          </table:table-cell>
          <table:table-cell table:formula="of:=[.E232]-[.$E$2]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time" office:time-value="PT12H03M15S" calcext:value-type="time">
            <text:p>12:03:15 PM</text:p>
          </table:table-cell>
          <table:table-cell table:style-name="ce1" office:value-type="time" office:time-value="PT12H03M10S" calcext:value-type="time">
            <text:p>12:03:10 PM</text:p>
          </table:table-cell>
          <table:table-cell/>
          <table:table-cell table:formula="of:=3600*HOUR([.A233])+60*MINUTE([.A233])+SECOND([.A233])" office:value-type="float" office:value="43395" calcext:value-type="float">
            <text:p>43395</text:p>
          </table:table-cell>
          <table:table-cell table:formula="of:=3600*HOUR([.B233])+60*MINUTE([.B233])+SECOND([.B233])" office:value-type="float" office:value="43390" calcext:value-type="float">
            <text:p>43390</text:p>
          </table:table-cell>
          <table:table-cell office:value-type="float" office:value="231" calcext:value-type="float">
            <text:p>231</text:p>
          </table:table-cell>
          <table:table-cell table:formula="of:=[.D233]-[.$D$2]" office:value-type="float" office:value="206" calcext:value-type="float">
            <text:p>206</text:p>
          </table:table-cell>
          <table:table-cell table:formula="of:=[.E233]-[.$E$2]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time" office:time-value="PT12H03M15S" calcext:value-type="time">
            <text:p>12:03:15 PM</text:p>
          </table:table-cell>
          <table:table-cell table:style-name="ce1" office:value-type="time" office:time-value="PT12H03M11S" calcext:value-type="time">
            <text:p>12:03:11 PM</text:p>
          </table:table-cell>
          <table:table-cell/>
          <table:table-cell table:formula="of:=3600*HOUR([.A234])+60*MINUTE([.A234])+SECOND([.A234])" office:value-type="float" office:value="43395" calcext:value-type="float">
            <text:p>43395</text:p>
          </table:table-cell>
          <table:table-cell table:formula="of:=3600*HOUR([.B234])+60*MINUTE([.B234])+SECOND([.B234])" office:value-type="float" office:value="43391" calcext:value-type="float">
            <text:p>43391</text:p>
          </table:table-cell>
          <table:table-cell office:value-type="float" office:value="232" calcext:value-type="float">
            <text:p>232</text:p>
          </table:table-cell>
          <table:table-cell table:formula="of:=[.D234]-[.$D$2]" office:value-type="float" office:value="206" calcext:value-type="float">
            <text:p>206</text:p>
          </table:table-cell>
          <table:table-cell table:formula="of:=[.E234]-[.$E$2]"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time" office:time-value="PT12H03M16S" calcext:value-type="time">
            <text:p>12:03:16 PM</text:p>
          </table:table-cell>
          <table:table-cell table:style-name="ce1" office:value-type="time" office:time-value="PT12H03M12S" calcext:value-type="time">
            <text:p>12:03:12 PM</text:p>
          </table:table-cell>
          <table:table-cell/>
          <table:table-cell table:formula="of:=3600*HOUR([.A235])+60*MINUTE([.A235])+SECOND([.A235])" office:value-type="float" office:value="43396" calcext:value-type="float">
            <text:p>43396</text:p>
          </table:table-cell>
          <table:table-cell table:formula="of:=3600*HOUR([.B235])+60*MINUTE([.B235])+SECOND([.B235])" office:value-type="float" office:value="43392" calcext:value-type="float">
            <text:p>43392</text:p>
          </table:table-cell>
          <table:table-cell office:value-type="float" office:value="233" calcext:value-type="float">
            <text:p>233</text:p>
          </table:table-cell>
          <table:table-cell table:formula="of:=[.D235]-[.$D$2]" office:value-type="float" office:value="207" calcext:value-type="float">
            <text:p>207</text:p>
          </table:table-cell>
          <table:table-cell table:formula="of:=[.E235]-[.$E$2]" office:value-type="float" office:value="207" calcext:value-type="float">
            <text:p>207</text:p>
          </table:table-cell>
        </table:table-row>
        <table:table-row table:style-name="ro1">
          <table:table-cell table:style-name="ce1" office:value-type="time" office:time-value="PT12H03M17S" calcext:value-type="time">
            <text:p>12:03:17 PM</text:p>
          </table:table-cell>
          <table:table-cell table:style-name="ce1" office:value-type="time" office:time-value="PT12H03M13S" calcext:value-type="time">
            <text:p>12:03:13 PM</text:p>
          </table:table-cell>
          <table:table-cell/>
          <table:table-cell table:formula="of:=3600*HOUR([.A236])+60*MINUTE([.A236])+SECOND([.A236])" office:value-type="float" office:value="43397" calcext:value-type="float">
            <text:p>43397</text:p>
          </table:table-cell>
          <table:table-cell table:formula="of:=3600*HOUR([.B236])+60*MINUTE([.B236])+SECOND([.B236])" office:value-type="float" office:value="43393" calcext:value-type="float">
            <text:p>43393</text:p>
          </table:table-cell>
          <table:table-cell office:value-type="float" office:value="234" calcext:value-type="float">
            <text:p>234</text:p>
          </table:table-cell>
          <table:table-cell table:formula="of:=[.D236]-[.$D$2]" office:value-type="float" office:value="208" calcext:value-type="float">
            <text:p>208</text:p>
          </table:table-cell>
          <table:table-cell table:formula="of:=[.E236]-[.$E$2]"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time" office:time-value="PT12H03M18S" calcext:value-type="time">
            <text:p>12:03:18 PM</text:p>
          </table:table-cell>
          <table:table-cell table:style-name="ce1" office:value-type="time" office:time-value="PT12H03M14S" calcext:value-type="time">
            <text:p>12:03:14 PM</text:p>
          </table:table-cell>
          <table:table-cell/>
          <table:table-cell table:formula="of:=3600*HOUR([.A237])+60*MINUTE([.A237])+SECOND([.A237])" office:value-type="float" office:value="43398" calcext:value-type="float">
            <text:p>43398</text:p>
          </table:table-cell>
          <table:table-cell table:formula="of:=3600*HOUR([.B237])+60*MINUTE([.B237])+SECOND([.B237])" office:value-type="float" office:value="43394" calcext:value-type="float">
            <text:p>43394</text:p>
          </table:table-cell>
          <table:table-cell office:value-type="float" office:value="235" calcext:value-type="float">
            <text:p>235</text:p>
          </table:table-cell>
          <table:table-cell table:formula="of:=[.D237]-[.$D$2]" office:value-type="float" office:value="209" calcext:value-type="float">
            <text:p>209</text:p>
          </table:table-cell>
          <table:table-cell table:formula="of:=[.E237]-[.$E$2]"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time" office:time-value="PT12H03M19S" calcext:value-type="time">
            <text:p>12:03:19 PM</text:p>
          </table:table-cell>
          <table:table-cell table:style-name="ce1" office:value-type="time" office:time-value="PT12H03M15S" calcext:value-type="time">
            <text:p>12:03:15 PM</text:p>
          </table:table-cell>
          <table:table-cell/>
          <table:table-cell table:formula="of:=3600*HOUR([.A238])+60*MINUTE([.A238])+SECOND([.A238])" office:value-type="float" office:value="43399" calcext:value-type="float">
            <text:p>43399</text:p>
          </table:table-cell>
          <table:table-cell table:formula="of:=3600*HOUR([.B238])+60*MINUTE([.B238])+SECOND([.B238])" office:value-type="float" office:value="43395" calcext:value-type="float">
            <text:p>43395</text:p>
          </table:table-cell>
          <table:table-cell office:value-type="float" office:value="236" calcext:value-type="float">
            <text:p>236</text:p>
          </table:table-cell>
          <table:table-cell table:formula="of:=[.D238]-[.$D$2]" office:value-type="float" office:value="210" calcext:value-type="float">
            <text:p>210</text:p>
          </table:table-cell>
          <table:table-cell table:formula="of:=[.E238]-[.$E$2]"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time" office:time-value="PT12H03M20S" calcext:value-type="time">
            <text:p>12:03:20 PM</text:p>
          </table:table-cell>
          <table:table-cell table:style-name="ce1" office:value-type="time" office:time-value="PT12H03M16S" calcext:value-type="time">
            <text:p>12:03:16 PM</text:p>
          </table:table-cell>
          <table:table-cell/>
          <table:table-cell table:formula="of:=3600*HOUR([.A239])+60*MINUTE([.A239])+SECOND([.A239])" office:value-type="float" office:value="43400" calcext:value-type="float">
            <text:p>43400</text:p>
          </table:table-cell>
          <table:table-cell table:formula="of:=3600*HOUR([.B239])+60*MINUTE([.B239])+SECOND([.B239])" office:value-type="float" office:value="43396" calcext:value-type="float">
            <text:p>43396</text:p>
          </table:table-cell>
          <table:table-cell office:value-type="float" office:value="237" calcext:value-type="float">
            <text:p>237</text:p>
          </table:table-cell>
          <table:table-cell table:formula="of:=[.D239]-[.$D$2]" office:value-type="float" office:value="211" calcext:value-type="float">
            <text:p>211</text:p>
          </table:table-cell>
          <table:table-cell table:formula="of:=[.E239]-[.$E$2]" office:value-type="float" office:value="211" calcext:value-type="float">
            <text:p>211</text:p>
          </table:table-cell>
        </table:table-row>
        <table:table-row table:style-name="ro1">
          <table:table-cell table:style-name="ce1" office:value-type="time" office:time-value="PT12H03M21S" calcext:value-type="time">
            <text:p>12:03:21 PM</text:p>
          </table:table-cell>
          <table:table-cell table:style-name="ce1" office:value-type="time" office:time-value="PT12H03M17S" calcext:value-type="time">
            <text:p>12:03:17 PM</text:p>
          </table:table-cell>
          <table:table-cell/>
          <table:table-cell table:formula="of:=3600*HOUR([.A240])+60*MINUTE([.A240])+SECOND([.A240])" office:value-type="float" office:value="43401" calcext:value-type="float">
            <text:p>43401</text:p>
          </table:table-cell>
          <table:table-cell table:formula="of:=3600*HOUR([.B240])+60*MINUTE([.B240])+SECOND([.B240])" office:value-type="float" office:value="43397" calcext:value-type="float">
            <text:p>43397</text:p>
          </table:table-cell>
          <table:table-cell office:value-type="float" office:value="238" calcext:value-type="float">
            <text:p>238</text:p>
          </table:table-cell>
          <table:table-cell table:formula="of:=[.D240]-[.$D$2]" office:value-type="float" office:value="212" calcext:value-type="float">
            <text:p>212</text:p>
          </table:table-cell>
          <table:table-cell table:formula="of:=[.E240]-[.$E$2]"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time" office:time-value="PT12H03M22S" calcext:value-type="time">
            <text:p>12:03:22 PM</text:p>
          </table:table-cell>
          <table:table-cell table:style-name="ce1" office:value-type="time" office:time-value="PT12H03M18S" calcext:value-type="time">
            <text:p>12:03:18 PM</text:p>
          </table:table-cell>
          <table:table-cell/>
          <table:table-cell table:formula="of:=3600*HOUR([.A241])+60*MINUTE([.A241])+SECOND([.A241])" office:value-type="float" office:value="43402" calcext:value-type="float">
            <text:p>43402</text:p>
          </table:table-cell>
          <table:table-cell table:formula="of:=3600*HOUR([.B241])+60*MINUTE([.B241])+SECOND([.B241])" office:value-type="float" office:value="43398" calcext:value-type="float">
            <text:p>43398</text:p>
          </table:table-cell>
          <table:table-cell office:value-type="float" office:value="239" calcext:value-type="float">
            <text:p>239</text:p>
          </table:table-cell>
          <table:table-cell table:formula="of:=[.D241]-[.$D$2]" office:value-type="float" office:value="213" calcext:value-type="float">
            <text:p>213</text:p>
          </table:table-cell>
          <table:table-cell table:formula="of:=[.E241]-[.$E$2]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time" office:time-value="PT12H03M23S" calcext:value-type="time">
            <text:p>12:03:23 PM</text:p>
          </table:table-cell>
          <table:table-cell table:style-name="ce1" office:value-type="time" office:time-value="PT12H03M18S" calcext:value-type="time">
            <text:p>12:03:18 PM</text:p>
          </table:table-cell>
          <table:table-cell/>
          <table:table-cell table:formula="of:=3600*HOUR([.A242])+60*MINUTE([.A242])+SECOND([.A242])" office:value-type="float" office:value="43403" calcext:value-type="float">
            <text:p>43403</text:p>
          </table:table-cell>
          <table:table-cell table:formula="of:=3600*HOUR([.B242])+60*MINUTE([.B242])+SECOND([.B242])" office:value-type="float" office:value="43398" calcext:value-type="float">
            <text:p>43398</text:p>
          </table:table-cell>
          <table:table-cell office:value-type="float" office:value="240" calcext:value-type="float">
            <text:p>240</text:p>
          </table:table-cell>
          <table:table-cell table:formula="of:=[.D242]-[.$D$2]" office:value-type="float" office:value="214" calcext:value-type="float">
            <text:p>214</text:p>
          </table:table-cell>
          <table:table-cell table:formula="of:=[.E242]-[.$E$2]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time" office:time-value="PT12H03M23S" calcext:value-type="time">
            <text:p>12:03:23 PM</text:p>
          </table:table-cell>
          <table:table-cell table:style-name="ce1" office:value-type="time" office:time-value="PT12H03M19S" calcext:value-type="time">
            <text:p>12:03:19 PM</text:p>
          </table:table-cell>
          <table:table-cell/>
          <table:table-cell table:formula="of:=3600*HOUR([.A243])+60*MINUTE([.A243])+SECOND([.A243])" office:value-type="float" office:value="43403" calcext:value-type="float">
            <text:p>43403</text:p>
          </table:table-cell>
          <table:table-cell table:formula="of:=3600*HOUR([.B243])+60*MINUTE([.B243])+SECOND([.B243])" office:value-type="float" office:value="43399" calcext:value-type="float">
            <text:p>43399</text:p>
          </table:table-cell>
          <table:table-cell office:value-type="float" office:value="241" calcext:value-type="float">
            <text:p>241</text:p>
          </table:table-cell>
          <table:table-cell table:formula="of:=[.D243]-[.$D$2]" office:value-type="float" office:value="214" calcext:value-type="float">
            <text:p>214</text:p>
          </table:table-cell>
          <table:table-cell table:formula="of:=[.E243]-[.$E$2]"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time" office:time-value="PT12H03M24S" calcext:value-type="time">
            <text:p>12:03:24 PM</text:p>
          </table:table-cell>
          <table:table-cell table:style-name="ce1" office:value-type="time" office:time-value="PT12H03M20S" calcext:value-type="time">
            <text:p>12:03:20 PM</text:p>
          </table:table-cell>
          <table:table-cell/>
          <table:table-cell table:formula="of:=3600*HOUR([.A244])+60*MINUTE([.A244])+SECOND([.A244])" office:value-type="float" office:value="43404" calcext:value-type="float">
            <text:p>43404</text:p>
          </table:table-cell>
          <table:table-cell table:formula="of:=3600*HOUR([.B244])+60*MINUTE([.B244])+SECOND([.B244])" office:value-type="float" office:value="43400" calcext:value-type="float">
            <text:p>43400</text:p>
          </table:table-cell>
          <table:table-cell office:value-type="float" office:value="242" calcext:value-type="float">
            <text:p>242</text:p>
          </table:table-cell>
          <table:table-cell table:formula="of:=[.D244]-[.$D$2]" office:value-type="float" office:value="215" calcext:value-type="float">
            <text:p>215</text:p>
          </table:table-cell>
          <table:table-cell table:formula="of:=[.E244]-[.$E$2]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time" office:time-value="PT12H03M25S" calcext:value-type="time">
            <text:p>12:03:25 PM</text:p>
          </table:table-cell>
          <table:table-cell table:style-name="ce1" office:value-type="time" office:time-value="PT12H03M21S" calcext:value-type="time">
            <text:p>12:03:21 PM</text:p>
          </table:table-cell>
          <table:table-cell/>
          <table:table-cell table:formula="of:=3600*HOUR([.A245])+60*MINUTE([.A245])+SECOND([.A245])" office:value-type="float" office:value="43405" calcext:value-type="float">
            <text:p>43405</text:p>
          </table:table-cell>
          <table:table-cell table:formula="of:=3600*HOUR([.B245])+60*MINUTE([.B245])+SECOND([.B245])" office:value-type="float" office:value="43401" calcext:value-type="float">
            <text:p>43401</text:p>
          </table:table-cell>
          <table:table-cell office:value-type="float" office:value="243" calcext:value-type="float">
            <text:p>243</text:p>
          </table:table-cell>
          <table:table-cell table:formula="of:=[.D245]-[.$D$2]" office:value-type="float" office:value="216" calcext:value-type="float">
            <text:p>216</text:p>
          </table:table-cell>
          <table:table-cell table:formula="of:=[.E245]-[.$E$2]" office:value-type="float" office:value="216" calcext:value-type="float">
            <text:p>216</text:p>
          </table:table-cell>
        </table:table-row>
        <table:table-row table:style-name="ro1">
          <table:table-cell table:style-name="ce1" office:value-type="time" office:time-value="PT12H03M26S" calcext:value-type="time">
            <text:p>12:03:26 PM</text:p>
          </table:table-cell>
          <table:table-cell table:style-name="ce1" office:value-type="time" office:time-value="PT12H03M22S" calcext:value-type="time">
            <text:p>12:03:22 PM</text:p>
          </table:table-cell>
          <table:table-cell/>
          <table:table-cell table:formula="of:=3600*HOUR([.A246])+60*MINUTE([.A246])+SECOND([.A246])" office:value-type="float" office:value="43406" calcext:value-type="float">
            <text:p>43406</text:p>
          </table:table-cell>
          <table:table-cell table:formula="of:=3600*HOUR([.B246])+60*MINUTE([.B246])+SECOND([.B246])" office:value-type="float" office:value="43402" calcext:value-type="float">
            <text:p>43402</text:p>
          </table:table-cell>
          <table:table-cell office:value-type="float" office:value="244" calcext:value-type="float">
            <text:p>244</text:p>
          </table:table-cell>
          <table:table-cell table:formula="of:=[.D246]-[.$D$2]" office:value-type="float" office:value="217" calcext:value-type="float">
            <text:p>217</text:p>
          </table:table-cell>
          <table:table-cell table:formula="of:=[.E246]-[.$E$2]"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time" office:time-value="PT12H03M27S" calcext:value-type="time">
            <text:p>12:03:27 PM</text:p>
          </table:table-cell>
          <table:table-cell table:style-name="ce1" office:value-type="time" office:time-value="PT12H03M23S" calcext:value-type="time">
            <text:p>12:03:23 PM</text:p>
          </table:table-cell>
          <table:table-cell/>
          <table:table-cell table:formula="of:=3600*HOUR([.A247])+60*MINUTE([.A247])+SECOND([.A247])" office:value-type="float" office:value="43407" calcext:value-type="float">
            <text:p>43407</text:p>
          </table:table-cell>
          <table:table-cell table:formula="of:=3600*HOUR([.B247])+60*MINUTE([.B247])+SECOND([.B247])" office:value-type="float" office:value="43403" calcext:value-type="float">
            <text:p>43403</text:p>
          </table:table-cell>
          <table:table-cell office:value-type="float" office:value="245" calcext:value-type="float">
            <text:p>245</text:p>
          </table:table-cell>
          <table:table-cell table:formula="of:=[.D247]-[.$D$2]" office:value-type="float" office:value="218" calcext:value-type="float">
            <text:p>218</text:p>
          </table:table-cell>
          <table:table-cell table:formula="of:=[.E247]-[.$E$2]" office:value-type="float" office:value="218" calcext:value-type="float">
            <text:p>218</text:p>
          </table:table-cell>
        </table:table-row>
        <table:table-row table:style-name="ro1">
          <table:table-cell table:style-name="ce1" office:value-type="time" office:time-value="PT12H03M28S" calcext:value-type="time">
            <text:p>12:03:28 PM</text:p>
          </table:table-cell>
          <table:table-cell table:style-name="ce1" office:value-type="time" office:time-value="PT12H03M24S" calcext:value-type="time">
            <text:p>12:03:24 PM</text:p>
          </table:table-cell>
          <table:table-cell/>
          <table:table-cell table:formula="of:=3600*HOUR([.A248])+60*MINUTE([.A248])+SECOND([.A248])" office:value-type="float" office:value="43408" calcext:value-type="float">
            <text:p>43408</text:p>
          </table:table-cell>
          <table:table-cell table:formula="of:=3600*HOUR([.B248])+60*MINUTE([.B248])+SECOND([.B248])" office:value-type="float" office:value="43404" calcext:value-type="float">
            <text:p>43404</text:p>
          </table:table-cell>
          <table:table-cell office:value-type="float" office:value="246" calcext:value-type="float">
            <text:p>246</text:p>
          </table:table-cell>
          <table:table-cell table:formula="of:=[.D248]-[.$D$2]" office:value-type="float" office:value="219" calcext:value-type="float">
            <text:p>219</text:p>
          </table:table-cell>
          <table:table-cell table:formula="of:=[.E248]-[.$E$2]"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time" office:time-value="PT12H03M29S" calcext:value-type="time">
            <text:p>12:03:29 PM</text:p>
          </table:table-cell>
          <table:table-cell table:style-name="ce1" office:value-type="time" office:time-value="PT12H03M25S" calcext:value-type="time">
            <text:p>12:03:25 PM</text:p>
          </table:table-cell>
          <table:table-cell/>
          <table:table-cell table:formula="of:=3600*HOUR([.A249])+60*MINUTE([.A249])+SECOND([.A249])" office:value-type="float" office:value="43409" calcext:value-type="float">
            <text:p>43409</text:p>
          </table:table-cell>
          <table:table-cell table:formula="of:=3600*HOUR([.B249])+60*MINUTE([.B249])+SECOND([.B249])" office:value-type="float" office:value="43405" calcext:value-type="float">
            <text:p>43405</text:p>
          </table:table-cell>
          <table:table-cell office:value-type="float" office:value="247" calcext:value-type="float">
            <text:p>247</text:p>
          </table:table-cell>
          <table:table-cell table:formula="of:=[.D249]-[.$D$2]" office:value-type="float" office:value="220" calcext:value-type="float">
            <text:p>220</text:p>
          </table:table-cell>
          <table:table-cell table:formula="of:=[.E249]-[.$E$2]"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time" office:time-value="PT12H03M30S" calcext:value-type="time">
            <text:p>12:03:30 PM</text:p>
          </table:table-cell>
          <table:table-cell table:style-name="ce1" office:value-type="time" office:time-value="PT12H03M26S" calcext:value-type="time">
            <text:p>12:03:26 PM</text:p>
          </table:table-cell>
          <table:table-cell/>
          <table:table-cell table:formula="of:=3600*HOUR([.A250])+60*MINUTE([.A250])+SECOND([.A250])" office:value-type="float" office:value="43410" calcext:value-type="float">
            <text:p>43410</text:p>
          </table:table-cell>
          <table:table-cell table:formula="of:=3600*HOUR([.B250])+60*MINUTE([.B250])+SECOND([.B250])" office:value-type="float" office:value="43406" calcext:value-type="float">
            <text:p>43406</text:p>
          </table:table-cell>
          <table:table-cell office:value-type="float" office:value="248" calcext:value-type="float">
            <text:p>248</text:p>
          </table:table-cell>
          <table:table-cell table:formula="of:=[.D250]-[.$D$2]" office:value-type="float" office:value="221" calcext:value-type="float">
            <text:p>221</text:p>
          </table:table-cell>
          <table:table-cell table:formula="of:=[.E250]-[.$E$2]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time" office:time-value="PT12H03M30S" calcext:value-type="time">
            <text:p>12:03:30 PM</text:p>
          </table:table-cell>
          <table:table-cell table:style-name="ce1" office:value-type="time" office:time-value="PT12H03M26S" calcext:value-type="time">
            <text:p>12:03:26 PM</text:p>
          </table:table-cell>
          <table:table-cell/>
          <table:table-cell table:formula="of:=3600*HOUR([.A251])+60*MINUTE([.A251])+SECOND([.A251])" office:value-type="float" office:value="43410" calcext:value-type="float">
            <text:p>43410</text:p>
          </table:table-cell>
          <table:table-cell table:formula="of:=3600*HOUR([.B251])+60*MINUTE([.B251])+SECOND([.B251])" office:value-type="float" office:value="43406" calcext:value-type="float">
            <text:p>43406</text:p>
          </table:table-cell>
          <table:table-cell office:value-type="float" office:value="249" calcext:value-type="float">
            <text:p>249</text:p>
          </table:table-cell>
          <table:table-cell table:formula="of:=[.D251]-[.$D$2]" office:value-type="float" office:value="221" calcext:value-type="float">
            <text:p>221</text:p>
          </table:table-cell>
          <table:table-cell table:formula="of:=[.E251]-[.$E$2]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time" office:time-value="PT12H03M31S" calcext:value-type="time">
            <text:p>12:03:31 PM</text:p>
          </table:table-cell>
          <table:table-cell table:style-name="ce1" office:value-type="time" office:time-value="PT12H03M27S" calcext:value-type="time">
            <text:p>12:03:27 PM</text:p>
          </table:table-cell>
          <table:table-cell/>
          <table:table-cell table:formula="of:=3600*HOUR([.A252])+60*MINUTE([.A252])+SECOND([.A252])" office:value-type="float" office:value="43411" calcext:value-type="float">
            <text:p>43411</text:p>
          </table:table-cell>
          <table:table-cell table:formula="of:=3600*HOUR([.B252])+60*MINUTE([.B252])+SECOND([.B252])" office:value-type="float" office:value="43407" calcext:value-type="float">
            <text:p>43407</text:p>
          </table:table-cell>
          <table:table-cell office:value-type="float" office:value="250" calcext:value-type="float">
            <text:p>250</text:p>
          </table:table-cell>
          <table:table-cell table:formula="of:=[.D252]-[.$D$2]" office:value-type="float" office:value="222" calcext:value-type="float">
            <text:p>222</text:p>
          </table:table-cell>
          <table:table-cell table:formula="of:=[.E252]-[.$E$2]"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time" office:time-value="PT12H03M32S" calcext:value-type="time">
            <text:p>12:03:32 PM</text:p>
          </table:table-cell>
          <table:table-cell table:style-name="ce1" office:value-type="time" office:time-value="PT12H03M28S" calcext:value-type="time">
            <text:p>12:03:28 PM</text:p>
          </table:table-cell>
          <table:table-cell/>
          <table:table-cell table:formula="of:=3600*HOUR([.A253])+60*MINUTE([.A253])+SECOND([.A253])" office:value-type="float" office:value="43412" calcext:value-type="float">
            <text:p>43412</text:p>
          </table:table-cell>
          <table:table-cell table:formula="of:=3600*HOUR([.B253])+60*MINUTE([.B253])+SECOND([.B253])" office:value-type="float" office:value="43408" calcext:value-type="float">
            <text:p>43408</text:p>
          </table:table-cell>
          <table:table-cell office:value-type="float" office:value="251" calcext:value-type="float">
            <text:p>251</text:p>
          </table:table-cell>
          <table:table-cell table:formula="of:=[.D253]-[.$D$2]" office:value-type="float" office:value="223" calcext:value-type="float">
            <text:p>223</text:p>
          </table:table-cell>
          <table:table-cell table:formula="of:=[.E253]-[.$E$2]"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time" office:time-value="PT12H03M33S" calcext:value-type="time">
            <text:p>12:03:33 PM</text:p>
          </table:table-cell>
          <table:table-cell table:style-name="ce1" office:value-type="time" office:time-value="PT12H03M29S" calcext:value-type="time">
            <text:p>12:03:29 PM</text:p>
          </table:table-cell>
          <table:table-cell/>
          <table:table-cell table:formula="of:=3600*HOUR([.A254])+60*MINUTE([.A254])+SECOND([.A254])" office:value-type="float" office:value="43413" calcext:value-type="float">
            <text:p>43413</text:p>
          </table:table-cell>
          <table:table-cell table:formula="of:=3600*HOUR([.B254])+60*MINUTE([.B254])+SECOND([.B254])" office:value-type="float" office:value="43409" calcext:value-type="float">
            <text:p>43409</text:p>
          </table:table-cell>
          <table:table-cell office:value-type="float" office:value="252" calcext:value-type="float">
            <text:p>252</text:p>
          </table:table-cell>
          <table:table-cell table:formula="of:=[.D254]-[.$D$2]" office:value-type="float" office:value="224" calcext:value-type="float">
            <text:p>224</text:p>
          </table:table-cell>
          <table:table-cell table:formula="of:=[.E254]-[.$E$2]"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time" office:time-value="PT12H03M34S" calcext:value-type="time">
            <text:p>12:03:34 PM</text:p>
          </table:table-cell>
          <table:table-cell table:style-name="ce1" office:value-type="time" office:time-value="PT12H03M30S" calcext:value-type="time">
            <text:p>12:03:30 PM</text:p>
          </table:table-cell>
          <table:table-cell/>
          <table:table-cell table:formula="of:=3600*HOUR([.A255])+60*MINUTE([.A255])+SECOND([.A255])" office:value-type="float" office:value="43414" calcext:value-type="float">
            <text:p>43414</text:p>
          </table:table-cell>
          <table:table-cell table:formula="of:=3600*HOUR([.B255])+60*MINUTE([.B255])+SECOND([.B255])" office:value-type="float" office:value="43410" calcext:value-type="float">
            <text:p>43410</text:p>
          </table:table-cell>
          <table:table-cell office:value-type="float" office:value="253" calcext:value-type="float">
            <text:p>253</text:p>
          </table:table-cell>
          <table:table-cell table:formula="of:=[.D255]-[.$D$2]" office:value-type="float" office:value="225" calcext:value-type="float">
            <text:p>225</text:p>
          </table:table-cell>
          <table:table-cell table:formula="of:=[.E255]-[.$E$2]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time" office:time-value="PT12H03M35S" calcext:value-type="time">
            <text:p>12:03:35 PM</text:p>
          </table:table-cell>
          <table:table-cell table:style-name="ce1" office:value-type="time" office:time-value="PT12H03M31S" calcext:value-type="time">
            <text:p>12:03:31 PM</text:p>
          </table:table-cell>
          <table:table-cell/>
          <table:table-cell table:formula="of:=3600*HOUR([.A256])+60*MINUTE([.A256])+SECOND([.A256])" office:value-type="float" office:value="43415" calcext:value-type="float">
            <text:p>43415</text:p>
          </table:table-cell>
          <table:table-cell table:formula="of:=3600*HOUR([.B256])+60*MINUTE([.B256])+SECOND([.B256])" office:value-type="float" office:value="43411" calcext:value-type="float">
            <text:p>43411</text:p>
          </table:table-cell>
          <table:table-cell office:value-type="float" office:value="254" calcext:value-type="float">
            <text:p>254</text:p>
          </table:table-cell>
          <table:table-cell table:formula="of:=[.D256]-[.$D$2]" office:value-type="float" office:value="226" calcext:value-type="float">
            <text:p>226</text:p>
          </table:table-cell>
          <table:table-cell table:formula="of:=[.E256]-[.$E$2]"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time" office:time-value="PT12H03M36S" calcext:value-type="time">
            <text:p>12:03:36 PM</text:p>
          </table:table-cell>
          <table:table-cell table:style-name="ce1" office:value-type="time" office:time-value="PT12H03M32S" calcext:value-type="time">
            <text:p>12:03:32 PM</text:p>
          </table:table-cell>
          <table:table-cell/>
          <table:table-cell table:formula="of:=3600*HOUR([.A257])+60*MINUTE([.A257])+SECOND([.A257])" office:value-type="float" office:value="43416" calcext:value-type="float">
            <text:p>43416</text:p>
          </table:table-cell>
          <table:table-cell table:formula="of:=3600*HOUR([.B257])+60*MINUTE([.B257])+SECOND([.B257])" office:value-type="float" office:value="43412" calcext:value-type="float">
            <text:p>43412</text:p>
          </table:table-cell>
          <table:table-cell office:value-type="float" office:value="255" calcext:value-type="float">
            <text:p>255</text:p>
          </table:table-cell>
          <table:table-cell table:formula="of:=[.D257]-[.$D$2]" office:value-type="float" office:value="227" calcext:value-type="float">
            <text:p>227</text:p>
          </table:table-cell>
          <table:table-cell table:formula="of:=[.E257]-[.$E$2]"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time" office:time-value="PT12H03M37S" calcext:value-type="time">
            <text:p>12:03:37 PM</text:p>
          </table:table-cell>
          <table:table-cell table:style-name="ce1" office:value-type="time" office:time-value="PT12H03M33S" calcext:value-type="time">
            <text:p>12:03:33 PM</text:p>
          </table:table-cell>
          <table:table-cell/>
          <table:table-cell table:formula="of:=3600*HOUR([.A258])+60*MINUTE([.A258])+SECOND([.A258])" office:value-type="float" office:value="43417" calcext:value-type="float">
            <text:p>43417</text:p>
          </table:table-cell>
          <table:table-cell table:formula="of:=3600*HOUR([.B258])+60*MINUTE([.B258])+SECOND([.B258])" office:value-type="float" office:value="43413" calcext:value-type="float">
            <text:p>43413</text:p>
          </table:table-cell>
          <table:table-cell office:value-type="float" office:value="256" calcext:value-type="float">
            <text:p>256</text:p>
          </table:table-cell>
          <table:table-cell table:formula="of:=[.D258]-[.$D$2]" office:value-type="float" office:value="228" calcext:value-type="float">
            <text:p>228</text:p>
          </table:table-cell>
          <table:table-cell table:formula="of:=[.E258]-[.$E$2]"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time" office:time-value="PT12H03M38S" calcext:value-type="time">
            <text:p>12:03:38 PM</text:p>
          </table:table-cell>
          <table:table-cell table:style-name="ce1" office:value-type="time" office:time-value="PT12H03M34S" calcext:value-type="time">
            <text:p>12:03:34 PM</text:p>
          </table:table-cell>
          <table:table-cell/>
          <table:table-cell table:formula="of:=3600*HOUR([.A259])+60*MINUTE([.A259])+SECOND([.A259])" office:value-type="float" office:value="43418" calcext:value-type="float">
            <text:p>43418</text:p>
          </table:table-cell>
          <table:table-cell table:formula="of:=3600*HOUR([.B259])+60*MINUTE([.B259])+SECOND([.B259])" office:value-type="float" office:value="43414" calcext:value-type="float">
            <text:p>43414</text:p>
          </table:table-cell>
          <table:table-cell office:value-type="float" office:value="257" calcext:value-type="float">
            <text:p>257</text:p>
          </table:table-cell>
          <table:table-cell table:formula="of:=[.D259]-[.$D$2]" office:value-type="float" office:value="229" calcext:value-type="float">
            <text:p>229</text:p>
          </table:table-cell>
          <table:table-cell table:formula="of:=[.E259]-[.$E$2]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time" office:time-value="PT12H03M38S" calcext:value-type="time">
            <text:p>12:03:38 PM</text:p>
          </table:table-cell>
          <table:table-cell table:style-name="ce1" office:value-type="time" office:time-value="PT12H03M34S" calcext:value-type="time">
            <text:p>12:03:34 PM</text:p>
          </table:table-cell>
          <table:table-cell/>
          <table:table-cell table:formula="of:=3600*HOUR([.A260])+60*MINUTE([.A260])+SECOND([.A260])" office:value-type="float" office:value="43418" calcext:value-type="float">
            <text:p>43418</text:p>
          </table:table-cell>
          <table:table-cell table:formula="of:=3600*HOUR([.B260])+60*MINUTE([.B260])+SECOND([.B260])" office:value-type="float" office:value="43414" calcext:value-type="float">
            <text:p>43414</text:p>
          </table:table-cell>
          <table:table-cell office:value-type="float" office:value="258" calcext:value-type="float">
            <text:p>258</text:p>
          </table:table-cell>
          <table:table-cell table:formula="of:=[.D260]-[.$D$2]" office:value-type="float" office:value="229" calcext:value-type="float">
            <text:p>229</text:p>
          </table:table-cell>
          <table:table-cell table:formula="of:=[.E260]-[.$E$2]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time" office:time-value="PT12H03M39S" calcext:value-type="time">
            <text:p>12:03:39 PM</text:p>
          </table:table-cell>
          <table:table-cell table:style-name="ce1" office:value-type="time" office:time-value="PT12H03M35S" calcext:value-type="time">
            <text:p>12:03:35 PM</text:p>
          </table:table-cell>
          <table:table-cell/>
          <table:table-cell table:formula="of:=3600*HOUR([.A261])+60*MINUTE([.A261])+SECOND([.A261])" office:value-type="float" office:value="43419" calcext:value-type="float">
            <text:p>43419</text:p>
          </table:table-cell>
          <table:table-cell table:formula="of:=3600*HOUR([.B261])+60*MINUTE([.B261])+SECOND([.B261])" office:value-type="float" office:value="43415" calcext:value-type="float">
            <text:p>43415</text:p>
          </table:table-cell>
          <table:table-cell office:value-type="float" office:value="259" calcext:value-type="float">
            <text:p>259</text:p>
          </table:table-cell>
          <table:table-cell table:formula="of:=[.D261]-[.$D$2]" office:value-type="float" office:value="230" calcext:value-type="float">
            <text:p>230</text:p>
          </table:table-cell>
          <table:table-cell table:formula="of:=[.E261]-[.$E$2]"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time" office:time-value="PT12H03M40S" calcext:value-type="time">
            <text:p>12:03:40 PM</text:p>
          </table:table-cell>
          <table:table-cell table:style-name="ce1" office:value-type="time" office:time-value="PT12H03M36S" calcext:value-type="time">
            <text:p>12:03:36 PM</text:p>
          </table:table-cell>
          <table:table-cell/>
          <table:table-cell table:formula="of:=3600*HOUR([.A262])+60*MINUTE([.A262])+SECOND([.A262])" office:value-type="float" office:value="43420" calcext:value-type="float">
            <text:p>43420</text:p>
          </table:table-cell>
          <table:table-cell table:formula="of:=3600*HOUR([.B262])+60*MINUTE([.B262])+SECOND([.B262])" office:value-type="float" office:value="43416" calcext:value-type="float">
            <text:p>43416</text:p>
          </table:table-cell>
          <table:table-cell office:value-type="float" office:value="260" calcext:value-type="float">
            <text:p>260</text:p>
          </table:table-cell>
          <table:table-cell table:formula="of:=[.D262]-[.$D$2]" office:value-type="float" office:value="231" calcext:value-type="float">
            <text:p>231</text:p>
          </table:table-cell>
          <table:table-cell table:formula="of:=[.E262]-[.$E$2]"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time" office:time-value="PT12H03M41S" calcext:value-type="time">
            <text:p>12:03:41 PM</text:p>
          </table:table-cell>
          <table:table-cell table:style-name="ce1" office:value-type="time" office:time-value="PT12H03M37S" calcext:value-type="time">
            <text:p>12:03:37 PM</text:p>
          </table:table-cell>
          <table:table-cell/>
          <table:table-cell table:formula="of:=3600*HOUR([.A263])+60*MINUTE([.A263])+SECOND([.A263])" office:value-type="float" office:value="43421" calcext:value-type="float">
            <text:p>43421</text:p>
          </table:table-cell>
          <table:table-cell table:formula="of:=3600*HOUR([.B263])+60*MINUTE([.B263])+SECOND([.B263])" office:value-type="float" office:value="43417" calcext:value-type="float">
            <text:p>43417</text:p>
          </table:table-cell>
          <table:table-cell office:value-type="float" office:value="261" calcext:value-type="float">
            <text:p>261</text:p>
          </table:table-cell>
          <table:table-cell table:formula="of:=[.D263]-[.$D$2]" office:value-type="float" office:value="232" calcext:value-type="float">
            <text:p>232</text:p>
          </table:table-cell>
          <table:table-cell table:formula="of:=[.E263]-[.$E$2]"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time" office:time-value="PT12H03M42S" calcext:value-type="time">
            <text:p>12:03:42 PM</text:p>
          </table:table-cell>
          <table:table-cell table:style-name="ce1" office:value-type="time" office:time-value="PT12H03M38S" calcext:value-type="time">
            <text:p>12:03:38 PM</text:p>
          </table:table-cell>
          <table:table-cell/>
          <table:table-cell table:formula="of:=3600*HOUR([.A264])+60*MINUTE([.A264])+SECOND([.A264])" office:value-type="float" office:value="43422" calcext:value-type="float">
            <text:p>43422</text:p>
          </table:table-cell>
          <table:table-cell table:formula="of:=3600*HOUR([.B264])+60*MINUTE([.B264])+SECOND([.B264])" office:value-type="float" office:value="43418" calcext:value-type="float">
            <text:p>43418</text:p>
          </table:table-cell>
          <table:table-cell office:value-type="float" office:value="262" calcext:value-type="float">
            <text:p>262</text:p>
          </table:table-cell>
          <table:table-cell table:formula="of:=[.D264]-[.$D$2]" office:value-type="float" office:value="233" calcext:value-type="float">
            <text:p>233</text:p>
          </table:table-cell>
          <table:table-cell table:formula="of:=[.E264]-[.$E$2]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time" office:time-value="PT12H03M43S" calcext:value-type="time">
            <text:p>12:03:43 PM</text:p>
          </table:table-cell>
          <table:table-cell table:style-name="ce1" office:value-type="time" office:time-value="PT12H03M39S" calcext:value-type="time">
            <text:p>12:03:39 PM</text:p>
          </table:table-cell>
          <table:table-cell/>
          <table:table-cell table:formula="of:=3600*HOUR([.A265])+60*MINUTE([.A265])+SECOND([.A265])" office:value-type="float" office:value="43423" calcext:value-type="float">
            <text:p>43423</text:p>
          </table:table-cell>
          <table:table-cell table:formula="of:=3600*HOUR([.B265])+60*MINUTE([.B265])+SECOND([.B265])" office:value-type="float" office:value="43419" calcext:value-type="float">
            <text:p>43419</text:p>
          </table:table-cell>
          <table:table-cell office:value-type="float" office:value="263" calcext:value-type="float">
            <text:p>263</text:p>
          </table:table-cell>
          <table:table-cell table:formula="of:=[.D265]-[.$D$2]" office:value-type="float" office:value="234" calcext:value-type="float">
            <text:p>234</text:p>
          </table:table-cell>
          <table:table-cell table:formula="of:=[.E265]-[.$E$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time" office:time-value="PT12H03M44S" calcext:value-type="time">
            <text:p>12:03:44 PM</text:p>
          </table:table-cell>
          <table:table-cell table:style-name="ce1" office:value-type="time" office:time-value="PT12H03M40S" calcext:value-type="time">
            <text:p>12:03:40 PM</text:p>
          </table:table-cell>
          <table:table-cell/>
          <table:table-cell table:formula="of:=3600*HOUR([.A266])+60*MINUTE([.A266])+SECOND([.A266])" office:value-type="float" office:value="43424" calcext:value-type="float">
            <text:p>43424</text:p>
          </table:table-cell>
          <table:table-cell table:formula="of:=3600*HOUR([.B266])+60*MINUTE([.B266])+SECOND([.B266])" office:value-type="float" office:value="43420" calcext:value-type="float">
            <text:p>43420</text:p>
          </table:table-cell>
          <table:table-cell office:value-type="float" office:value="264" calcext:value-type="float">
            <text:p>264</text:p>
          </table:table-cell>
          <table:table-cell table:formula="of:=[.D266]-[.$D$2]" office:value-type="float" office:value="235" calcext:value-type="float">
            <text:p>235</text:p>
          </table:table-cell>
          <table:table-cell table:formula="of:=[.E266]-[.$E$2]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time" office:time-value="PT12H03M45S" calcext:value-type="time">
            <text:p>12:03:45 PM</text:p>
          </table:table-cell>
          <table:table-cell table:style-name="ce1" office:value-type="time" office:time-value="PT12H03M41S" calcext:value-type="time">
            <text:p>12:03:41 PM</text:p>
          </table:table-cell>
          <table:table-cell/>
          <table:table-cell table:formula="of:=3600*HOUR([.A267])+60*MINUTE([.A267])+SECOND([.A267])" office:value-type="float" office:value="43425" calcext:value-type="float">
            <text:p>43425</text:p>
          </table:table-cell>
          <table:table-cell table:formula="of:=3600*HOUR([.B267])+60*MINUTE([.B267])+SECOND([.B267])" office:value-type="float" office:value="43421" calcext:value-type="float">
            <text:p>43421</text:p>
          </table:table-cell>
          <table:table-cell office:value-type="float" office:value="265" calcext:value-type="float">
            <text:p>265</text:p>
          </table:table-cell>
          <table:table-cell table:formula="of:=[.D267]-[.$D$2]" office:value-type="float" office:value="236" calcext:value-type="float">
            <text:p>236</text:p>
          </table:table-cell>
          <table:table-cell table:formula="of:=[.E267]-[.$E$2]"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time" office:time-value="PT12H03M46S" calcext:value-type="time">
            <text:p>12:03:46 PM</text:p>
          </table:table-cell>
          <table:table-cell table:style-name="ce1" office:value-type="time" office:time-value="PT12H03M42S" calcext:value-type="time">
            <text:p>12:03:42 PM</text:p>
          </table:table-cell>
          <table:table-cell/>
          <table:table-cell table:formula="of:=3600*HOUR([.A268])+60*MINUTE([.A268])+SECOND([.A268])" office:value-type="float" office:value="43426" calcext:value-type="float">
            <text:p>43426</text:p>
          </table:table-cell>
          <table:table-cell table:formula="of:=3600*HOUR([.B268])+60*MINUTE([.B268])+SECOND([.B268])" office:value-type="float" office:value="43422" calcext:value-type="float">
            <text:p>43422</text:p>
          </table:table-cell>
          <table:table-cell office:value-type="float" office:value="266" calcext:value-type="float">
            <text:p>266</text:p>
          </table:table-cell>
          <table:table-cell table:formula="of:=[.D268]-[.$D$2]" office:value-type="float" office:value="237" calcext:value-type="float">
            <text:p>237</text:p>
          </table:table-cell>
          <table:table-cell table:formula="of:=[.E268]-[.$E$2]"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time" office:time-value="PT12H03M46S" calcext:value-type="time">
            <text:p>12:03:46 PM</text:p>
          </table:table-cell>
          <table:table-cell table:style-name="ce1" office:value-type="time" office:time-value="PT12H03M43S" calcext:value-type="time">
            <text:p>12:03:43 PM</text:p>
          </table:table-cell>
          <table:table-cell/>
          <table:table-cell table:formula="of:=3600*HOUR([.A269])+60*MINUTE([.A269])+SECOND([.A269])" office:value-type="float" office:value="43426" calcext:value-type="float">
            <text:p>43426</text:p>
          </table:table-cell>
          <table:table-cell table:formula="of:=3600*HOUR([.B269])+60*MINUTE([.B269])+SECOND([.B269])" office:value-type="float" office:value="43423" calcext:value-type="float">
            <text:p>43423</text:p>
          </table:table-cell>
          <table:table-cell office:value-type="float" office:value="267" calcext:value-type="float">
            <text:p>267</text:p>
          </table:table-cell>
          <table:table-cell table:formula="of:=[.D269]-[.$D$2]" office:value-type="float" office:value="237" calcext:value-type="float">
            <text:p>237</text:p>
          </table:table-cell>
          <table:table-cell table:formula="of:=[.E269]-[.$E$2]"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time" office:time-value="PT12H03M47S" calcext:value-type="time">
            <text:p>12:03:47 PM</text:p>
          </table:table-cell>
          <table:table-cell table:style-name="ce1" office:value-type="time" office:time-value="PT12H03M43S" calcext:value-type="time">
            <text:p>12:03:43 PM</text:p>
          </table:table-cell>
          <table:table-cell/>
          <table:table-cell table:formula="of:=3600*HOUR([.A270])+60*MINUTE([.A270])+SECOND([.A270])" office:value-type="float" office:value="43427" calcext:value-type="float">
            <text:p>43427</text:p>
          </table:table-cell>
          <table:table-cell table:formula="of:=3600*HOUR([.B270])+60*MINUTE([.B270])+SECOND([.B270])" office:value-type="float" office:value="43423" calcext:value-type="float">
            <text:p>43423</text:p>
          </table:table-cell>
          <table:table-cell office:value-type="float" office:value="268" calcext:value-type="float">
            <text:p>268</text:p>
          </table:table-cell>
          <table:table-cell table:formula="of:=[.D270]-[.$D$2]" office:value-type="float" office:value="238" calcext:value-type="float">
            <text:p>238</text:p>
          </table:table-cell>
          <table:table-cell table:formula="of:=[.E270]-[.$E$2]"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time" office:time-value="PT12H03M48S" calcext:value-type="time">
            <text:p>12:03:48 PM</text:p>
          </table:table-cell>
          <table:table-cell table:style-name="ce1" office:value-type="time" office:time-value="PT12H03M44S" calcext:value-type="time">
            <text:p>12:03:44 PM</text:p>
          </table:table-cell>
          <table:table-cell/>
          <table:table-cell table:formula="of:=3600*HOUR([.A271])+60*MINUTE([.A271])+SECOND([.A271])" office:value-type="float" office:value="43428" calcext:value-type="float">
            <text:p>43428</text:p>
          </table:table-cell>
          <table:table-cell table:formula="of:=3600*HOUR([.B271])+60*MINUTE([.B271])+SECOND([.B271])" office:value-type="float" office:value="43424" calcext:value-type="float">
            <text:p>43424</text:p>
          </table:table-cell>
          <table:table-cell office:value-type="float" office:value="269" calcext:value-type="float">
            <text:p>269</text:p>
          </table:table-cell>
          <table:table-cell table:formula="of:=[.D271]-[.$D$2]" office:value-type="float" office:value="239" calcext:value-type="float">
            <text:p>239</text:p>
          </table:table-cell>
          <table:table-cell table:formula="of:=[.E271]-[.$E$2]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time" office:time-value="PT12H03M49S" calcext:value-type="time">
            <text:p>12:03:49 PM</text:p>
          </table:table-cell>
          <table:table-cell table:style-name="ce1" office:value-type="time" office:time-value="PT12H03M45S" calcext:value-type="time">
            <text:p>12:03:45 PM</text:p>
          </table:table-cell>
          <table:table-cell/>
          <table:table-cell table:formula="of:=3600*HOUR([.A272])+60*MINUTE([.A272])+SECOND([.A272])" office:value-type="float" office:value="43429" calcext:value-type="float">
            <text:p>43429</text:p>
          </table:table-cell>
          <table:table-cell table:formula="of:=3600*HOUR([.B272])+60*MINUTE([.B272])+SECOND([.B272])" office:value-type="float" office:value="43425" calcext:value-type="float">
            <text:p>43425</text:p>
          </table:table-cell>
          <table:table-cell office:value-type="float" office:value="270" calcext:value-type="float">
            <text:p>270</text:p>
          </table:table-cell>
          <table:table-cell table:formula="of:=[.D272]-[.$D$2]" office:value-type="float" office:value="240" calcext:value-type="float">
            <text:p>240</text:p>
          </table:table-cell>
          <table:table-cell table:formula="of:=[.E272]-[.$E$2]"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time" office:time-value="PT12H03M50S" calcext:value-type="time">
            <text:p>12:03:50 PM</text:p>
          </table:table-cell>
          <table:table-cell table:style-name="ce1" office:value-type="time" office:time-value="PT12H03M46S" calcext:value-type="time">
            <text:p>12:03:46 PM</text:p>
          </table:table-cell>
          <table:table-cell/>
          <table:table-cell table:formula="of:=3600*HOUR([.A273])+60*MINUTE([.A273])+SECOND([.A273])" office:value-type="float" office:value="43430" calcext:value-type="float">
            <text:p>43430</text:p>
          </table:table-cell>
          <table:table-cell table:formula="of:=3600*HOUR([.B273])+60*MINUTE([.B273])+SECOND([.B273])" office:value-type="float" office:value="43426" calcext:value-type="float">
            <text:p>43426</text:p>
          </table:table-cell>
          <table:table-cell office:value-type="float" office:value="271" calcext:value-type="float">
            <text:p>271</text:p>
          </table:table-cell>
          <table:table-cell table:formula="of:=[.D273]-[.$D$2]" office:value-type="float" office:value="241" calcext:value-type="float">
            <text:p>241</text:p>
          </table:table-cell>
          <table:table-cell table:formula="of:=[.E273]-[.$E$2]"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time" office:time-value="PT12H03M51S" calcext:value-type="time">
            <text:p>12:03:51 PM</text:p>
          </table:table-cell>
          <table:table-cell table:style-name="ce1" office:value-type="time" office:time-value="PT12H03M47S" calcext:value-type="time">
            <text:p>12:03:47 PM</text:p>
          </table:table-cell>
          <table:table-cell/>
          <table:table-cell table:formula="of:=3600*HOUR([.A274])+60*MINUTE([.A274])+SECOND([.A274])" office:value-type="float" office:value="43431" calcext:value-type="float">
            <text:p>43431</text:p>
          </table:table-cell>
          <table:table-cell table:formula="of:=3600*HOUR([.B274])+60*MINUTE([.B274])+SECOND([.B274])" office:value-type="float" office:value="43427" calcext:value-type="float">
            <text:p>43427</text:p>
          </table:table-cell>
          <table:table-cell office:value-type="float" office:value="272" calcext:value-type="float">
            <text:p>272</text:p>
          </table:table-cell>
          <table:table-cell table:formula="of:=[.D274]-[.$D$2]" office:value-type="float" office:value="242" calcext:value-type="float">
            <text:p>242</text:p>
          </table:table-cell>
          <table:table-cell table:formula="of:=[.E274]-[.$E$2]"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time" office:time-value="PT12H03M52S" calcext:value-type="time">
            <text:p>12:03:52 PM</text:p>
          </table:table-cell>
          <table:table-cell table:style-name="ce1" office:value-type="time" office:time-value="PT12H03M48S" calcext:value-type="time">
            <text:p>12:03:48 PM</text:p>
          </table:table-cell>
          <table:table-cell/>
          <table:table-cell table:formula="of:=3600*HOUR([.A275])+60*MINUTE([.A275])+SECOND([.A275])" office:value-type="float" office:value="43432" calcext:value-type="float">
            <text:p>43432</text:p>
          </table:table-cell>
          <table:table-cell table:formula="of:=3600*HOUR([.B275])+60*MINUTE([.B275])+SECOND([.B275])" office:value-type="float" office:value="43428" calcext:value-type="float">
            <text:p>43428</text:p>
          </table:table-cell>
          <table:table-cell office:value-type="float" office:value="273" calcext:value-type="float">
            <text:p>273</text:p>
          </table:table-cell>
          <table:table-cell table:formula="of:=[.D275]-[.$D$2]" office:value-type="float" office:value="243" calcext:value-type="float">
            <text:p>243</text:p>
          </table:table-cell>
          <table:table-cell table:formula="of:=[.E275]-[.$E$2]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time" office:time-value="PT12H03M53S" calcext:value-type="time">
            <text:p>12:03:53 PM</text:p>
          </table:table-cell>
          <table:table-cell table:style-name="ce1" office:value-type="time" office:time-value="PT12H03M49S" calcext:value-type="time">
            <text:p>12:03:49 PM</text:p>
          </table:table-cell>
          <table:table-cell/>
          <table:table-cell table:formula="of:=3600*HOUR([.A276])+60*MINUTE([.A276])+SECOND([.A276])" office:value-type="float" office:value="43433" calcext:value-type="float">
            <text:p>43433</text:p>
          </table:table-cell>
          <table:table-cell table:formula="of:=3600*HOUR([.B276])+60*MINUTE([.B276])+SECOND([.B276])" office:value-type="float" office:value="43429" calcext:value-type="float">
            <text:p>43429</text:p>
          </table:table-cell>
          <table:table-cell office:value-type="float" office:value="274" calcext:value-type="float">
            <text:p>274</text:p>
          </table:table-cell>
          <table:table-cell table:formula="of:=[.D276]-[.$D$2]" office:value-type="float" office:value="244" calcext:value-type="float">
            <text:p>244</text:p>
          </table:table-cell>
          <table:table-cell table:formula="of:=[.E276]-[.$E$2]"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time" office:time-value="PT12H03M53S" calcext:value-type="time">
            <text:p>12:03:53 PM</text:p>
          </table:table-cell>
          <table:table-cell table:style-name="ce1" office:value-type="time" office:time-value="PT12H03M50S" calcext:value-type="time">
            <text:p>12:03:50 PM</text:p>
          </table:table-cell>
          <table:table-cell/>
          <table:table-cell table:formula="of:=3600*HOUR([.A277])+60*MINUTE([.A277])+SECOND([.A277])" office:value-type="float" office:value="43433" calcext:value-type="float">
            <text:p>43433</text:p>
          </table:table-cell>
          <table:table-cell table:formula="of:=3600*HOUR([.B277])+60*MINUTE([.B277])+SECOND([.B277])" office:value-type="float" office:value="43430" calcext:value-type="float">
            <text:p>43430</text:p>
          </table:table-cell>
          <table:table-cell office:value-type="float" office:value="275" calcext:value-type="float">
            <text:p>275</text:p>
          </table:table-cell>
          <table:table-cell table:formula="of:=[.D277]-[.$D$2]" office:value-type="float" office:value="244" calcext:value-type="float">
            <text:p>244</text:p>
          </table:table-cell>
          <table:table-cell table:formula="of:=[.E277]-[.$E$2]"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time" office:time-value="PT12H03M54S" calcext:value-type="time">
            <text:p>12:03:54 PM</text:p>
          </table:table-cell>
          <table:table-cell table:style-name="ce1" office:value-type="time" office:time-value="PT12H03M51S" calcext:value-type="time">
            <text:p>12:03:51 PM</text:p>
          </table:table-cell>
          <table:table-cell/>
          <table:table-cell table:formula="of:=3600*HOUR([.A278])+60*MINUTE([.A278])+SECOND([.A278])" office:value-type="float" office:value="43434" calcext:value-type="float">
            <text:p>43434</text:p>
          </table:table-cell>
          <table:table-cell table:formula="of:=3600*HOUR([.B278])+60*MINUTE([.B278])+SECOND([.B278])" office:value-type="float" office:value="43431" calcext:value-type="float">
            <text:p>43431</text:p>
          </table:table-cell>
          <table:table-cell office:value-type="float" office:value="276" calcext:value-type="float">
            <text:p>276</text:p>
          </table:table-cell>
          <table:table-cell table:formula="of:=[.D278]-[.$D$2]" office:value-type="float" office:value="245" calcext:value-type="float">
            <text:p>245</text:p>
          </table:table-cell>
          <table:table-cell table:formula="of:=[.E278]-[.$E$2]" office:value-type="float" office:value="246" calcext:value-type="float">
            <text:p>246</text:p>
          </table:table-cell>
        </table:table-row>
        <table:table-row table:style-name="ro1">
          <table:table-cell table:style-name="ce1" office:value-type="time" office:time-value="PT12H03M55S" calcext:value-type="time">
            <text:p>12:03:55 PM</text:p>
          </table:table-cell>
          <table:table-cell table:style-name="ce1" office:value-type="time" office:time-value="PT12H03M51S" calcext:value-type="time">
            <text:p>12:03:51 PM</text:p>
          </table:table-cell>
          <table:table-cell/>
          <table:table-cell table:formula="of:=3600*HOUR([.A279])+60*MINUTE([.A279])+SECOND([.A279])" office:value-type="float" office:value="43435" calcext:value-type="float">
            <text:p>43435</text:p>
          </table:table-cell>
          <table:table-cell table:formula="of:=3600*HOUR([.B279])+60*MINUTE([.B279])+SECOND([.B279])" office:value-type="float" office:value="43431" calcext:value-type="float">
            <text:p>43431</text:p>
          </table:table-cell>
          <table:table-cell office:value-type="float" office:value="277" calcext:value-type="float">
            <text:p>277</text:p>
          </table:table-cell>
          <table:table-cell table:formula="of:=[.D279]-[.$D$2]" office:value-type="float" office:value="246" calcext:value-type="float">
            <text:p>246</text:p>
          </table:table-cell>
          <table:table-cell table:formula="of:=[.E279]-[.$E$2]" office:value-type="float" office:value="246" calcext:value-type="float">
            <text:p>246</text:p>
          </table:table-cell>
        </table:table-row>
        <table:table-row table:style-name="ro1">
          <table:table-cell table:style-name="ce1" office:value-type="time" office:time-value="PT12H03M56S" calcext:value-type="time">
            <text:p>12:03:56 PM</text:p>
          </table:table-cell>
          <table:table-cell table:style-name="ce1" office:value-type="time" office:time-value="PT12H03M52S" calcext:value-type="time">
            <text:p>12:03:52 PM</text:p>
          </table:table-cell>
          <table:table-cell/>
          <table:table-cell table:formula="of:=3600*HOUR([.A280])+60*MINUTE([.A280])+SECOND([.A280])" office:value-type="float" office:value="43436" calcext:value-type="float">
            <text:p>43436</text:p>
          </table:table-cell>
          <table:table-cell table:formula="of:=3600*HOUR([.B280])+60*MINUTE([.B280])+SECOND([.B280])" office:value-type="float" office:value="43432" calcext:value-type="float">
            <text:p>43432</text:p>
          </table:table-cell>
          <table:table-cell office:value-type="float" office:value="278" calcext:value-type="float">
            <text:p>278</text:p>
          </table:table-cell>
          <table:table-cell table:formula="of:=[.D280]-[.$D$2]" office:value-type="float" office:value="247" calcext:value-type="float">
            <text:p>247</text:p>
          </table:table-cell>
          <table:table-cell table:formula="of:=[.E280]-[.$E$2]"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time" office:time-value="PT12H03M57S" calcext:value-type="time">
            <text:p>12:03:57 PM</text:p>
          </table:table-cell>
          <table:table-cell table:style-name="ce1" office:value-type="time" office:time-value="PT12H03M53S" calcext:value-type="time">
            <text:p>12:03:53 PM</text:p>
          </table:table-cell>
          <table:table-cell/>
          <table:table-cell table:formula="of:=3600*HOUR([.A281])+60*MINUTE([.A281])+SECOND([.A281])" office:value-type="float" office:value="43437" calcext:value-type="float">
            <text:p>43437</text:p>
          </table:table-cell>
          <table:table-cell table:formula="of:=3600*HOUR([.B281])+60*MINUTE([.B281])+SECOND([.B281])" office:value-type="float" office:value="43433" calcext:value-type="float">
            <text:p>43433</text:p>
          </table:table-cell>
          <table:table-cell office:value-type="float" office:value="279" calcext:value-type="float">
            <text:p>279</text:p>
          </table:table-cell>
          <table:table-cell table:formula="of:=[.D281]-[.$D$2]" office:value-type="float" office:value="248" calcext:value-type="float">
            <text:p>248</text:p>
          </table:table-cell>
          <table:table-cell table:formula="of:=[.E281]-[.$E$2]"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time" office:time-value="PT12H03M58S" calcext:value-type="time">
            <text:p>12:03:58 PM</text:p>
          </table:table-cell>
          <table:table-cell table:style-name="ce1" office:value-type="time" office:time-value="PT12H03M54S" calcext:value-type="time">
            <text:p>12:03:54 PM</text:p>
          </table:table-cell>
          <table:table-cell/>
          <table:table-cell table:formula="of:=3600*HOUR([.A282])+60*MINUTE([.A282])+SECOND([.A282])" office:value-type="float" office:value="43438" calcext:value-type="float">
            <text:p>43438</text:p>
          </table:table-cell>
          <table:table-cell table:formula="of:=3600*HOUR([.B282])+60*MINUTE([.B282])+SECOND([.B282])" office:value-type="float" office:value="43434" calcext:value-type="float">
            <text:p>43434</text:p>
          </table:table-cell>
          <table:table-cell office:value-type="float" office:value="280" calcext:value-type="float">
            <text:p>280</text:p>
          </table:table-cell>
          <table:table-cell table:formula="of:=[.D282]-[.$D$2]" office:value-type="float" office:value="249" calcext:value-type="float">
            <text:p>249</text:p>
          </table:table-cell>
          <table:table-cell table:formula="of:=[.E282]-[.$E$2]"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time" office:time-value="PT12H03M59S" calcext:value-type="time">
            <text:p>12:03:59 PM</text:p>
          </table:table-cell>
          <table:table-cell table:style-name="ce1" office:value-type="time" office:time-value="PT12H03M55S" calcext:value-type="time">
            <text:p>12:03:55 PM</text:p>
          </table:table-cell>
          <table:table-cell/>
          <table:table-cell table:formula="of:=3600*HOUR([.A283])+60*MINUTE([.A283])+SECOND([.A283])" office:value-type="float" office:value="43439" calcext:value-type="float">
            <text:p>43439</text:p>
          </table:table-cell>
          <table:table-cell table:formula="of:=3600*HOUR([.B283])+60*MINUTE([.B283])+SECOND([.B283])" office:value-type="float" office:value="43435" calcext:value-type="float">
            <text:p>43435</text:p>
          </table:table-cell>
          <table:table-cell office:value-type="float" office:value="281" calcext:value-type="float">
            <text:p>281</text:p>
          </table:table-cell>
          <table:table-cell table:formula="of:=[.D283]-[.$D$2]" office:value-type="float" office:value="250" calcext:value-type="float">
            <text:p>250</text:p>
          </table:table-cell>
          <table:table-cell table:formula="of:=[.E283]-[.$E$2]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time" office:time-value="PT12H04M00S" calcext:value-type="time">
            <text:p>12:04:00 PM</text:p>
          </table:table-cell>
          <table:table-cell table:style-name="ce1" office:value-type="time" office:time-value="PT12H03M56S" calcext:value-type="time">
            <text:p>12:03:56 PM</text:p>
          </table:table-cell>
          <table:table-cell/>
          <table:table-cell table:formula="of:=3600*HOUR([.A284])+60*MINUTE([.A284])+SECOND([.A284])" office:value-type="float" office:value="43440" calcext:value-type="float">
            <text:p>43440</text:p>
          </table:table-cell>
          <table:table-cell table:formula="of:=3600*HOUR([.B284])+60*MINUTE([.B284])+SECOND([.B284])" office:value-type="float" office:value="43436" calcext:value-type="float">
            <text:p>43436</text:p>
          </table:table-cell>
          <table:table-cell office:value-type="float" office:value="282" calcext:value-type="float">
            <text:p>282</text:p>
          </table:table-cell>
          <table:table-cell table:formula="of:=[.D284]-[.$D$2]" office:value-type="float" office:value="251" calcext:value-type="float">
            <text:p>251</text:p>
          </table:table-cell>
          <table:table-cell table:formula="of:=[.E284]-[.$E$2]" office:value-type="float" office:value="251" calcext:value-type="float">
            <text:p>251</text:p>
          </table:table-cell>
        </table:table-row>
        <table:table-row table:style-name="ro1">
          <table:table-cell table:style-name="ce1" office:value-type="time" office:time-value="PT12H04M01S" calcext:value-type="time">
            <text:p>12:04:01 PM</text:p>
          </table:table-cell>
          <table:table-cell table:style-name="ce1" office:value-type="time" office:time-value="PT12H03M57S" calcext:value-type="time">
            <text:p>12:03:57 PM</text:p>
          </table:table-cell>
          <table:table-cell/>
          <table:table-cell table:formula="of:=3600*HOUR([.A285])+60*MINUTE([.A285])+SECOND([.A285])" office:value-type="float" office:value="43441" calcext:value-type="float">
            <text:p>43441</text:p>
          </table:table-cell>
          <table:table-cell table:formula="of:=3600*HOUR([.B285])+60*MINUTE([.B285])+SECOND([.B285])" office:value-type="float" office:value="43437" calcext:value-type="float">
            <text:p>43437</text:p>
          </table:table-cell>
          <table:table-cell office:value-type="float" office:value="283" calcext:value-type="float">
            <text:p>283</text:p>
          </table:table-cell>
          <table:table-cell table:formula="of:=[.D285]-[.$D$2]" office:value-type="float" office:value="252" calcext:value-type="float">
            <text:p>252</text:p>
          </table:table-cell>
          <table:table-cell table:formula="of:=[.E285]-[.$E$2]" office:value-type="float" office:value="252" calcext:value-type="float">
            <text:p>252</text:p>
          </table:table-cell>
        </table:table-row>
        <table:table-row table:style-name="ro1">
          <table:table-cell table:style-name="ce1" office:value-type="time" office:time-value="PT12H04M01S" calcext:value-type="time">
            <text:p>12:04:01 PM</text:p>
          </table:table-cell>
          <table:table-cell table:style-name="ce1" office:value-type="time" office:time-value="PT12H03M58S" calcext:value-type="time">
            <text:p>12:03:58 PM</text:p>
          </table:table-cell>
          <table:table-cell/>
          <table:table-cell table:formula="of:=3600*HOUR([.A286])+60*MINUTE([.A286])+SECOND([.A286])" office:value-type="float" office:value="43441" calcext:value-type="float">
            <text:p>43441</text:p>
          </table:table-cell>
          <table:table-cell table:formula="of:=3600*HOUR([.B286])+60*MINUTE([.B286])+SECOND([.B286])" office:value-type="float" office:value="43438" calcext:value-type="float">
            <text:p>43438</text:p>
          </table:table-cell>
          <table:table-cell office:value-type="float" office:value="284" calcext:value-type="float">
            <text:p>284</text:p>
          </table:table-cell>
          <table:table-cell table:formula="of:=[.D286]-[.$D$2]" office:value-type="float" office:value="252" calcext:value-type="float">
            <text:p>252</text:p>
          </table:table-cell>
          <table:table-cell table:formula="of:=[.E286]-[.$E$2]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time" office:time-value="PT12H04M02S" calcext:value-type="time">
            <text:p>12:04:02 PM</text:p>
          </table:table-cell>
          <table:table-cell table:style-name="ce1" office:value-type="time" office:time-value="PT12H03M59S" calcext:value-type="time">
            <text:p>12:03:59 PM</text:p>
          </table:table-cell>
          <table:table-cell/>
          <table:table-cell table:formula="of:=3600*HOUR([.A287])+60*MINUTE([.A287])+SECOND([.A287])" office:value-type="float" office:value="43442" calcext:value-type="float">
            <text:p>43442</text:p>
          </table:table-cell>
          <table:table-cell table:formula="of:=3600*HOUR([.B287])+60*MINUTE([.B287])+SECOND([.B287])" office:value-type="float" office:value="43439" calcext:value-type="float">
            <text:p>43439</text:p>
          </table:table-cell>
          <table:table-cell office:value-type="float" office:value="285" calcext:value-type="float">
            <text:p>285</text:p>
          </table:table-cell>
          <table:table-cell table:formula="of:=[.D287]-[.$D$2]" office:value-type="float" office:value="253" calcext:value-type="float">
            <text:p>253</text:p>
          </table:table-cell>
          <table:table-cell table:formula="of:=[.E287]-[.$E$2]"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time" office:time-value="PT12H04M03S" calcext:value-type="time">
            <text:p>12:04:03 PM</text:p>
          </table:table-cell>
          <table:table-cell table:style-name="ce1" office:value-type="time" office:time-value="PT12H03M59S" calcext:value-type="time">
            <text:p>12:03:59 PM</text:p>
          </table:table-cell>
          <table:table-cell/>
          <table:table-cell table:formula="of:=3600*HOUR([.A288])+60*MINUTE([.A288])+SECOND([.A288])" office:value-type="float" office:value="43443" calcext:value-type="float">
            <text:p>43443</text:p>
          </table:table-cell>
          <table:table-cell table:formula="of:=3600*HOUR([.B288])+60*MINUTE([.B288])+SECOND([.B288])" office:value-type="float" office:value="43439" calcext:value-type="float">
            <text:p>43439</text:p>
          </table:table-cell>
          <table:table-cell office:value-type="float" office:value="286" calcext:value-type="float">
            <text:p>286</text:p>
          </table:table-cell>
          <table:table-cell table:formula="of:=[.D288]-[.$D$2]" office:value-type="float" office:value="254" calcext:value-type="float">
            <text:p>254</text:p>
          </table:table-cell>
          <table:table-cell table:formula="of:=[.E288]-[.$E$2]" office:value-type="float" office:value="254" calcext:value-type="float">
            <text:p>254</text:p>
          </table:table-cell>
        </table:table-row>
        <table:table-row table:style-name="ro1">
          <table:table-cell table:style-name="ce1" office:value-type="time" office:time-value="PT12H04M04S" calcext:value-type="time">
            <text:p>12:04:04 PM</text:p>
          </table:table-cell>
          <table:table-cell table:style-name="ce1" office:value-type="time" office:time-value="PT12H04M00S" calcext:value-type="time">
            <text:p>12:04:00 PM</text:p>
          </table:table-cell>
          <table:table-cell/>
          <table:table-cell table:formula="of:=3600*HOUR([.A289])+60*MINUTE([.A289])+SECOND([.A289])" office:value-type="float" office:value="43444" calcext:value-type="float">
            <text:p>43444</text:p>
          </table:table-cell>
          <table:table-cell table:formula="of:=3600*HOUR([.B289])+60*MINUTE([.B289])+SECOND([.B289])" office:value-type="float" office:value="43440" calcext:value-type="float">
            <text:p>43440</text:p>
          </table:table-cell>
          <table:table-cell office:value-type="float" office:value="287" calcext:value-type="float">
            <text:p>287</text:p>
          </table:table-cell>
          <table:table-cell table:formula="of:=[.D289]-[.$D$2]" office:value-type="float" office:value="255" calcext:value-type="float">
            <text:p>255</text:p>
          </table:table-cell>
          <table:table-cell table:formula="of:=[.E289]-[.$E$2]"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time" office:time-value="PT12H04M05S" calcext:value-type="time">
            <text:p>12:04:05 PM</text:p>
          </table:table-cell>
          <table:table-cell table:style-name="ce1" office:value-type="time" office:time-value="PT12H04M01S" calcext:value-type="time">
            <text:p>12:04:01 PM</text:p>
          </table:table-cell>
          <table:table-cell/>
          <table:table-cell table:formula="of:=3600*HOUR([.A290])+60*MINUTE([.A290])+SECOND([.A290])" office:value-type="float" office:value="43445" calcext:value-type="float">
            <text:p>43445</text:p>
          </table:table-cell>
          <table:table-cell table:formula="of:=3600*HOUR([.B290])+60*MINUTE([.B290])+SECOND([.B290])" office:value-type="float" office:value="43441" calcext:value-type="float">
            <text:p>43441</text:p>
          </table:table-cell>
          <table:table-cell office:value-type="float" office:value="288" calcext:value-type="float">
            <text:p>288</text:p>
          </table:table-cell>
          <table:table-cell table:formula="of:=[.D290]-[.$D$2]" office:value-type="float" office:value="256" calcext:value-type="float">
            <text:p>256</text:p>
          </table:table-cell>
          <table:table-cell table:formula="of:=[.E290]-[.$E$2]"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time" office:time-value="PT12H04M06S" calcext:value-type="time">
            <text:p>12:04:06 PM</text:p>
          </table:table-cell>
          <table:table-cell table:style-name="ce1" office:value-type="time" office:time-value="PT12H04M02S" calcext:value-type="time">
            <text:p>12:04:02 PM</text:p>
          </table:table-cell>
          <table:table-cell/>
          <table:table-cell table:formula="of:=3600*HOUR([.A291])+60*MINUTE([.A291])+SECOND([.A291])" office:value-type="float" office:value="43446" calcext:value-type="float">
            <text:p>43446</text:p>
          </table:table-cell>
          <table:table-cell table:formula="of:=3600*HOUR([.B291])+60*MINUTE([.B291])+SECOND([.B291])" office:value-type="float" office:value="43442" calcext:value-type="float">
            <text:p>43442</text:p>
          </table:table-cell>
          <table:table-cell office:value-type="float" office:value="289" calcext:value-type="float">
            <text:p>289</text:p>
          </table:table-cell>
          <table:table-cell table:formula="of:=[.D291]-[.$D$2]" office:value-type="float" office:value="257" calcext:value-type="float">
            <text:p>257</text:p>
          </table:table-cell>
          <table:table-cell table:formula="of:=[.E291]-[.$E$2]"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time" office:time-value="PT12H04M07S" calcext:value-type="time">
            <text:p>12:04:07 PM</text:p>
          </table:table-cell>
          <table:table-cell table:style-name="ce1" office:value-type="time" office:time-value="PT12H04M03S" calcext:value-type="time">
            <text:p>12:04:03 PM</text:p>
          </table:table-cell>
          <table:table-cell/>
          <table:table-cell table:formula="of:=3600*HOUR([.A292])+60*MINUTE([.A292])+SECOND([.A292])" office:value-type="float" office:value="43447" calcext:value-type="float">
            <text:p>43447</text:p>
          </table:table-cell>
          <table:table-cell table:formula="of:=3600*HOUR([.B292])+60*MINUTE([.B292])+SECOND([.B292])" office:value-type="float" office:value="43443" calcext:value-type="float">
            <text:p>43443</text:p>
          </table:table-cell>
          <table:table-cell office:value-type="float" office:value="290" calcext:value-type="float">
            <text:p>290</text:p>
          </table:table-cell>
          <table:table-cell table:formula="of:=[.D292]-[.$D$2]" office:value-type="float" office:value="258" calcext:value-type="float">
            <text:p>258</text:p>
          </table:table-cell>
          <table:table-cell table:formula="of:=[.E292]-[.$E$2]" office:value-type="float" office:value="258" calcext:value-type="float">
            <text:p>258</text:p>
          </table:table-cell>
        </table:table-row>
        <table:table-row table:style-name="ro1">
          <table:table-cell table:style-name="ce1" office:value-type="time" office:time-value="PT12H04M08S" calcext:value-type="time">
            <text:p>12:04:08 PM</text:p>
          </table:table-cell>
          <table:table-cell table:style-name="ce1" office:value-type="time" office:time-value="PT12H04M04S" calcext:value-type="time">
            <text:p>12:04:04 PM</text:p>
          </table:table-cell>
          <table:table-cell/>
          <table:table-cell table:formula="of:=3600*HOUR([.A293])+60*MINUTE([.A293])+SECOND([.A293])" office:value-type="float" office:value="43448" calcext:value-type="float">
            <text:p>43448</text:p>
          </table:table-cell>
          <table:table-cell table:formula="of:=3600*HOUR([.B293])+60*MINUTE([.B293])+SECOND([.B293])" office:value-type="float" office:value="43444" calcext:value-type="float">
            <text:p>43444</text:p>
          </table:table-cell>
          <table:table-cell office:value-type="float" office:value="291" calcext:value-type="float">
            <text:p>291</text:p>
          </table:table-cell>
          <table:table-cell table:formula="of:=[.D293]-[.$D$2]" office:value-type="float" office:value="259" calcext:value-type="float">
            <text:p>259</text:p>
          </table:table-cell>
          <table:table-cell table:formula="of:=[.E293]-[.$E$2]"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time" office:time-value="PT12H04M09S" calcext:value-type="time">
            <text:p>12:04:09 PM</text:p>
          </table:table-cell>
          <table:table-cell table:style-name="ce1" office:value-type="time" office:time-value="PT12H04M05S" calcext:value-type="time">
            <text:p>12:04:05 PM</text:p>
          </table:table-cell>
          <table:table-cell/>
          <table:table-cell table:formula="of:=3600*HOUR([.A294])+60*MINUTE([.A294])+SECOND([.A294])" office:value-type="float" office:value="43449" calcext:value-type="float">
            <text:p>43449</text:p>
          </table:table-cell>
          <table:table-cell table:formula="of:=3600*HOUR([.B294])+60*MINUTE([.B294])+SECOND([.B294])" office:value-type="float" office:value="43445" calcext:value-type="float">
            <text:p>43445</text:p>
          </table:table-cell>
          <table:table-cell office:value-type="float" office:value="292" calcext:value-type="float">
            <text:p>292</text:p>
          </table:table-cell>
          <table:table-cell table:formula="of:=[.D294]-[.$D$2]" office:value-type="float" office:value="260" calcext:value-type="float">
            <text:p>260</text:p>
          </table:table-cell>
          <table:table-cell table:formula="of:=[.E294]-[.$E$2]" office:value-type="float" office:value="260" calcext:value-type="float">
            <text:p>260</text:p>
          </table:table-cell>
        </table:table-row>
        <table:table-row table:style-name="ro1">
          <table:table-cell table:style-name="ce1" office:value-type="time" office:time-value="PT12H04M09S" calcext:value-type="time">
            <text:p>12:04:09 PM</text:p>
          </table:table-cell>
          <table:table-cell table:style-name="ce1" office:value-type="time" office:time-value="PT12H04M06S" calcext:value-type="time">
            <text:p>12:04:06 PM</text:p>
          </table:table-cell>
          <table:table-cell/>
          <table:table-cell table:formula="of:=3600*HOUR([.A295])+60*MINUTE([.A295])+SECOND([.A295])" office:value-type="float" office:value="43449" calcext:value-type="float">
            <text:p>43449</text:p>
          </table:table-cell>
          <table:table-cell table:formula="of:=3600*HOUR([.B295])+60*MINUTE([.B295])+SECOND([.B295])" office:value-type="float" office:value="43446" calcext:value-type="float">
            <text:p>43446</text:p>
          </table:table-cell>
          <table:table-cell office:value-type="float" office:value="293" calcext:value-type="float">
            <text:p>293</text:p>
          </table:table-cell>
          <table:table-cell table:formula="of:=[.D295]-[.$D$2]" office:value-type="float" office:value="260" calcext:value-type="float">
            <text:p>260</text:p>
          </table:table-cell>
          <table:table-cell table:formula="of:=[.E295]-[.$E$2]"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time" office:time-value="PT12H04M10S" calcext:value-type="time">
            <text:p>12:04:10 PM</text:p>
          </table:table-cell>
          <table:table-cell table:style-name="ce1" office:value-type="time" office:time-value="PT12H04M07S" calcext:value-type="time">
            <text:p>12:04:07 PM</text:p>
          </table:table-cell>
          <table:table-cell/>
          <table:table-cell table:formula="of:=3600*HOUR([.A296])+60*MINUTE([.A296])+SECOND([.A296])" office:value-type="float" office:value="43450" calcext:value-type="float">
            <text:p>43450</text:p>
          </table:table-cell>
          <table:table-cell table:formula="of:=3600*HOUR([.B296])+60*MINUTE([.B296])+SECOND([.B296])" office:value-type="float" office:value="43447" calcext:value-type="float">
            <text:p>43447</text:p>
          </table:table-cell>
          <table:table-cell office:value-type="float" office:value="294" calcext:value-type="float">
            <text:p>294</text:p>
          </table:table-cell>
          <table:table-cell table:formula="of:=[.D296]-[.$D$2]" office:value-type="float" office:value="261" calcext:value-type="float">
            <text:p>261</text:p>
          </table:table-cell>
          <table:table-cell table:formula="of:=[.E296]-[.$E$2]"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time" office:time-value="PT12H04M11S" calcext:value-type="time">
            <text:p>12:04:11 PM</text:p>
          </table:table-cell>
          <table:table-cell table:style-name="ce1" office:value-type="time" office:time-value="PT12H04M07S" calcext:value-type="time">
            <text:p>12:04:07 PM</text:p>
          </table:table-cell>
          <table:table-cell/>
          <table:table-cell table:formula="of:=3600*HOUR([.A297])+60*MINUTE([.A297])+SECOND([.A297])" office:value-type="float" office:value="43451" calcext:value-type="float">
            <text:p>43451</text:p>
          </table:table-cell>
          <table:table-cell table:formula="of:=3600*HOUR([.B297])+60*MINUTE([.B297])+SECOND([.B297])" office:value-type="float" office:value="43447" calcext:value-type="float">
            <text:p>43447</text:p>
          </table:table-cell>
          <table:table-cell office:value-type="float" office:value="295" calcext:value-type="float">
            <text:p>295</text:p>
          </table:table-cell>
          <table:table-cell table:formula="of:=[.D297]-[.$D$2]" office:value-type="float" office:value="262" calcext:value-type="float">
            <text:p>262</text:p>
          </table:table-cell>
          <table:table-cell table:formula="of:=[.E297]-[.$E$2]"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time" office:time-value="PT12H04M12S" calcext:value-type="time">
            <text:p>12:04:12 PM</text:p>
          </table:table-cell>
          <table:table-cell table:style-name="ce1" office:value-type="time" office:time-value="PT12H04M08S" calcext:value-type="time">
            <text:p>12:04:08 PM</text:p>
          </table:table-cell>
          <table:table-cell/>
          <table:table-cell table:formula="of:=3600*HOUR([.A298])+60*MINUTE([.A298])+SECOND([.A298])" office:value-type="float" office:value="43452" calcext:value-type="float">
            <text:p>43452</text:p>
          </table:table-cell>
          <table:table-cell table:formula="of:=3600*HOUR([.B298])+60*MINUTE([.B298])+SECOND([.B298])" office:value-type="float" office:value="43448" calcext:value-type="float">
            <text:p>43448</text:p>
          </table:table-cell>
          <table:table-cell office:value-type="float" office:value="296" calcext:value-type="float">
            <text:p>296</text:p>
          </table:table-cell>
          <table:table-cell table:formula="of:=[.D298]-[.$D$2]" office:value-type="float" office:value="263" calcext:value-type="float">
            <text:p>263</text:p>
          </table:table-cell>
          <table:table-cell table:formula="of:=[.E298]-[.$E$2]"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time" office:time-value="PT12H04M13S" calcext:value-type="time">
            <text:p>12:04:13 PM</text:p>
          </table:table-cell>
          <table:table-cell table:style-name="ce1" office:value-type="time" office:time-value="PT12H04M09S" calcext:value-type="time">
            <text:p>12:04:09 PM</text:p>
          </table:table-cell>
          <table:table-cell/>
          <table:table-cell table:formula="of:=3600*HOUR([.A299])+60*MINUTE([.A299])+SECOND([.A299])" office:value-type="float" office:value="43453" calcext:value-type="float">
            <text:p>43453</text:p>
          </table:table-cell>
          <table:table-cell table:formula="of:=3600*HOUR([.B299])+60*MINUTE([.B299])+SECOND([.B299])" office:value-type="float" office:value="43449" calcext:value-type="float">
            <text:p>43449</text:p>
          </table:table-cell>
          <table:table-cell office:value-type="float" office:value="297" calcext:value-type="float">
            <text:p>297</text:p>
          </table:table-cell>
          <table:table-cell table:formula="of:=[.D299]-[.$D$2]" office:value-type="float" office:value="264" calcext:value-type="float">
            <text:p>264</text:p>
          </table:table-cell>
          <table:table-cell table:formula="of:=[.E299]-[.$E$2]"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time" office:time-value="PT12H04M14S" calcext:value-type="time">
            <text:p>12:04:14 PM</text:p>
          </table:table-cell>
          <table:table-cell table:style-name="ce1" office:value-type="time" office:time-value="PT12H04M10S" calcext:value-type="time">
            <text:p>12:04:10 PM</text:p>
          </table:table-cell>
          <table:table-cell/>
          <table:table-cell table:formula="of:=3600*HOUR([.A300])+60*MINUTE([.A300])+SECOND([.A300])" office:value-type="float" office:value="43454" calcext:value-type="float">
            <text:p>43454</text:p>
          </table:table-cell>
          <table:table-cell table:formula="of:=3600*HOUR([.B300])+60*MINUTE([.B300])+SECOND([.B300])" office:value-type="float" office:value="43450" calcext:value-type="float">
            <text:p>43450</text:p>
          </table:table-cell>
          <table:table-cell office:value-type="float" office:value="298" calcext:value-type="float">
            <text:p>298</text:p>
          </table:table-cell>
          <table:table-cell table:formula="of:=[.D300]-[.$D$2]" office:value-type="float" office:value="265" calcext:value-type="float">
            <text:p>265</text:p>
          </table:table-cell>
          <table:table-cell table:formula="of:=[.E300]-[.$E$2]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time" office:time-value="PT12H04M15S" calcext:value-type="time">
            <text:p>12:04:15 PM</text:p>
          </table:table-cell>
          <table:table-cell table:style-name="ce1" office:value-type="time" office:time-value="PT12H04M11S" calcext:value-type="time">
            <text:p>12:04:11 PM</text:p>
          </table:table-cell>
          <table:table-cell/>
          <table:table-cell table:formula="of:=3600*HOUR([.A301])+60*MINUTE([.A301])+SECOND([.A301])" office:value-type="float" office:value="43455" calcext:value-type="float">
            <text:p>43455</text:p>
          </table:table-cell>
          <table:table-cell table:formula="of:=3600*HOUR([.B301])+60*MINUTE([.B301])+SECOND([.B301])" office:value-type="float" office:value="43451" calcext:value-type="float">
            <text:p>43451</text:p>
          </table:table-cell>
          <table:table-cell office:value-type="float" office:value="299" calcext:value-type="float">
            <text:p>299</text:p>
          </table:table-cell>
          <table:table-cell table:formula="of:=[.D301]-[.$D$2]" office:value-type="float" office:value="266" calcext:value-type="float">
            <text:p>266</text:p>
          </table:table-cell>
          <table:table-cell table:formula="of:=[.E301]-[.$E$2]"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time" office:time-value="PT12H04M16S" calcext:value-type="time">
            <text:p>12:04:16 PM</text:p>
          </table:table-cell>
          <table:table-cell table:style-name="ce1" office:value-type="time" office:time-value="PT12H04M12S" calcext:value-type="time">
            <text:p>12:04:12 PM</text:p>
          </table:table-cell>
          <table:table-cell/>
          <table:table-cell table:formula="of:=3600*HOUR([.A302])+60*MINUTE([.A302])+SECOND([.A302])" office:value-type="float" office:value="43456" calcext:value-type="float">
            <text:p>43456</text:p>
          </table:table-cell>
          <table:table-cell table:formula="of:=3600*HOUR([.B302])+60*MINUTE([.B302])+SECOND([.B302])" office:value-type="float" office:value="43452" calcext:value-type="float">
            <text:p>43452</text:p>
          </table:table-cell>
          <table:table-cell office:value-type="float" office:value="300" calcext:value-type="float">
            <text:p>300</text:p>
          </table:table-cell>
          <table:table-cell table:formula="of:=[.D302]-[.$D$2]" office:value-type="float" office:value="267" calcext:value-type="float">
            <text:p>267</text:p>
          </table:table-cell>
          <table:table-cell table:formula="of:=[.E302]-[.$E$2]" office:value-type="float" office:value="267" calcext:value-type="float">
            <text:p>267</text:p>
          </table:table-cell>
        </table:table-row>
        <table:table-row table:style-name="ro1" table:number-rows-repeated="10482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B3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9:45:41.965813425</meta:creation-date>
    <dc:date>2019-01-15T20:16:43.815282434</dc:date>
    <meta:editing-duration>PT30M58S</meta:editing-duration>
    <meta:editing-cycles>11</meta:editing-cycles>
    <meta:generator>LibreOffice/6.1.4.2$Linux_X86_64 LibreOffice_project/10$Build-2</meta:generator>
    <meta:document-statistic meta:table-count="1" meta:cell-count="2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09700B97FBF35C1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28cm" svg:height="21.784cm" xlink:href=".." xlink:type="simple" chart:class="chart:scatter" chart:style-name="ch1">
        <chart:legend chart:legend-position="end" svg:x="36.333cm" svg:y="10.593cm" style:legend-expansion="high" chart:style-name="ch2"/>
        <chart:plot-area chart:style-name="ch3" table:cell-range-address="Sheet1.F1:Sheet1.G302" chart:data-source-has-labels="row" svg:x="0.774cm" svg:y="0.435cm" svg:width="34.785cm" svg:height="20.914cm">
          <chartooo:coordinate-region svg:x="1.581cm" svg:y="0.634cm" svg:width="33.698cm" svg:height="20.0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02" chart:label-cell-address="Sheet1.G1:Sheet1.G1" chart:class="chart:scatter">
            <chart:domain table:cell-range-address="Sheet1.F2:Sheet1.F302"/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oom tem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302</svg:desc>
                </draw:g>
              </table:table-cell>
              <table:table-cell office:value-type="float" office:value="0">
                <text:p>0</text:p>
                <draw:g>
                  <svg:desc>Sheet1.G2:Sheet1.G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